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89in"/>
    </style:style>
    <style:style style:name="co3" style:family="table-column">
      <style:table-column-properties fo:break-before="auto" style:column-width="0.9827in"/>
    </style:style>
    <style:style style:name="co4" style:family="table-column">
      <style:table-column-properties fo:break-before="auto" style:column-width="1.27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9" style:family="table-cell" style:parent-style-name="Default" style:data-style-name="N11">
      <style:table-cell-properties style:text-align-source="fix" style:repeat-content="false" fo:background-color="transparent" fo:border="0.0008in solid #000000" style:vertical-align="automatic"/>
      <style:paragraph-properties fo:text-align="cente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raw_data" table:style-name="ta1" table:print="false">
        <table:table-column table:style-name="co1" table:number-columns-repeated="31" table:default-cell-style-name="Default"/>
        <table:table-row table:style-name="ro1">
          <table:table-cell office:value-type="string">
            <text:p>?s28 <text:s/>&lt;isLeaderOf&gt; <text:s/>?o73 <text:s/>?o73 <text:s/>&lt;isPoliticianOf&gt; <text:s/>?o28 <text:s text:c="2"/>=&gt; ?s28 <text:s/>&lt;isPoliticianOf&gt; <text:s/>?o28 <text:s/>Support: 4.252351550407375E-6 Confidence: 1.0 Improved confidence: 1.0 Head coverage: 0.0013698630136986301 Predictiveness: 0.0 Improved Predictiveness: 0.0 Std. Improved Predictiveness: 0.0 Cardinality: 2 Counting on variable: ?s28 Body size: 2</text:p>
          </table:table-cell>
          <table:table-cell table:number-columns-repeated="30"/>
        </table:table-row>
        <table:table-row table:style-name="ro1">
          <table:table-cell office:value-type="string">
            <text:p>?s63 <text:s/>&lt;dealsWith&gt; <text:s/>?o21 <text:s/>?s21 <text:s/>&lt;dealsWith&gt; <text:s/>?s63 <text:s text:c="2"/>=&gt; ?s21 <text:s/>&lt;dealsWith&gt; <text:s/>?o21 <text:s/>Support: 2.2962698372199826E-4 Confidence: 0.907563025210084 Improved confidence: 0.907563025210084 Head coverage: 0.8852459016393442 Predictiveness: 0.0 Improved Predictiveness: 0.0 Std. Improved Predictiveness: 0.0 Cardinality: 108 Counting on variable: ?s21 Body size: 119</text:p>
          </table:table-cell>
          <table:table-cell table:number-columns-repeated="30"/>
        </table:table-row>
        <table:table-row table:style-name="ro1">
          <table:table-cell office:value-type="string">
            <text:p>?s21 <text:s/>&lt;dealsWith&gt; <text:s/>?o63 <text:s/>?o21 <text:s/>&lt;dealsWith&gt; <text:s/>?o63 <text:s text:c="2"/>=&gt; ?s21 <text:s/>&lt;dealsWith&gt; <text:s/>?o21 <text:s/>Support: 2.2962698372199826E-4 Confidence: 0.8852459016393442 Improved confidence: 0.8852459016393442 Head coverage: 0.8852459016393442 Predictiveness: 0.0 Improved Predictiveness: 0.0 Std. Improved Predictiveness: 0.0 Cardinality: 108 Counting on variable: ?s21 Body size: 122</text:p>
          </table:table-cell>
          <table:table-cell table:number-columns-repeated="30"/>
        </table:table-row>
        <table:table-row table:style-name="ro1">
          <table:table-cell office:value-type="string">
            <text:p>?s34 <text:s/>&lt;hasChild&gt; <text:s/>?o34 <text:s/>?o34 <text:s/>&lt;isMarriedTo&gt; <text:s/>?s34 <text:s text:c="2"/>=&gt; ?s34 <text:s/>&lt;isMarriedTo&gt; <text:s/>?o34 <text:s/>Support: 9.243321700071698E-5 Confidence: 0.8043478260869565 Improved confidence: 0.9736842105263158 Head coverage: 0.0033624136677571793 Predictiveness: 0.17391304347826086 Improved Predictiveness: 0.16933638443935928 Std. Improved Predictiveness: 0.13988657844990549 Cardinality: 37 Counting on variable: ?o34 Body size: 46</text:p>
          </table:table-cell>
          <table:table-cell table:number-columns-repeated="30"/>
        </table:table-row>
        <table:table-row table:style-name="ro1">
          <table:table-cell office:value-type="string">
            <text:p>Y</text:p>
          </table:table-cell>
          <table:table-cell office:value-type="string">
            <text:p>&lt;Todd_Manning&gt;/&lt;isMarriedTo&gt;/&lt;TÃ©a_Delgado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Dovber_Schneuri&gt;/&lt;isMarriedTo&gt;/&lt;Shmuel_Schneersoh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James_Farentino&gt;/&lt;isMarriedTo&gt;/&lt;Michele_Le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Joe_Martin_(All_My_Children)&gt;/&lt;isMarriedTo&gt;/&lt;Ruth_Martin_(All_My_Children)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Judy_Moran&gt;/&lt;isMarriedTo&gt;/&lt;Moran_family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Amenhotep_III&gt;/&lt;isMarriedTo&gt;/&lt;Sitamu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Leonard_Lewisohn&gt;/&lt;isMarriedTo&gt;/&lt;Irene_Lewisoh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Amenhotep_III&gt;/&lt;isMarriedTo&gt;/&lt;Iset_(daughter_of_Amenhotep_III)&gt;</text:p>
          </table:table-cell>
          <table:table-cell table:number-columns-repeated="29"/>
        </table:table-row>
        <table:table-row table:style-name="ro1">
          <table:table-cell office:value-type="string">
            <text:p>?s779 <text:s/>&lt;isPoliticianOf&gt; <text:s/>?o18 <text:s/>?s779 <text:s/>&lt;diedIn&gt; <text:s/>?s18 <text:s text:c="2"/>=&gt; ?s18 <text:s/>&lt;isLocatedIn&gt; <text:s/>?o18 <text:s/>Support: 4.507492643431818E-4 Confidence: 0.7851851851851852 Improved confidence: 0.8548387096774194 Head coverage: 0.0010038924509181827 Predictiveness: 0.08148148148148149 Improved Predictiveness: 0.06965352449223418 Std. Improved Predictiveness: 0.06397805212620028 Cardinality: 212 Counting on variable: ?s18 Body size: 270</text:p>
          </table:table-cell>
          <table:table-cell table:number-columns-repeated="30"/>
        </table:table-row>
        <table:table-row table:style-name="ro1">
          <table:table-cell office:value-type="string">
            <text:p>N</text:p>
          </table:table-cell>
          <table:table-cell office:value-type="string">
            <text:p>&lt;Everett,_Washington&gt;/&lt;isLocatedIn&gt;/&lt;Minnesot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Los_Angeles&gt;/&lt;isLocatedIn&gt;/&lt;Californi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Long_Beach,_California&gt;/&lt;isLocatedIn&gt;/&lt;Californi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Greenville,_Mississippi&gt;/&lt;isLocatedIn&gt;/&lt;Kentucky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Pass_Christian,_Mississippi&gt;/&lt;isLocatedIn&gt;/&lt;Louisian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Guadalajara,_Jalisco&gt;/&lt;isLocatedIn&gt;/&lt;Californi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Mobile,_Alabama&gt;/&lt;isLocatedIn&gt;/&lt;Alabam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Albuquerque,_New_Mexico&gt;/&lt;isLocatedIn&gt;/&lt;New_Mexico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Beverly_Hills,_California&gt;/&lt;isLocatedIn&gt;/&lt;Californi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Mexico_City&gt;/&lt;isLocatedIn&gt;/&lt;Louisian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Poulan,_Georgia&gt;/&lt;isLocatedIn&gt;/&lt;Michiga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Orange,_New_Jersey&gt;/&lt;isLocatedIn&gt;/&lt;New_Jersey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Michigan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Utah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Minnesot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Illinois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Alabam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Indian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Oklahom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South_Dakot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Idaho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North_Dakot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Louisian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Rhode_Island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Arkansas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Californi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Kentucky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Texas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New_Mexico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Tennessee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Ohio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New_Jersey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Wisconsin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Washington,_D.C.&gt;/&lt;isLocatedIn&gt;/&lt;Wyoming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Madison,_Wisconsin&gt;/&lt;isLocatedIn&gt;/&lt;Wisconsin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Gloucester,_Massachusetts&gt;/&lt;isLocatedIn&gt;/&lt;Ohio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Missoula,_Montana&gt;/&lt;isLocatedIn&gt;/&lt;Montan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Reno,_Nevada&gt;/&lt;isLocatedIn&gt;/&lt;Nevad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Iowa_City,_Iowa&gt;/&lt;isLocatedIn&gt;/&lt;Ohio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Indianapolis&gt;/&lt;isLocatedIn&gt;/&lt;Kentucky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Indianapolis&gt;/&lt;isLocatedIn&gt;/&lt;Indian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Gulfport,_Mississippi&gt;/&lt;isLocatedIn&gt;/&lt;Missouri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Portland,_Oregon&gt;/&lt;isLocatedIn&gt;/&lt;Oregon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Dubuque,_Iowa&gt;/&lt;isLocatedIn&gt;/&lt;South_Dakota&gt;</text:p>
          </table:table-cell>
          <table:table-cell table:number-columns-repeated="29"/>
        </table:table-row>
        <table:table-row table:style-name="ro1">
          <table:table-cell office:value-type="string">
            <text:p>?s779 <text:s/>&lt;diedIn&gt; <text:s/>?s18 <text:s/>?s779 <text:s/>&lt;isPoliticianOf&gt; <text:s/>?o18 <text:s text:c="2"/>=&gt; ?s18 <text:s/>&lt;isLocatedIn&gt; <text:s/>?o18 <text:s/>Support: 4.507492643431818E-4 Confidence: 0.7851851851851852 Improved confidence: 0.8548387096774194 Head coverage: 0.0010038924509181827 Predictiveness: 0.08148148148148149 Improved Predictiveness: 0.06965352449223418 Std. Improved Predictiveness: 0.06397805212620028 Cardinality: 212 Counting on variable: ?s18 Body size: 270</text:p>
          </table:table-cell>
          <table:table-cell table:number-columns-repeated="30"/>
        </table:table-row>
        <table:table-row table:style-name="ro1">
          <table:table-cell office:value-type="string">
            <text:p>?s4 <text:s/>&lt;isMarriedTo&gt; <text:s/>?o82 <text:s/>?o82 <text:s/>&lt;hasChild&gt; <text:s/>?o4 <text:s text:c="2"/>=&gt; ?s4 <text:s/>&lt;hasChild&gt; <text:s/>?o4 <text:s/>Support: 0.005713372088665939 Confidence: 0.6324668141592921 Improved confidence: 0.6324668141592921 Head coverage: 0.26540559359405824 Predictiveness: 0.0 Improved Predictiveness: 0.0 Std. Improved Predictiveness: 0.0 Cardinality: 2287 Counting on variable: ?o4 Body size: 3616</text:p>
          </table:table-cell>
          <table:table-cell table:number-columns-repeated="30"/>
        </table:table-row>
        <table:table-row table:style-name="ro1">
          <table:table-cell office:value-type="string">
            <text:p>?o8 <text:s/>&lt;isMarriedTo&gt; <text:s/>?o612 <text:s/>?s8 <text:s/>&lt;created&gt; <text:s/>?o612 <text:s text:c="2"/>=&gt; ?s8 <text:s/>&lt;created&gt; <text:s/>?o8 <text:s/>Support: 4.3218774435470374E-4 Confidence: 0.5986159169550173 Improved confidence: 0.7489177489177489 Head coverage: 0.0011072425181126956 Predictiveness: 0.20069204152249132 Improved Predictiveness: 0.15030183196273159 Std. Improved Predictiveness: 0.12013745046156053 Cardinality: 173 Counting on variable: ?o8 Body size: 289</text:p>
          </table:table-cell>
          <table:table-cell table:number-columns-repeated="30"/>
        </table:table-row>
        <table:table-row table:style-name="ro1">
          <table:table-cell office:value-type="string">
            <text:p>Y</text:p>
          </table:table-cell>
          <table:table-cell office:value-type="string">
            <text:p>&lt;Roy_Winsor&gt;/&lt;created&gt;/&lt;Marge_Bergma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Agnes_Nixon&gt;/&lt;created&gt;/&lt;Arlene_Vaughan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Pam_Long&gt;/&lt;created&gt;/&lt;Gus_Aitoro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David_Kreizman&gt;/&lt;created&gt;/&lt;Gus_Aitoro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Sheri_Anderson&gt;/&lt;created&gt;/&lt;Rick_Bauer_(Guiding_Light)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Patrick_Mulcahey&gt;/&lt;created&gt;/&lt;Rick_Bauer_(Guiding_Light)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Stephen_Demorest&gt;/&lt;created&gt;/&lt;Rick_Bauer_(Guiding_Light)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Diane_Warren&gt;/&lt;created&gt;/&lt;Gregg_Allma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Megan_McTavish&gt;/&lt;created&gt;/&lt;Joey_Buchana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Addie_Walsh&gt;/&lt;created&gt;/&lt;Julia_Morrisey_Larrabe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Mel_Brez&gt;/&lt;created&gt;/&lt;Julia_Morrisey_Larrabe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Stephen_Demorest&gt;/&lt;created&gt;/&lt;Julia_Morrisey_Larrabe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Megan_McTavish&gt;/&lt;created&gt;/&lt;Lily_Montgomery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Claire_Labine&gt;/&lt;created&gt;/&lt;Dillon_Quartermain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Millee_Taggart&gt;/&lt;created&gt;/&lt;Damian_Grimaldi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Tom_King_(writer)&gt;/&lt;created&gt;/&lt;Damian_Grimaldi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Pat_Falken_Smith&gt;/&lt;created&gt;/&lt;Don_Craig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Dena_Higley&gt;/&lt;created&gt;/&lt;Jessica_Buchanan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Douglas_Marland&gt;/&lt;created&gt;/&lt;Jeff_Webber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Kevin_Laffan&gt;/&lt;created&gt;/&lt;Kate_Sugden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Hedda_Eulenberg&gt;/&lt;created&gt;/&lt;Virginia_Eliza_Clemm_Poe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Eileen_Pollock&gt;/&lt;created&gt;/&lt;Lesley_Webber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Pam_Long&gt;/&lt;created&gt;/&lt;Phillip_Spaulding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Leah_Laiman&gt;/&lt;created&gt;/&lt;Jennifer_Horto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Douglas_Marland&gt;/&lt;created&gt;/&lt;Laura_Spencer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Agnes_Nixon&gt;/&lt;created&gt;/&lt;Brooke_English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Joseph_Barbera&gt;/&lt;created&gt;/&lt;Wilma_Flintston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William_Hanna&gt;/&lt;created&gt;/&lt;Wilma_Flintston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Margaret_DePriest&gt;/&lt;created&gt;/&lt;Gina_Von_Amberg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Sheri_Anderson&gt;/&lt;created&gt;/&lt;Gina_Von_Amberg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Gordon_Russell&gt;/&lt;created&gt;/&lt;David_Vickers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Agnes_Nixon&gt;/&lt;created&gt;/&lt;David_Vickers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Robert_Guza,_Jr.&gt;/&lt;created&gt;/&lt;Sonny_Corinthos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George_Tillman,_Jr.&gt;/&lt;created&gt;/&lt;Damon_Carter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Megan_McTavish&gt;/&lt;created&gt;/&lt;Edmund_Grey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Karen_Harris&gt;/&lt;created&gt;/&lt;A._J._Quartermain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Claire_Labine&gt;/&lt;created&gt;/&lt;A._J._Quartermain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Robert_Guza,_Jr.&gt;/&lt;created&gt;/&lt;A._J._Quartermain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Patrick_Mulcahey&gt;/&lt;created&gt;/&lt;A._J._Quartermain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Pat_Falken_Smith&gt;/&lt;created&gt;/&lt;Anna_DiMer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Anne_Howard_Bailey&gt;/&lt;created&gt;/&lt;Robert_Scorpio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Agnes_Nixon&gt;/&lt;created&gt;/&lt;Jeff_Martin_(All_My_Children)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Agnes_Nixon&gt;/&lt;created&gt;/&lt;Randi_Morga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Lorraine_Broderick&gt;/&lt;created&gt;/&lt;Laurel_Banning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James_Cameron&gt;/&lt;created&gt;/&lt;Kate_Connor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Michael_Malone&gt;/&lt;created&gt;/&lt;Patrick_Thornhart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Seth_MacFarlane&gt;/&lt;created&gt;/&lt;Francine_Smith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Gordon_Russell&gt;/&lt;created&gt;/&lt;Cord_Roberts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Pat_Falken_Smith&gt;/&lt;created&gt;/&lt;Liz_Chandler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Tony_Warren&gt;/&lt;created&gt;/&lt;Valerie_Barlow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Pat_Falken_Smith&gt;/&lt;created&gt;/&lt;Daphne_DiMer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Pam_Long&gt;/&lt;created&gt;/&lt;Cyrus_Foley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Robert_Guza,_Jr.&gt;/&lt;created&gt;/&lt;Michael_Bourn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Kevin_Laffan&gt;/&lt;created&gt;/&lt;Sarah_Sugde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Martin_Caidin&gt;/&lt;created&gt;/&lt;Jaime_Sommers_(The_Bionic_Woman)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Douglas_Marland&gt;/&lt;created&gt;/&lt;Alison_Stewart_(As_the_World_Turns)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Agnes_Nixon&gt;/&lt;created&gt;/&lt;Alex_Devane_Marick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Agnes_Nixon&gt;/&lt;created&gt;/&lt;Gloria_Marsh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Kevin_Laffan&gt;/&lt;created&gt;/&lt;Leonard_Kempinski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Christopher_Whitesell&gt;/&lt;created&gt;/&lt;Mitch_Laurenc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Gordon_Russell&gt;/&lt;created&gt;/&lt;Mitch_Laurenc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Agnes_Nixon&gt;/&lt;created&gt;/&lt;Mitch_Laurenc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Lorraine_Broderick&gt;/&lt;created&gt;/&lt;Mitch_Laurenc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Anne_Howard_Bailey&gt;/&lt;created&gt;/&lt;Duke_Lavery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Jeff_Lindsay_(writer)&gt;/&lt;created&gt;/&lt;Rita_Bennett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Richard_J._Allen&gt;/&lt;created&gt;/&lt;Victor_Kiriakis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Sally_Sussman_Morina&gt;/&lt;created&gt;/&lt;Victor_Kiriakis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Anne_Schoettle&gt;/&lt;created&gt;/&lt;Victor_Kiriakis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Agnes_Nixon&gt;/&lt;created&gt;/&lt;Tom_Cudahy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Louis_Fles&gt;/&lt;created&gt;/&lt;Eva_Brau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Leah_Laiman&gt;/&lt;created&gt;/&lt;Mimi_Lockhart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Pat_Falken_Smith&gt;/&lt;created&gt;/&lt;Kate_Roberts_(Days_of_our_Lives)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Mark_Brazill&gt;/&lt;created&gt;/&lt;Red_Forman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Diane_Warren&gt;/&lt;created&gt;/&lt;Jordan_Bratma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Larry_David&gt;/&lt;created&gt;/&lt;Estelle_Costanza&gt;</text:p>
          </table:table-cell>
          <table:table-cell table:number-columns-repeated="29"/>
        </table:table-row>
        <table:table-row table:style-name="ro1">
          <table:table-cell office:value-type="string">
            <text:p>?s612 <text:s/>&lt;isMarriedTo&gt; <text:s/>?o8 <text:s/>?s8 <text:s/>&lt;created&gt; <text:s/>?s612 <text:s text:c="2"/>=&gt; ?s8 <text:s/>&lt;created&gt; <text:s/>?o8 <text:s/>Support: 4.097039888680428E-4 Confidence: 0.592057761732852 Improved confidence: 0.7699530516431925 Head coverage: 0.0010496403061877576 Predictiveness: 0.2310469314079422 Improved Predictiveness: 0.17789528991034048 Std. Improved Predictiveness: 0.13679312906463004 Cardinality: 164 Counting on variable: ?o8 Body size: 277</text:p>
          </table:table-cell>
          <table:table-cell table:number-columns-repeated="30"/>
        </table:table-row>
        <table:table-row table:style-name="ro1">
          <table:table-cell office:value-type="string">
            <text:p>?</text:p>
          </table:table-cell>
          <table:table-cell office:value-type="string">
            <text:p>&lt;Diane_Warren&gt;/&lt;created&gt;/&lt;RenÃ©_AngÃ©lil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heppard_Solomon&gt;/&lt;created&gt;/&lt;RenÃ©_AngÃ©lil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Anne_Howard_Bailey&gt;/&lt;created&gt;/&lt;Patrick_Drak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George_Lucas&gt;/&lt;created&gt;/&lt;Marion_Ravenwood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Kevin_Laffan&gt;/&lt;created&gt;/&lt;Diane_Sugde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William_J._Bell&gt;/&lt;created&gt;/&lt;Thorne_Forrester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Richard_J._Allen&gt;/&lt;created&gt;/&lt;Jennifer_Horto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James_E._Reilly&gt;/&lt;created&gt;/&lt;Jennifer_Horto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Anne_Schoettle&gt;/&lt;created&gt;/&lt;Jennifer_Horto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David_Shore&gt;/&lt;created&gt;/&lt;Robert_Chas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William_J._Bell&gt;/&lt;created&gt;/&lt;Omar_Rashid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Mike_Judge&gt;/&lt;created&gt;/&lt;Peggy_Hill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Sharadindu_Bandyopadhyay&gt;/&lt;created&gt;/&lt;Byomkesh_Bakshi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Sam_Hall&gt;/&lt;created&gt;/&lt;David_Vickers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Karen_Harris&gt;/&lt;created&gt;/&lt;Sonny_Corinthos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Claire_Labine&gt;/&lt;created&gt;/&lt;Sonny_Corinthos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Patrick_Mulcahey&gt;/&lt;created&gt;/&lt;Sonny_Corinthos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Kathleen_Beedles&gt;/&lt;created&gt;/&lt;Carl_King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Jean_Passanante&gt;/&lt;created&gt;/&lt;Will_Munso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Hogan_Sheffer&gt;/&lt;created&gt;/&lt;Will_Munson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Kathleen_Hutchison&gt;/&lt;created&gt;/&lt;Michael_Beauchamp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Agnes_Nixon&gt;/&lt;created&gt;/&lt;Donna_Beck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Sally_Sussman_Morina&gt;/&lt;created&gt;/&lt;Sami_Brady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Sheri_Anderson&gt;/&lt;created&gt;/&lt;Sami_Brady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James_E._Reilly&gt;/&lt;created&gt;/&lt;Sami_Brady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Mike_Myers_(actor)&gt;/&lt;created&gt;/&lt;Vanessa_Kensington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Art_Wallace&gt;/&lt;created&gt;/&lt;Roger_Collins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Dan_Curtis&gt;/&lt;created&gt;/&lt;Roger_Collins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Irna_Phillips&gt;/&lt;created&gt;/&lt;John_Eldridg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Douglas_Marland&gt;/&lt;created&gt;/&lt;Craig_Montgomery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Irna_Phillips&gt;/&lt;created&gt;/&lt;Craig_Montgomery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Irna_Phillips&gt;/&lt;created&gt;/&lt;James_Stenbeck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William_J._Bell&gt;/&lt;created&gt;/&lt;Blake_Hayes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Douglas_Marland&gt;/&lt;created&gt;/&lt;Emily_Stewart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Emily_BrontÃ«&gt;/&lt;created&gt;/&lt;Heathcliff_(Wuthering_Heights)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Irna_Phillips&gt;/&lt;created&gt;/&lt;Jeff_Baker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Sam_Hall&gt;/&lt;created&gt;/&lt;Kevin_Buchana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Aaron_Sorkin&gt;/&lt;created&gt;/&lt;Matt_Santos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Sheri_Anderson&gt;/&lt;created&gt;/&lt;Carrie_Brady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James_E._Reilly&gt;/&lt;created&gt;/&lt;Carrie_Brady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Matthew_Labine&gt;/&lt;created&gt;/&lt;Ross_Raybur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Claire_Labine&gt;/&lt;created&gt;/&lt;Ross_Raybur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Pam_Long&gt;/&lt;created&gt;/&lt;Richard_Winslow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David_Kreizman&gt;/&lt;created&gt;/&lt;Olivia_Spencer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Richard_Culliton&gt;/&lt;created&gt;/&lt;Hal_Munso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Irna_Phillips&gt;/&lt;created&gt;/&lt;Hal_Munso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Beth_Milstein&gt;/&lt;created&gt;/&lt;Victor_Kiriakis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Pam_Long&gt;/&lt;created&gt;/&lt;Jonathan_Randall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Irna_Phillips&gt;/&lt;created&gt;/&lt;Dan_Stewart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Irna_Phillips&gt;/&lt;created&gt;/&lt;Eduardo_Grimaldi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Irna_Phillips&gt;/&lt;created&gt;/&lt;Michael_Shea&gt;</text:p>
          </table:table-cell>
          <table:table-cell table:number-columns-repeated="29"/>
        </table:table-row>
        <table:table-row table:style-name="ro1">
          <table:table-cell office:value-type="string">
            <text:p>?s63 <text:s/>&lt;dealsWith&gt; <text:s/>?s21 <text:s/>?s63 <text:s/>&lt;dealsWith&gt; <text:s/>?o21 <text:s text:c="2"/>=&gt; ?s21 <text:s/>&lt;dealsWith&gt; <text:s/>?o21 <text:s/>Support: 1.3182289806262863E-4 Confidence: 0.5794392523364486 Improved confidence: 0.9393939393939394 Head coverage: 0.5081967213114754 Predictiveness: 0.383177570093458 Improved Predictiveness: 0.35995468705749084 Std. Improved Predictiveness: 0.2220281247270504 Cardinality: 62 Counting on variable: ?s21 Body size: 107</text:p>
          </table:table-cell>
          <table:table-cell table:number-columns-repeated="30"/>
        </table:table-row>
        <table:table-row table:style-name="ro1">
          <table:table-cell office:value-type="string">
            <text:p>Y</text:p>
          </table:table-cell>
          <table:table-cell office:value-type="string">
            <text:p>&lt;Honduras&gt;/&lt;dealsWith&gt;/&lt;Nicaragu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Croatia&gt;/&lt;dealsWith&gt;/&lt;Hungary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Iran&gt;/&lt;dealsWith&gt;/&lt;Thailand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Iran&gt;/&lt;dealsWith&gt;/&lt;Iran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Iran&gt;/&lt;dealsWith&gt;/&lt;Georgia_(country)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Iran&gt;/&lt;dealsWith&gt;/&lt;United_Arab_Emirates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Iran&gt;/&lt;dealsWith&gt;/&lt;Egypt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Lithuania&gt;/&lt;dealsWith&gt;/&lt;Russi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Lithuania&gt;/&lt;dealsWith&gt;/&lt;Latvi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Zimbabwe&gt;/&lt;dealsWith&gt;/&lt;South_Afric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Zimbabwe&gt;/&lt;dealsWith&gt;/&lt;Zambi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Zimbabwe&gt;/&lt;dealsWith&gt;/&lt;Belgium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French_Polynesia&gt;/&lt;dealsWith&gt;/&lt;Nigeri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French_Polynesia&gt;/&lt;dealsWith&gt;/&lt;Japan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Ireland&gt;/&lt;dealsWith&gt;/&lt;Italy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Ireland&gt;/&lt;dealsWith&gt;/&lt;France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Uganda&gt;/&lt;dealsWith&gt;/&lt;Keny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Uganda&gt;/&lt;dealsWith&gt;/&lt;Indi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Uganda&gt;/&lt;dealsWith&gt;/&lt;Netherlands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Slovenia&gt;/&lt;dealsWith&gt;/&lt;Poland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Slovenia&gt;/&lt;dealsWith&gt;/&lt;Serbi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Slovenia&gt;/&lt;dealsWith&gt;/&lt;Greec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Slovenia&gt;/&lt;dealsWith&gt;/&lt;Italy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Slovenia&gt;/&lt;dealsWith&gt;/&lt;Germany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Republic_of_China&gt;/&lt;dealsWith&gt;/&lt;Hong_Kong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Republic_of_China&gt;/&lt;dealsWith&gt;/&lt;Germany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Morocco&gt;/&lt;dealsWith&gt;/&lt;Belarus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Morocco&gt;/&lt;dealsWith&gt;/&lt;Ukrain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Morocco&gt;/&lt;dealsWith&gt;/&lt;Germany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Fiji&gt;/&lt;dealsWith&gt;/&lt;New_Zealand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Fiji&gt;/&lt;dealsWith&gt;/&lt;Fiji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CÃ´te_d'Ivoire&gt;/&lt;dealsWith&gt;/&lt;Franc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CÃ´te_d'Ivoire&gt;/&lt;dealsWith&gt;/&lt;People's_Republic_of_Chin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Greece&gt;/&lt;dealsWith&gt;/&lt;Sloveni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Greece&gt;/&lt;dealsWith&gt;/&lt;Switzerland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dealsWith&gt;/&lt;Italy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dealsWith&gt;/&lt;Belgium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dealsWith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dealsWith&gt;/&lt;Gibraltar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dealsWith&gt;/&lt;Ira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dealsWith&gt;/&lt;Norway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Germany&gt;/&lt;dealsWith&gt;/&lt;US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dealsWith&gt;/&lt;Saudi_Arabi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dealsWith&gt;/&lt;Pakistan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Germany&gt;/&lt;dealsWith&gt;/&lt;Uzbekista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dealsWith&gt;/&lt;Israel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dealsWith&gt;/&lt;Keny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dealsWith&gt;/&lt;Malaysi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dealsWith&gt;/&lt;Indonesi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dealsWith&gt;/&lt;Singapor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dealsWith&gt;/&lt;Madagascar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Bulgaria&gt;/&lt;dealsWith&gt;/&lt;Montenegro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Bulgaria&gt;/&lt;dealsWith&gt;/&lt;Franc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Bulgaria&gt;/&lt;dealsWith&gt;/&lt;Greec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Bulgaria&gt;/&lt;dealsWith&gt;/&lt;Russi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Bulgaria&gt;/&lt;dealsWith&gt;/&lt;Canad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Togo&gt;/&lt;dealsWith&gt;/&lt;France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Togo&gt;/&lt;dealsWith&gt;/&lt;Ghan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Togo&gt;/&lt;dealsWith&gt;/&lt;Malaysi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Nigeria&gt;/&lt;dealsWith&gt;/&lt;France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Nigeria&gt;/&lt;dealsWith&gt;/&lt;Algeri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Nigeria&gt;/&lt;dealsWith&gt;/&lt;Nigeri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Uzbekistan&gt;/&lt;dealsWith&gt;/&lt;Switzerland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Uzbekistan&gt;/&lt;dealsWith&gt;/&lt;Uzbekista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Uzbekistan&gt;/&lt;dealsWith&gt;/&lt;Canad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People's_Republic_of_China&gt;/&lt;dealsWith&gt;/&lt;Italy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People's_Republic_of_China&gt;/&lt;dealsWith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People's_Republic_of_China&gt;/&lt;dealsWith&gt;/&lt;Pakista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People's_Republic_of_China&gt;/&lt;dealsWith&gt;/&lt;Ukrain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People's_Republic_of_China&gt;/&lt;dealsWith&gt;/&lt;Poland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People's_Republic_of_China&gt;/&lt;dealsWith&gt;/&lt;Turkmenistan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People's_Republic_of_China&gt;/&lt;dealsWith&gt;/&lt;Switzerland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People's_Republic_of_China&gt;/&lt;dealsWith&gt;/&lt;Canad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People's_Republic_of_China&gt;/&lt;dealsWith&gt;/&lt;Germany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People's_Republic_of_China&gt;/&lt;dealsWith&gt;/&lt;Tanzani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Indonesia&gt;/&lt;dealsWith&gt;/&lt;New_Zealand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Indonesia&gt;/&lt;dealsWith&gt;/&lt;Malaysi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Indonesia&gt;/&lt;dealsWith&gt;/&lt;Germany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Guatemala&gt;/&lt;dealsWith&gt;/&lt;CÃ´te_d'Ivoire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Guatemala&gt;/&lt;dealsWith&gt;/&lt;Japan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Gibraltar&gt;/&lt;dealsWith&gt;/&lt;Lithuani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Gibraltar&gt;/&lt;dealsWith&gt;/&lt;Sweden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Gibraltar&gt;/&lt;dealsWith&gt;/&lt;Gibraltar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Cuba&gt;/&lt;dealsWith&gt;/&lt;Democratic_Republic_of_Afghanistan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Cuba&gt;/&lt;dealsWith&gt;/&lt;Guatemal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Cuba&gt;/&lt;dealsWith&gt;/&lt;Portugal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Cuba&gt;/&lt;dealsWith&gt;/&lt;Canad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Cuba&gt;/&lt;dealsWith&gt;/&lt;People's_Republic_of_Chin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Djibouti&gt;/&lt;dealsWith&gt;/&lt;Oma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Djibouti&gt;/&lt;dealsWith&gt;/&lt;Djibouti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Djibouti&gt;/&lt;dealsWith&gt;/&lt;Switzerland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Bangladesh&gt;/&lt;dealsWith&gt;/&lt;Swede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Belarus&gt;/&lt;dealsWith&gt;/&lt;Germany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USA&gt;/&lt;dealsWith&gt;/&lt;US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USA&gt;/&lt;dealsWith&gt;/&lt;Germany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Serbia&gt;/&lt;dealsWith&gt;/&lt;Serbi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Senegal&gt;/&lt;dealsWith&gt;/&lt;Italy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Senegal&gt;/&lt;dealsWith&gt;/&lt;Nigeri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Democratic_Republic_of_Afghanistan&gt;/&lt;dealsWith&gt;/&lt;Democratic_Republic_of_Afghanista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Democratic_Republic_of_Afghanistan&gt;/&lt;dealsWith&gt;/&lt;People's_Republic_of_China&gt;</text:p>
          </table:table-cell>
          <table:table-cell table:number-columns-repeated="29"/>
        </table:table-row>
        <table:table-row table:style-name="ro1">
          <table:table-cell office:value-type="string">
            <text:p>?s34 <text:s/>&lt;hasChild&gt; <text:s/>?o34 <text:s/>?o34 <text:s/>&lt;hasChild&gt; <text:s/>?s34 <text:s text:c="2"/>=&gt; ?s34 <text:s/>&lt;isMarriedTo&gt; <text:s/>?o34 <text:s/>Support: 5.49602911896155E-5 Confidence: 0.5789473684210527 Improved confidence: 0.7857142857142857 Head coverage: 0.0019992729916394037 Predictiveness: 0.26315789473684215 Improved Predictiveness: 0.2067669172932331 Std. Improved Predictiveness: 0.15235457063711913 Cardinality: 22 Counting on variable: ?o34 Body size: 38</text:p>
          </table:table-cell>
          <table:table-cell table:number-columns-repeated="30"/>
        </table:table-row>
        <table:table-row table:style-name="ro1">
          <table:table-cell office:value-type="string">
            <text:p>N</text:p>
          </table:table-cell>
          <table:table-cell office:value-type="string">
            <text:p>&lt;Nahor&gt;/&lt;isMarriedTo&gt;/&lt;Terah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Dillon_Quartermaine&gt;/&lt;isMarriedTo&gt;/&lt;Lulu_Spencer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Victor_(Dollhouse)&gt;/&lt;isMarriedTo&gt;/&lt;Sierra_(Dollhouse)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Terah&gt;/&lt;isMarriedTo&gt;/&lt;Nahor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Bianca_Montgomery&gt;/&lt;isMarriedTo&gt;/&lt;Michael_Cambias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Sierra_(Dollhouse)&gt;/&lt;isMarriedTo&gt;/&lt;Victor_(Dollhouse)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Michael_Cambias&gt;/&lt;isMarriedTo&gt;/&lt;Bianca_Montgomery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Charles_Manson&gt;/&lt;isMarriedTo&gt;/&lt;Mary_Brunner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Mary_Brunner&gt;/&lt;isMarriedTo&gt;/&lt;Charles_Manson&gt;</text:p>
          </table:table-cell>
          <table:table-cell table:number-columns-repeated="29"/>
        </table:table-row>
        <table:table-row table:style-name="ro1">
          <table:table-cell office:value-type="string">
            <text:p>?o34 <text:s/>&lt;isMarriedTo&gt; <text:s/>?s34 <text:s text:c="2"/>=&gt; ?s34 <text:s/>&lt;isMarriedTo&gt; <text:s/>?o34 <text:s/>Support: 0.01460195009105921 Confidence: 0.5541860244619323 Improved confidence: 0.986664415935179 Head coverage: 0.5311704834605598 Predictiveness: 0.43832369394140513 Improved Predictiveness: 0.4324783914732466 Std. Improved Predictiveness: 0.24291286537285608 Cardinality: 5845 Counting on variable: ?o34 Body size: 10547</text:p>
          </table:table-cell>
          <table:table-cell table:number-columns-repeated="30"/>
        </table:table-row>
        <table:table-row table:style-name="ro1">
          <table:table-cell office:value-type="string">
            <text:p>Y</text:p>
          </table:table-cell>
          <table:table-cell office:value-type="string">
            <text:p>&lt;Steven_Carrington&gt;/&lt;isMarriedTo&gt;/&lt;Claudia_Blaisdel_Carringto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Rick_Fox&gt;/&lt;isMarriedTo&gt;/&lt;Vanessa_L._Williams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Stuart_Ayres&gt;/&lt;isMarriedTo&gt;/&lt;Marise_Payn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Henry_II_of_Navarre&gt;/&lt;isMarriedTo&gt;/&lt;Marguerite_de_Navarr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Ankhesenpepi_III&gt;/&lt;isMarriedTo&gt;/&lt;Pepi_II_Neferkar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Vani_Viswanath&gt;/&lt;isMarriedTo&gt;/&lt;Baburaj_(actor)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Philibert_II,_Duke_of_Savoy&gt;/&lt;isMarriedTo&gt;/&lt;Margaret_of_Austria,_Duchess_of_Savoy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William_J._Tuttle&gt;/&lt;isMarriedTo&gt;/&lt;Donna_Reed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Joyce_Godenzi&gt;/&lt;isMarriedTo&gt;/&lt;Sammo_Hung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Michelle_Obama&gt;/&lt;isMarriedTo&gt;/&lt;Illinois_Senate_career_of_Barack_Obam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Judith_Scott_(British_actress)&gt;/&lt;isMarriedTo&gt;/&lt;Benny_Young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Raymond_Blanco&gt;/&lt;isMarriedTo&gt;/&lt;Kathleen_Blanco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Ellen_Lewis_Herndon_Arthur&gt;/&lt;isMarriedTo&gt;/&lt;Chester_A._Arthur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Melissa_Gilbert&gt;/&lt;isMarriedTo&gt;/&lt;Bruce_Boxleitner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James_Joseph_Brown&gt;/&lt;isMarriedTo&gt;/&lt;Margaret_Brow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Leo_IV,_King_of_Armenia&gt;/&lt;isMarriedTo&gt;/&lt;Alice_of_Korikos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Carolyn_Brandt&gt;/&lt;isMarriedTo&gt;/&lt;Ray_Dennis_Steckler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Greta_Scacchi&gt;/&lt;isMarriedTo&gt;/&lt;Vincent_D'Onofrio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Morphia_of_Melitene&gt;/&lt;isMarriedTo&gt;/&lt;Baldwin_II_of_Jerusalem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Rosemonde_GÃ©rard&gt;/&lt;isMarriedTo&gt;/&lt;Edmond_Rostand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Rachele_Mussolini&gt;/&lt;isMarriedTo&gt;/&lt;Benito_Mussolini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Brian_Littrell&gt;/&lt;isMarriedTo&gt;/&lt;Leighanne_Wallac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Nancy_Hogshead-Makar&gt;/&lt;isMarriedTo&gt;/&lt;Scott_Makar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John_George_III,_Elector_of_Saxony&gt;/&lt;isMarriedTo&gt;/&lt;Princess_Anna_Sophie_of_Denmark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Jennifer_Byrne&gt;/&lt;isMarriedTo&gt;/&lt;Andrew_Dento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Balian_of_Ibelin&gt;/&lt;isMarriedTo&gt;/&lt;Maria_Komnene,_Queen_of_Jerusalem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Suchitra_Krishnamoorthi&gt;/&lt;isMarriedTo&gt;/&lt;Shekhar_Kapur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Belle_Goshorn_MacCorkle&gt;/&lt;isMarriedTo&gt;/&lt;William_A._MacCorkl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Joseph_F._Traub&gt;/&lt;isMarriedTo&gt;/&lt;Pamela_McCorduck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Mamoru_Nagano&gt;/&lt;isMarriedTo&gt;/&lt;Maria_Kawamur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Poornima_Indrajith&gt;/&lt;isMarriedTo&gt;/&lt;Indrajith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Billy_Barnes_(composer)&gt;/&lt;isMarriedTo&gt;/&lt;Joyce_Jameso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Alex_Karras&gt;/&lt;isMarriedTo&gt;/&lt;Susan_Clark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George_Talbot,_4th_Earl_of_Shrewsbury&gt;/&lt;isMarriedTo&gt;/&lt;Anne_Hastings,_Countess_of_Shrewsbury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Jose_Menendez&gt;/&lt;isMarriedTo&gt;/&lt;Celia_Newma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Dilip_Kumar&gt;/&lt;isMarriedTo&gt;/&lt;K._Asif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Augustus,_Duke_of_Saxe-Gotha-Altenburg&gt;/&lt;isMarriedTo&gt;/&lt;Landgrave_Caroline_Amalie_of_Hesse-Kassel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Lucky_Spencer&gt;/&lt;isMarriedTo&gt;/&lt;Elizabeth_Webber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Taron_Lexton&gt;/&lt;isMarriedTo&gt;/&lt;Marisol_Nichols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David_Rose&gt;/&lt;isMarriedTo&gt;/&lt;Martha_Ray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Tony_DiMera&gt;/&lt;isMarriedTo&gt;/&lt;Liz_Chandler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Mao_Daichi&gt;/&lt;isMarriedTo&gt;/&lt;Ken_Matsudair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Robert_L._Sufit&gt;/&lt;isMarriedTo&gt;/&lt;Diane_Wood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Alexey_Razumovsky&gt;/&lt;isMarriedTo&gt;/&lt;Elizabeth_of_Russi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Ferdinand_IV,_Grand_Duke_of_Tuscany&gt;/&lt;isMarriedTo&gt;/&lt;Princess_Anna_of_Saxony_(18361859)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David_Foster&gt;/&lt;isMarriedTo&gt;/&lt;Linda_Thompson_(actress)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Khedebneithirbinet_I&gt;/&lt;isMarriedTo&gt;/&lt;Necho_II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Lewis_Furey&gt;/&lt;isMarriedTo&gt;/&lt;Carole_Laur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Zulema_Yoma&gt;/&lt;isMarriedTo&gt;/&lt;Carlos_Menem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George_Lewis_Ruffin&gt;/&lt;isMarriedTo&gt;/&lt;Josephine_St._Pierre_Ruffi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Frederik_Pohl&gt;/&lt;isMarriedTo&gt;/&lt;Leslie_Perri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John_Mellencamp&gt;/&lt;isMarriedTo&gt;/&lt;Elaine_Irwin_Mellencamp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Frederick_I_of_Prussia&gt;/&lt;isMarriedTo&gt;/&lt;Elisabeth_Henriette_of_Hesse-Kassel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Art_Phillips&gt;/&lt;isMarriedTo&gt;/&lt;Carole_Taylor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Ahmose-Henuttamehu&gt;/&lt;isMarriedTo&gt;/&lt;Ahmose_I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Tshering_Pem_Wangchuck&gt;/&lt;isMarriedTo&gt;/&lt;Jigme_Singye_Wangchuck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Chris_Whittle&gt;/&lt;isMarriedTo&gt;/&lt;Priscilla_Rattazzi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William_B._Ross&gt;/&lt;isMarriedTo&gt;/&lt;Nellie_Tayloe_Ross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Isabella_Jagiellon&gt;/&lt;isMarriedTo&gt;/&lt;John_ZÃ¡poly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Princess_Irmingard_of_Bavaria&gt;/&lt;isMarriedTo&gt;/&lt;Prince_Ludwig_of_Bavaria_(19132008)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Hillevi_Rombin&gt;/&lt;isMarriedTo&gt;/&lt;G._David_Schin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Thaksin_Shinawatra&gt;/&lt;isMarriedTo&gt;/&lt;Potjaman_Na_Pombejr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Zhao_Min&gt;/&lt;isMarriedTo&gt;/&lt;Zhang_Wuji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Eugene_Frenke&gt;/&lt;isMarriedTo&gt;/&lt;Anna_Ste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Empress_Jia_Nanfeng&gt;/&lt;isMarriedTo&gt;/&lt;Emperor_Hui_of_Ji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John_de_Vere,_7th_Earl_of_Oxford&gt;/&lt;isMarriedTo&gt;/&lt;Maud_de_Badlesmere,_Countess_of_Oxford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Ivan_IV_of_Russia&gt;/&lt;isMarriedTo&gt;/&lt;Maria_Dolgorukay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Alma_de_Bretteville_Spreckels&gt;/&lt;isMarriedTo&gt;/&lt;Adolph_B._Spreckels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Isabel_de_Warenne,_4th_Countess_of_Surrey&gt;/&lt;isMarriedTo&gt;/&lt;William_I,_Count_of_Boulogn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Carl,_Duke_of_WÃ¼rttemberg&gt;/&lt;isMarriedTo&gt;/&lt;Diane,_Duchess_of_WÃ¼rttemberg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Adelaide_of_Burgundy_(12331273)&gt;/&lt;isMarriedTo&gt;/&lt;Henry_III,_Duke_of_Brabant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Kjell_Grede&gt;/&lt;isMarriedTo&gt;/&lt;Bibi_Andersso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Ana_ObregÃ³n&gt;/&lt;isMarriedTo&gt;/&lt;Paloma_Lago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Braden_Hunt&gt;/&lt;isMarriedTo&gt;/&lt;Allison_Sumrall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Princess_Mary_of_Great_Britain&gt;/&lt;isMarriedTo&gt;/&lt;Frederick_II,_Landgrave_of_Hesse-Cassel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Ranavalona_II&gt;/&lt;isMarriedTo&gt;/&lt;Radama_II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WXYZ-TV&gt;/&lt;isMarriedTo&gt;/&lt;Jim_Brandstatter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Bing_Crosby&gt;/&lt;isMarriedTo&gt;/&lt;Kathryn_Crosby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Tsarevna_Catherine_Ivanovna_of_Russia&gt;/&lt;isMarriedTo&gt;/&lt;Karl_Leopold,_Duke_of_Mecklenburg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Amalia_of_Solms-Braunfels&gt;/&lt;isMarriedTo&gt;/&lt;Frederick_Henry,_Prince_of_Orang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Henry_I,_Duke_of_Guise&gt;/&lt;isMarriedTo&gt;/&lt;Catherine_of_Cleves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Kateryna_Yushchenko&gt;/&lt;isMarriedTo&gt;/&lt;Viktor_Yushchenko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George_of_Saxony&gt;/&lt;isMarriedTo&gt;/&lt;Infanta_Maria_Anna_of_Portugal_(18431884)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Lewis_Casson&gt;/&lt;isMarriedTo&gt;/&lt;Sybil_Thorndik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Rex_Lease&gt;/&lt;isMarriedTo&gt;/&lt;Charlotte_Merriam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Princess_Sana_Asem&gt;/&lt;isMarriedTo&gt;/&lt;Prince_Asem_bin_Al_Nayef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Dorothy_Hyson&gt;/&lt;isMarriedTo&gt;/&lt;Anthony_Quayl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Jemma_Wellesley,_Countess_of_Mornington&gt;/&lt;isMarriedTo&gt;/&lt;Arthur_Wellesley,_Earl_of_Morningto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Emily_Deschanel&gt;/&lt;isMarriedTo&gt;/&lt;Dee_Bradley_Baker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John_Osborne&gt;/&lt;isMarriedTo&gt;/&lt;Jill_Bennett_(British_actress)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Ross_Rayburn&gt;/&lt;isMarriedTo&gt;/&lt;TÃ©a_Delgado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Vilja_Savisaar&gt;/&lt;isMarriedTo&gt;/&lt;Edgar_Savisaar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Mary_Hallock_Foote&gt;/&lt;isMarriedTo&gt;/&lt;Arthur_De_Wint_Foot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Jonathan_Prince&gt;/&lt;isMarriedTo&gt;/&lt;Julie_Warner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Khamerernebty_I&gt;/&lt;isMarriedTo&gt;/&lt;Khafr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Duke_Louis_of_WÃ¼rttemberg&gt;/&lt;isMarriedTo&gt;/&lt;Princess_Henriette_of_Nassau-Weilburg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Ros_Kelly&gt;/&lt;isMarriedTo&gt;/&lt;Paul_Kelly_(journalist)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Zachary_Smith_Reynolds&gt;/&lt;isMarriedTo&gt;/&lt;Libby_Holma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Alice_Stevenson&gt;/&lt;isMarriedTo&gt;/&lt;William_James_Parke_Hum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Margaret_Carson&gt;/&lt;isMarriedTo&gt;/&lt;Robert_Sherrod&gt;</text:p>
          </table:table-cell>
          <table:table-cell table:number-columns-repeated="29"/>
        </table:table-row>
        <table:table-row table:style-name="ro1">
          <table:table-cell office:value-type="string">
            <text:p>?s21 <text:s/>&lt;imports&gt; <text:s/>?o63 <text:s/>?o21 <text:s/>&lt;imports&gt; <text:s/>?o63 <text:s text:c="2"/>=&gt; ?s21 <text:s/>&lt;dealsWith&gt; <text:s/>?o21 <text:s/>Support: 1.3394907383783232E-4 Confidence: 0.5431034482758621 Improved confidence: 0.75 Head coverage: 0.5163934426229508 Predictiveness: 0.27586206896551724 Improved Predictiveness: 0.20689655172413793 Std. Improved Predictiveness: 0.1498216409036861 Cardinality: 63 Counting on variable: ?s21 Body size: 116</text:p>
          </table:table-cell>
          <table:table-cell table:number-columns-repeated="30"/>
        </table:table-row>
        <table:table-row table:style-name="ro1">
          <table:table-cell office:value-type="string">
            <text:p>N</text:p>
          </table:table-cell>
          <table:table-cell office:value-type="string">
            <text:p>&lt;Costa_Rica&gt;/&lt;dealsWith&gt;/&lt;Venezuel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Costa_Rica&gt;/&lt;dealsWith&gt;/&lt;Guyan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Costa_Rica&gt;/&lt;dealsWith&gt;/&lt;Indi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Costa_Rica&gt;/&lt;dealsWith&gt;/&lt;Suriname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Faroe_Islands&gt;/&lt;dealsWith&gt;/&lt;Belize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Faroe_Islands&gt;/&lt;dealsWith&gt;/&lt;Georgia_(country)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Faroe_Islands&gt;/&lt;dealsWith&gt;/&lt;Netherlands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Faroe_Islands&gt;/&lt;dealsWith&gt;/&lt;Gibraltar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Faroe_Islands&gt;/&lt;dealsWith&gt;/&lt;Indonesi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Zambia&gt;/&lt;dealsWith&gt;/&lt;Uruguay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Zambia&gt;/&lt;dealsWith&gt;/&lt;Lesotho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Namibia&gt;/&lt;dealsWith&gt;/&lt;South_Afric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Namibia&gt;/&lt;dealsWith&gt;/&lt;Cub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South_Korea&gt;/&lt;dealsWith&gt;/&lt;Peru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South_Korea&gt;/&lt;dealsWith&gt;/&lt;Franc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South_Korea&gt;/&lt;dealsWith&gt;/&lt;Greec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Zimbabwe&gt;/&lt;dealsWith&gt;/&lt;Jamaic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Zimbabwe&gt;/&lt;dealsWith&gt;/&lt;Swaziland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Cambodia&gt;/&lt;dealsWith&gt;/&lt;Guatemal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Cambodia&gt;/&lt;dealsWith&gt;/&lt;Liberi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Greece&gt;/&lt;dealsWith&gt;/&lt;Gibraltar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Greece&gt;/&lt;dealsWith&gt;/&lt;Guyan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Greece&gt;/&lt;dealsWith&gt;/&lt;Cub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Greece&gt;/&lt;dealsWith&gt;/&lt;Peru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Greece&gt;/&lt;dealsWith&gt;/&lt;Saudi_Arabi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Greece&gt;/&lt;dealsWith&gt;/&lt;Latvi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Greece&gt;/&lt;dealsWith&gt;/&lt;Moldov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Bulgaria&gt;/&lt;dealsWith&gt;/&lt;Papua_New_Guine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Andorra&gt;/&lt;dealsWith&gt;/&lt;Nicaragu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Andorra&gt;/&lt;dealsWith&gt;/&lt;Kiribati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Andorra&gt;/&lt;dealsWith&gt;/&lt;Andorr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Andorra&gt;/&lt;dealsWith&gt;/&lt;Zambi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Andorra&gt;/&lt;dealsWith&gt;/&lt;Panam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Nigeria&gt;/&lt;dealsWith&gt;/&lt;Republic_of_Macedoni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Nigeria&gt;/&lt;dealsWith&gt;/&lt;Chile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Nigeria&gt;/&lt;dealsWith&gt;/&lt;Central_African_Republic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Nigeria&gt;/&lt;dealsWith&gt;/&lt;Republic_of_Ireland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People's_Republic_of_China&gt;/&lt;dealsWith&gt;/&lt;New_Zealand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Liechtenstein&gt;/&lt;dealsWith&gt;/&lt;Belgium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Liechtenstein&gt;/&lt;dealsWith&gt;/&lt;Liby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Liechtenstein&gt;/&lt;dealsWith&gt;/&lt;Mongoli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Liechtenstein&gt;/&lt;dealsWith&gt;/&lt;Guinea-Bissau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Liechtenstein&gt;/&lt;dealsWith&gt;/&lt;Keny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Liechtenstein&gt;/&lt;dealsWith&gt;/&lt;British_Virgin_Islands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Kiribati&gt;/&lt;dealsWith&gt;/&lt;Afghanistan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Kiribati&gt;/&lt;dealsWith&gt;/&lt;Andorr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Kiribati&gt;/&lt;dealsWith&gt;/&lt;Iraq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Indonesia&gt;/&lt;dealsWith&gt;/&lt;The_Bahamas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Indonesia&gt;/&lt;dealsWith&gt;/&lt;Dominican_Republic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Indonesia&gt;/&lt;dealsWith&gt;/&lt;Zimbabwe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Indonesia&gt;/&lt;dealsWith&gt;/&lt;Nigeri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Indonesia&gt;/&lt;dealsWith&gt;/&lt;Uruguay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Indonesia&gt;/&lt;dealsWith&gt;/&lt;Faroe_Islands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Western_Sahara&gt;/&lt;dealsWith&gt;/&lt;Belgium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Western_Sahara&gt;/&lt;dealsWith&gt;/&lt;Ghan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Western_Sahara&gt;/&lt;dealsWith&gt;/&lt;Western_Sahar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Guatemala&gt;/&lt;dealsWith&gt;/&lt;Lesotho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Guatemala&gt;/&lt;dealsWith&gt;/&lt;Brazil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Guatemala&gt;/&lt;dealsWith&gt;/&lt;Cambodi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Guatemala&gt;/&lt;dealsWith&gt;/&lt;Guyan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Gibraltar&gt;/&lt;dealsWith&gt;/&lt;Kazakhstan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Taiwan&gt;/&lt;dealsWith&gt;/&lt;Liby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Taiwan&gt;/&lt;dealsWith&gt;/&lt;Indi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Taiwan&gt;/&lt;dealsWith&gt;/&lt;Ghan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Taiwan&gt;/&lt;dealsWith&gt;/&lt;British_Virgin_Islands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Taiwan&gt;/&lt;dealsWith&gt;/&lt;Ethiopi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Taiwan&gt;/&lt;dealsWith&gt;/&lt;Nigeri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Cuba&gt;/&lt;dealsWith&gt;/&lt;Indi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Cuba&gt;/&lt;dealsWith&gt;/&lt;Spain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Cuba&gt;/&lt;dealsWith&gt;/&lt;Moldov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Cuba&gt;/&lt;dealsWith&gt;/&lt;Sri_Lank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Papua_New_Guinea&gt;/&lt;dealsWith&gt;/&lt;Oman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Papua_New_Guinea&gt;/&lt;dealsWith&gt;/&lt;Cub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Papua_New_Guinea&gt;/&lt;dealsWith&gt;/&lt;Uruguay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Papua_New_Guinea&gt;/&lt;dealsWith&gt;/&lt;Paraguay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Papua_New_Guinea&gt;/&lt;dealsWith&gt;/&lt;Andorr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Papua_New_Guinea&gt;/&lt;dealsWith&gt;/&lt;Malaysi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Papua_New_Guinea&gt;/&lt;dealsWith&gt;/&lt;Panam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Bangladesh&gt;/&lt;dealsWith&gt;/&lt;Saudi_Arabi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Bangladesh&gt;/&lt;dealsWith&gt;/&lt;Switzerland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Bangladesh&gt;/&lt;dealsWith&gt;/&lt;Latvi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Bangladesh&gt;/&lt;dealsWith&gt;/&lt;Namibi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North_Korea&gt;/&lt;dealsWith&gt;/&lt;Burkina_Faso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North_Korea&gt;/&lt;dealsWith&gt;/&lt;Moldov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Nicaragua&gt;/&lt;dealsWith&gt;/&lt;Venezuel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Venezuela&gt;/&lt;dealsWith&gt;/&lt;Oman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Venezuela&gt;/&lt;dealsWith&gt;/&lt;San_Marino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San_Marino&gt;/&lt;dealsWith&gt;/&lt;Belize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Lesotho&gt;/&lt;dealsWith&gt;/&lt;Liby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Lesotho&gt;/&lt;dealsWith&gt;/&lt;Peru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Lesotho&gt;/&lt;dealsWith&gt;/&lt;Swaziland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Israel&gt;/&lt;dealsWith&gt;/&lt;Spain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Swaziland&gt;/&lt;dealsWith&gt;/&lt;Democratic_Republic_of_the_Congo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Swaziland&gt;/&lt;dealsWith&gt;/&lt;Finland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Swaziland&gt;/&lt;dealsWith&gt;/&lt;Mauritius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Swaziland&gt;/&lt;dealsWith&gt;/&lt;Grenad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Swaziland&gt;/&lt;dealsWith&gt;/&lt;Saudi_Arabi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Swaziland&gt;/&lt;dealsWith&gt;/&lt;South_Kore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Swaziland&gt;/&lt;dealsWith&gt;/&lt;Republic_of_Ireland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Swaziland&gt;/&lt;dealsWith&gt;/&lt;Suriname&gt;</text:p>
          </table:table-cell>
          <table:table-cell table:number-columns-repeated="29"/>
        </table:table-row>
        <table:table-row table:style-name="ro1">
          <table:table-cell office:value-type="string">
            <text:p>?s13 <text:s/>&lt;dealsWith&gt; <text:s/>?o55 <text:s/>?o55 <text:s/>&lt;imports&gt; <text:s/>?o13 <text:s text:c="2"/>=&gt; ?s13 <text:s/>&lt;imports&gt; <text:s/>?o13 <text:s/>Support: 1.3394907383783232E-4 Confidence: 0.5338983050847458 Improved confidence: 0.7682926829268293 Head coverage: 0.5431034482758621 Predictiveness: 0.30508474576271183 Improved Predictiveness: 0.23439437784208347 Std. Improved Predictiveness: 0.16288422866992242 Cardinality: 63 Counting on variable: ?s13 Body size: 118</text:p>
          </table:table-cell>
          <table:table-cell table:number-columns-repeated="30"/>
        </table:table-row>
        <table:table-row table:style-name="ro1">
          <table:table-cell table:style-name="ce1" office:value-type="string">
            <text:p>Y</text:p>
          </table:table-cell>
          <table:table-cell office:value-type="string">
            <text:p>&lt;Qatar&gt;/&lt;imports&gt;/&lt;wordnet_fabric_103309808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Y</text:p>
          </table:table-cell>
          <table:table-cell office:value-type="string">
            <text:p>&lt;Qatar&gt;/&lt;imports&gt;/&lt;wordnet_motor_vehicle_103791235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Y</text:p>
          </table:table-cell>
          <table:table-cell office:value-type="string">
            <text:p>&lt;Qatar&gt;/&lt;imports&gt;/&lt;wordnet_plastic_11459261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Y</text:p>
          </table:table-cell>
          <table:table-cell office:value-type="string">
            <text:p>&lt;Thailand&gt;/&lt;imports&gt;/&lt;wordnet_foodstuff_10756634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Y</text:p>
          </table:table-cell>
          <table:table-cell office:value-type="string">
            <text:p>&lt;Thailand&gt;/&lt;imports&gt;/&lt;wordnet_consumer_goods_103093574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Y</text:p>
          </table:table-cell>
          <table:table-cell office:value-type="string">
            <text:p>&lt;Thailand&gt;/&lt;imports&gt;/&lt;wordnet_electronics_106099269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Y</text:p>
          </table:table-cell>
          <table:table-cell office:value-type="string">
            <text:p>&lt;Thailand&gt;/&lt;imports&gt;/&lt;wordnet_plastic_11459261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Kyrgyzstan&gt;/&lt;imports&gt;/&lt;wordnet_foodstuff_10756634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Kyrgyzstan&gt;/&lt;imports&gt;/&lt;wordnet_machinery_10370164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Kyrgyzstan&gt;/&lt;imports&gt;/&lt;wordnet_medicine_106043075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Y</text:p>
          </table:table-cell>
          <table:table-cell office:value-type="string">
            <text:p>&lt;Kyrgyzstan&gt;/&lt;imports&gt;/&lt;wordnet_fabric_103309808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Y</text:p>
          </table:table-cell>
          <table:table-cell office:value-type="string">
            <text:p>&lt;Kyrgyzstan&gt;/&lt;imports&gt;/&lt;wordnet_vehicle_104524313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Australia&gt;/&lt;imports&gt;/&lt;wordnet_fertilizer_114859344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Australia&gt;/&lt;imports&gt;/&lt;wordnet_electronics_106099269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Y</text:p>
          </table:table-cell>
          <table:table-cell office:value-type="string">
            <text:p>&lt;Australia&gt;/&lt;imports&gt;/&lt;wordnet_vehicle_104524313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Slovakia&gt;/&lt;imports&gt;/&lt;wordnet_beverage_10788180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Slovakia&gt;/&lt;imports&gt;/&lt;wordnet_consumer_goods_103093574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Slovakia&gt;/&lt;imports&gt;/&lt;wordnet_plastic_11459261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Slovakia&gt;/&lt;imports&gt;/&lt;wordnet_vehicle_104524313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Poland&gt;/&lt;imports&gt;/&lt;wordnet_beverage_10788180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Poland&gt;/&lt;imports&gt;/&lt;wordnet_machinery_10370164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Poland&gt;/&lt;imports&gt;/&lt;wordnet_medicine_106043075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Poland&gt;/&lt;imports&gt;/&lt;wordnet_aircraft_102686568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Y</text:p>
          </table:table-cell>
          <table:table-cell office:value-type="string">
            <text:p>&lt;Poland&gt;/&lt;imports&gt;/&lt;wordnet_vehicle_104524313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Armenia&gt;/&lt;imports&gt;/&lt;wordnet_pharmaceutical_103920989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Armenia&gt;/&lt;imports&gt;/&lt;wordnet_consumer_goods_103093574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Armenia&gt;/&lt;imports&gt;/&lt;wordnet_meat_107649854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Armenia&gt;/&lt;imports&gt;/&lt;wordnet_plastic_11459261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Armenia&gt;/&lt;imports&gt;/&lt;wordnet_vehicle_104524313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Soviet_Union&gt;/&lt;imports&gt;/&lt;wordnet_food_100021265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Soviet_Union&gt;/&lt;imports&gt;/&lt;wordnet_petroleum_114980579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Tanzania&gt;/&lt;imports&gt;/&lt;wordnet_machinery_10370164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~</text:p>
          </table:table-cell>
          <table:table-cell office:value-type="string">
            <text:p>&lt;Tanzania&gt;/&lt;imports&gt;/&lt;wordnet_gem_103432972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~</text:p>
          </table:table-cell>
          <table:table-cell office:value-type="string">
            <text:p>&lt;Tanzania&gt;/&lt;imports&gt;/&lt;wordnet_scientific_instrument_104147495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~</text:p>
          </table:table-cell>
          <table:table-cell office:value-type="string">
            <text:p>&lt;Tanzania&gt;/&lt;imports&gt;/&lt;wordnet_fertilizer_114859344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~</text:p>
          </table:table-cell>
          <table:table-cell office:value-type="string">
            <text:p>&lt;Tanzania&gt;/&lt;imports&gt;/&lt;wordnet_petroleum_114980579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~</text:p>
          </table:table-cell>
          <table:table-cell office:value-type="string">
            <text:p>&lt;Quebec&gt;/&lt;imports&gt;/&lt;wordnet_machinery_10370164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~</text:p>
          </table:table-cell>
          <table:table-cell office:value-type="string">
            <text:p>&lt;Quebec&gt;/&lt;imports&gt;/&lt;wordnet_vehicle_104524313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~</text:p>
          </table:table-cell>
          <table:table-cell office:value-type="string">
            <text:p>&lt;Quebec&gt;/&lt;imports&gt;/&lt;wordnet_chemical_114806838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Quebec&gt;/&lt;imports&gt;/&lt;wordnet_clothing_10305154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Quebec&gt;/&lt;imports&gt;/&lt;wordnet_plastic_11459261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Quebec&gt;/&lt;imports&gt;/&lt;wordnet_petroleum_114980579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Ecuador&gt;/&lt;imports&gt;/&lt;wordnet_chemical_114806838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Ecuador&gt;/&lt;imports&gt;/&lt;wordnet_electronics_106099269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Y</text:p>
          </table:table-cell>
          <table:table-cell office:value-type="string">
            <text:p>&lt;Madagascar&gt;/&lt;imports&gt;/&lt;wordnet_foodstuff_10756634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Madagascar&gt;/&lt;imports&gt;/&lt;wordnet_petroleum_114980579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Madagascar&gt;/&lt;imports&gt;/&lt;wordnet_consumer_goods_103093574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Madagascar&gt;/&lt;imports&gt;/&lt;wordnet_chemical_114806838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Hungary&gt;/&lt;imports&gt;/&lt;wordnet_beverage_10788180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Y</text:p>
          </table:table-cell>
          <table:table-cell office:value-type="string">
            <text:p>&lt;Hungary&gt;/&lt;imports&gt;/&lt;wordnet_medicine_106043075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Hungary&gt;/&lt;imports&gt;/&lt;wordnet_petroleum_114980579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Y</text:p>
          </table:table-cell>
          <table:table-cell office:value-type="string">
            <text:p>&lt;Hungary&gt;/&lt;imports&gt;/&lt;wordnet_aircraft_102686568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~</text:p>
          </table:table-cell>
          <table:table-cell office:value-type="string">
            <text:p>&lt;Hungary&gt;/&lt;imports&gt;/&lt;wordnet_chemical_114806838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~</text:p>
          </table:table-cell>
          <table:table-cell office:value-type="string">
            <text:p>&lt;Hungary&gt;/&lt;imports&gt;/&lt;wordnet_motor_vehicle_103791235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Y</text:p>
          </table:table-cell>
          <table:table-cell office:value-type="string">
            <text:p>&lt;Hungary&gt;/&lt;imports&gt;/&lt;wordnet_clothing_10305154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~</text:p>
          </table:table-cell>
          <table:table-cell office:value-type="string">
            <text:p>&lt;Hungary&gt;/&lt;imports&gt;/&lt;wordnet_vehicle_104524313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~</text:p>
          </table:table-cell>
          <table:table-cell office:value-type="string">
            <text:p>&lt;American_Samoa&gt;/&lt;imports&gt;/&lt;wordnet_foodstuff_10756634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~</text:p>
          </table:table-cell>
          <table:table-cell office:value-type="string">
            <text:p>&lt;American_Samoa&gt;/&lt;imports&gt;/&lt;wordnet_electronics_106099269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~</text:p>
          </table:table-cell>
          <table:table-cell office:value-type="string">
            <text:p>&lt;American_Samoa&gt;/&lt;imports&gt;/&lt;wordnet_petroleum_114980579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~</text:p>
          </table:table-cell>
          <table:table-cell office:value-type="string">
            <text:p>&lt;Botswana&gt;/&lt;imports&gt;/&lt;wordnet_chemical_114806838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~</text:p>
          </table:table-cell>
          <table:table-cell office:value-type="string">
            <text:p>&lt;United_Arab_Emirates&gt;/&lt;imports&gt;/&lt;wordnet_machinery_10370164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~</text:p>
          </table:table-cell>
          <table:table-cell office:value-type="string">
            <text:p>&lt;United_Arab_Emirates&gt;/&lt;imports&gt;/&lt;wordnet_beverage_10788180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~</text:p>
          </table:table-cell>
          <table:table-cell office:value-type="string">
            <text:p>&lt;United_Arab_Emirates&gt;/&lt;imports&gt;/&lt;wordnet_gem_103432972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~</text:p>
          </table:table-cell>
          <table:table-cell office:value-type="string">
            <text:p>&lt;Mexico&gt;/&lt;imports&gt;/&lt;wordnet_machinery_10370164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Y</text:p>
          </table:table-cell>
          <table:table-cell office:value-type="string">
            <text:p>&lt;Mexico&gt;/&lt;imports&gt;/&lt;wordnet_natural_gas_11496009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Nepal&gt;/&lt;imports&gt;/&lt;wordnet_gem_103432972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Y</text:p>
          </table:table-cell>
          <table:table-cell office:value-type="string">
            <text:p>&lt;Benin&gt;/&lt;imports&gt;/&lt;wordnet_foodstuff_10756634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Benin&gt;/&lt;imports&gt;/&lt;wordnet_vehicle_104524313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Azerbaijan&gt;/&lt;imports&gt;/&lt;wordnet_plastic_11459261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Azerbaijan&gt;/&lt;imports&gt;/&lt;wordnet_petroleum_114980579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~</text:p>
          </table:table-cell>
          <table:table-cell office:value-type="string">
            <text:p>&lt;Azerbaijan&gt;/&lt;imports&gt;/&lt;wordnet_vehicle_104524313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~</text:p>
          </table:table-cell>
          <table:table-cell office:value-type="string">
            <text:p>&lt;Eritrea&gt;/&lt;imports&gt;/&lt;wordnet_beverage_10788180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~</text:p>
          </table:table-cell>
          <table:table-cell office:value-type="string">
            <text:p>&lt;Eritrea&gt;/&lt;imports&gt;/&lt;wordnet_aircraft_102686568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Eritrea&gt;/&lt;imports&gt;/&lt;wordnet_consumer_goods_103093574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Egypt&gt;/&lt;imports&gt;/&lt;wordnet_motor_vehicle_103791235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Egypt&gt;/&lt;imports&gt;/&lt;wordnet_paper_114974264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Egypt&gt;/&lt;imports&gt;/&lt;wordnet_plastic_11459261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Haiti&gt;/&lt;imports&gt;/&lt;wordnet_foodstuff_10756634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Czech_Republic&gt;/&lt;imports&gt;/&lt;wordnet_beverage_10788180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Czech_Republic&gt;/&lt;imports&gt;/&lt;wordnet_fuel_114875077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Czech_Republic&gt;/&lt;imports&gt;/&lt;wordnet_plastic_11459261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Czech_Republic&gt;/&lt;imports&gt;/&lt;wordnet_clothing_10305154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Czech_Republic&gt;/&lt;imports&gt;/&lt;wordnet_vehicle_104524313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~</text:p>
          </table:table-cell>
          <table:table-cell office:value-type="string">
            <text:p>&lt;Turkmenistan&gt;/&lt;imports&gt;/&lt;wordnet_chemical_114806838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~</text:p>
          </table:table-cell>
          <table:table-cell office:value-type="string">
            <text:p>&lt;Pakistan&gt;/&lt;imports&gt;/&lt;wordnet_fabric_103309808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~</text:p>
          </table:table-cell>
          <table:table-cell office:value-type="string">
            <text:p>&lt;Brunei&gt;/&lt;imports&gt;/&lt;wordnet_fuel_114875077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~</text:p>
          </table:table-cell>
          <table:table-cell office:value-type="string">
            <text:p>&lt;Puerto_Rico&gt;/&lt;imports&gt;/&lt;wordnet_foodstuff_10756634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~</text:p>
          </table:table-cell>
          <table:table-cell office:value-type="string">
            <text:p>&lt;Puerto_Rico&gt;/&lt;imports&gt;/&lt;wordnet_machinery_10370164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~</text:p>
          </table:table-cell>
          <table:table-cell office:value-type="string">
            <text:p>&lt;Puerto_Rico&gt;/&lt;imports&gt;/&lt;wordnet_fabric_103309808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~</text:p>
          </table:table-cell>
          <table:table-cell office:value-type="string">
            <text:p>&lt;Kuwait&gt;/&lt;imports&gt;/&lt;wordnet_beverage_10788180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Kuwait&gt;/&lt;imports&gt;/&lt;wordnet_machinery_10370164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Kuwait&gt;/&lt;imports&gt;/&lt;wordnet_fabric_103309808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Japan&gt;/&lt;imports&gt;/&lt;wordnet_motor_vehicle_103791235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Estonia&gt;/&lt;imports&gt;/&lt;wordnet_medicine_106043075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~</text:p>
          </table:table-cell>
          <table:table-cell office:value-type="string">
            <text:p>&lt;Estonia&gt;/&lt;imports&gt;/&lt;wordnet_grain_109290777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~</text:p>
          </table:table-cell>
          <table:table-cell office:value-type="string">
            <text:p>&lt;Estonia&gt;/&lt;imports&gt;/&lt;wordnet_fuel_114875077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~</text:p>
          </table:table-cell>
          <table:table-cell office:value-type="string">
            <text:p>&lt;Estonia&gt;/&lt;imports&gt;/&lt;wordnet_chemical_114806838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~</text:p>
          </table:table-cell>
          <table:table-cell office:value-type="string">
            <text:p>&lt;Jordan&gt;/&lt;imports&gt;/&lt;wordnet_motor_vehicle_103791235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Jordan&gt;/&lt;imports&gt;/&lt;wordnet_plastic_11459261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Montenegro&gt;/&lt;imports&gt;/&lt;wordnet_machinery_103701640&gt;</text:p>
          </table:table-cell>
          <table:table-cell table:number-columns-repeated="29"/>
        </table:table-row>
        <table:table-row table:style-name="ro1">
          <table:table-cell office:value-type="string">
            <text:p>?s21 <text:s/>&lt;imports&gt; <text:s/>?o63 <text:s/>?o21 <text:s/>&lt;exports&gt; <text:s/>?o63 <text:s text:c="2"/>=&gt; ?s21 <text:s/>&lt;dealsWith&gt; <text:s/>?o21 <text:s/>Support: 1.2757054651222125E-4 Confidence: 0.5263157894736842 Improved confidence: 0.7317073170731707 Head coverage: 0.4918032786885246 Predictiveness: 0.2807017543859649 Improved Predictiveness: 0.2053915275994865 Std. Improved Predictiveness: 0.1477377654662973 Cardinality: 60 Counting on variable: ?s21 Body size: 114</text:p>
          </table:table-cell>
          <table:table-cell table:number-columns-repeated="30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Costa_Rica&gt;/&lt;dealsWith&gt;/&lt;Belize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Costa_Rica&gt;/&lt;dealsWith&gt;/&lt;Libya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Costa_Rica&gt;/&lt;dealsWith&gt;/&lt;Yemen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Costa_Rica&gt;/&lt;dealsWith&gt;/&lt;Ecuador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Y</text:p>
          </table:table-cell>
          <table:table-cell office:value-type="string">
            <text:p>&lt;Faroe_Islands&gt;/&lt;dealsWith&gt;/&lt;Oman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Faroe_Islands&gt;/&lt;dealsWith&gt;/&lt;Denmark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Faroe_Islands&gt;/&lt;dealsWith&gt;/&lt;Burma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Faroe_Islands&gt;/&lt;dealsWith&gt;/&lt;Sri_Lanka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Faroe_Islands&gt;/&lt;dealsWith&gt;/&lt;Uruguay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Faroe_Islands&gt;/&lt;dealsWith&gt;/&lt;New_Zealand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Faroe_Islands&gt;/&lt;dealsWith&gt;/&lt;Norway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Faroe_Islands&gt;/&lt;dealsWith&gt;/&lt;Kiribati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Faroe_Islands&gt;/&lt;dealsWith&gt;/&lt;Somalia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Faroe_Islands&gt;/&lt;dealsWith&gt;/&lt;Cambodia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Zambia&gt;/&lt;dealsWith&gt;/&lt;Bulgaria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Namibia&gt;/&lt;dealsWith&gt;/&lt;Venezuela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Namibia&gt;/&lt;dealsWith&gt;/&lt;Luxembourg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Namibia&gt;/&lt;dealsWith&gt;/&lt;Russia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South_Korea&gt;/&lt;dealsWith&gt;/&lt;Moldova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Zimbabwe&gt;/&lt;dealsWith&gt;/&lt;Venezuela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Zimbabwe&gt;/&lt;dealsWith&gt;/&lt;United_Kingdom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Zimbabwe&gt;/&lt;dealsWith&gt;/&lt;Luxembourg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Morocco&gt;/&lt;dealsWith&gt;/&lt;Afghanistan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Morocco&gt;/&lt;dealsWith&gt;/&lt;San_Marino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Morocco&gt;/&lt;dealsWith&gt;/&lt;Syria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Cambodia&gt;/&lt;dealsWith&gt;/&lt;Moldova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Cambodia&gt;/&lt;dealsWith&gt;/&lt;Dominican_Republic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Cambodia&gt;/&lt;dealsWith&gt;/&lt;Mauritania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Cambodia&gt;/&lt;dealsWith&gt;/&lt;Nicaragua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Cambodia&gt;/&lt;dealsWith&gt;/&lt;Ghana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Cambodia&gt;/&lt;dealsWith&gt;/&lt;Namibia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Cambodia&gt;/&lt;dealsWith&gt;/&lt;Spain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Cambodia&gt;/&lt;dealsWith&gt;/&lt;Suriname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Greece&gt;/&lt;dealsWith&gt;/&lt;Venezuela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Greece&gt;/&lt;dealsWith&gt;/&lt;New_Zealand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Bulgaria&gt;/&lt;dealsWith&gt;/&lt;United_Kingdom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Andorra&gt;/&lt;dealsWith&gt;/&lt;Mexico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Nigeria&gt;/&lt;dealsWith&gt;/&lt;Venezuela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Nigeria&gt;/&lt;dealsWith&gt;/&lt;Israel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Nigeria&gt;/&lt;dealsWith&gt;/&lt;Jamaica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Liechtenstein&gt;/&lt;dealsWith&gt;/&lt;Ukraine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Liechtenstein&gt;/&lt;dealsWith&gt;/&lt;Macau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Y</text:p>
          </table:table-cell>
          <table:table-cell office:value-type="string">
            <text:p>&lt;Liechtenstein&gt;/&lt;dealsWith&gt;/&lt;Benin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Liechtenstein&gt;/&lt;dealsWith&gt;/&lt;Latvia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Liechtenstein&gt;/&lt;dealsWith&gt;/&lt;Botswana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Indonesia&gt;/&lt;dealsWith&gt;/&lt;Mexico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Y</text:p>
          </table:table-cell>
          <table:table-cell office:value-type="string">
            <text:p>&lt;Indonesia&gt;/&lt;dealsWith&gt;/&lt;Taiwan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Western_Sahara&gt;/&lt;dealsWith&gt;/&lt;Ukraine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Western_Sahara&gt;/&lt;dealsWith&gt;/&lt;Nagorno-Karabakh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Gibraltar&gt;/&lt;dealsWith&gt;/&lt;Austria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Y</text:p>
          </table:table-cell>
          <table:table-cell office:value-type="string">
            <text:p>&lt;Taiwan&gt;/&lt;dealsWith&gt;/&lt;Syria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Y</text:p>
          </table:table-cell>
          <table:table-cell office:value-type="string">
            <text:p>&lt;Cuba&gt;/&lt;dealsWith&gt;/&lt;Syria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Cuba&gt;/&lt;dealsWith&gt;/&lt;Luxembourg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Cuba&gt;/&lt;dealsWith&gt;/&lt;Democratic_Republic_of_the_Congo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Cuba&gt;/&lt;dealsWith&gt;/&lt;Russia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Papua_New_Guinea&gt;/&lt;dealsWith&gt;/&lt;United_Kingdom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Papua_New_Guinea&gt;/&lt;dealsWith&gt;/&lt;Luxembourg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Papua_New_Guinea&gt;/&lt;dealsWith&gt;/&lt;Taiwan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Papua_New_Guinea&gt;/&lt;dealsWith&gt;/&lt;Russia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Bangladesh&gt;/&lt;dealsWith&gt;/&lt;Israel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Bangladesh&gt;/&lt;dealsWith&gt;/&lt;Luxembourg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Bangladesh&gt;/&lt;dealsWith&gt;/&lt;Russia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North_Korea&gt;/&lt;dealsWith&gt;/&lt;Oman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North_Korea&gt;/&lt;dealsWith&gt;/&lt;Belize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North_Korea&gt;/&lt;dealsWith&gt;/&lt;Bangladesh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North_Korea&gt;/&lt;dealsWith&gt;/&lt;Botswana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North_Korea&gt;/&lt;dealsWith&gt;/&lt;Indonesia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North_Korea&gt;/&lt;dealsWith&gt;/&lt;People's_Republic_of_China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North_Korea&gt;/&lt;dealsWith&gt;/&lt;Macau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North_Korea&gt;/&lt;dealsWith&gt;/&lt;Benin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North_Korea&gt;/&lt;dealsWith&gt;/&lt;Nepal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North_Korea&gt;/&lt;dealsWith&gt;/&lt;Libya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North_Korea&gt;/&lt;dealsWith&gt;/&lt;Greece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North_Korea&gt;/&lt;dealsWith&gt;/&lt;Latvia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Venezuela&gt;/&lt;dealsWith&gt;/&lt;Burma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Venezuela&gt;/&lt;dealsWith&gt;/&lt;Mexico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Venezuela&gt;/&lt;dealsWith&gt;/&lt;Brazil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Venezuela&gt;/&lt;dealsWith&gt;/&lt;Panama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Venezuela&gt;/&lt;dealsWith&gt;/&lt;Bulgaria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Queensland&gt;/&lt;dealsWith&gt;/&lt;Dominican_Republic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Queensland&gt;/&lt;dealsWith&gt;/&lt;Mauritania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Queensland&gt;/&lt;dealsWith&gt;/&lt;Australia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Queensland&gt;/&lt;dealsWith&gt;/&lt;Peru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Queensland&gt;/&lt;dealsWith&gt;/&lt;Democratic_Republic_of_the_Congo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Queensland&gt;/&lt;dealsWith&gt;/&lt;Papua_New_Guinea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Queensland&gt;/&lt;dealsWith&gt;/&lt;South_Africa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Queensland&gt;/&lt;dealsWith&gt;/&lt;Ghana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Queensland&gt;/&lt;dealsWith&gt;/&lt;Namibia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Queensland&gt;/&lt;dealsWith&gt;/&lt;Ethiopia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Queensland&gt;/&lt;dealsWith&gt;/&lt;Andorra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Queensland&gt;/&lt;dealsWith&gt;/&lt;Burkina_Faso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Queensland&gt;/&lt;dealsWith&gt;/&lt;Canada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Queensland&gt;/&lt;dealsWith&gt;/&lt;Suriname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Lesotho&gt;/&lt;dealsWith&gt;/&lt;New_Zealand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Israel&gt;/&lt;dealsWith&gt;/&lt;Kazakhstan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Swaziland&gt;/&lt;dealsWith&gt;/&lt;Venezuela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Swaziland&gt;/&lt;dealsWith&gt;/&lt;Ukraine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Swaziland&gt;/&lt;dealsWith&gt;/&lt;Israel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Swaziland&gt;/&lt;dealsWith&gt;/&lt;New_Zealand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Swaziland&gt;/&lt;dealsWith&gt;/&lt;Russia&gt;</text:p>
          </table:table-cell>
          <table:table-cell table:number-columns-repeated="29"/>
        </table:table-row>
        <table:table-row table:style-name="ro1">
          <table:table-cell office:value-type="string">
            <text:p>?s67 <text:s/>&lt;isCitizenOf&gt; <text:s/>?s12 <text:s/>?s67 <text:s/>&lt;wasBornIn&gt; <text:s/>?o12 <text:s text:c="2"/>=&gt; ?s12 <text:s/>&lt;hasCapital&gt; <text:s/>?o12 <text:s/>Support: 1.382014253882397E-4 Confidence: 0.5158730158730159 Improved confidence: 0.6018518518518519 Head coverage: 0.03067484662576687 Predictiveness: 0.1428571428571429 Improved Predictiveness: 0.085978835978836 Std. Improved Predictiveness: 0.07369614512471659 Cardinality: 65 Counting on variable: ?s12 Body size: 126</text:p>
          </table:table-cell>
          <table:table-cell table:number-columns-repeated="30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Yemen&gt;/&lt;hasCapital&gt;/&lt;Jeddah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Yemen&gt;/&lt;hasCapital&gt;/&lt;Mecca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Socialist_Federal_Republic_of_Yugoslavia&gt;/&lt;hasCapital&gt;/&lt;Sveti_Nikole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Y</text:p>
          </table:table-cell>
          <table:table-cell office:value-type="string">
            <text:p>&lt;Electorate_of_Brunswick-LÃ¼neburg&gt;/&lt;hasCapital&gt;/&lt;Hanover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Sri_Lanka&gt;/&lt;hasCapital&gt;/&lt;Galle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Sri_Lanka&gt;/&lt;hasCapital&gt;/&lt;Badulla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Sri_Lanka&gt;/&lt;hasCapital&gt;/&lt;Kandy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Sri_Lanka&gt;/&lt;hasCapital&gt;/&lt;Kurunegala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Sri_Lanka&gt;/&lt;hasCapital&gt;/&lt;Anuradhapura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Sri_Lanka&gt;/&lt;hasCapital&gt;/&lt;Colombo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Philippines&gt;/&lt;hasCapital&gt;/&lt;Mandaluyong_City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Philippines&gt;/&lt;hasCapital&gt;/&lt;Quezon_City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Philippines&gt;/&lt;hasCapital&gt;/&lt;Cavite_City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Philippines&gt;/&lt;hasCapital&gt;/&lt;Cebu_City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Philippines&gt;/&lt;hasCapital&gt;/&lt;Vallejo,_California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Philippines&gt;/&lt;hasCapital&gt;/&lt;Iloilo_City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Philippines&gt;/&lt;hasCapital&gt;/&lt;Tanauan_City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Philippines&gt;/&lt;hasCapital&gt;/&lt;Xiamen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Philippines&gt;/&lt;hasCapital&gt;/&lt;Makati_City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Philippines&gt;/&lt;hasCapital&gt;/&lt;Vigan_City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Philippines&gt;/&lt;hasCapital&gt;/&lt;Isabela_City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Philippines&gt;/&lt;hasCapital&gt;/&lt;Tagbilaran_City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Philippines&gt;/&lt;hasCapital&gt;/&lt;Pasig_City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Philippines&gt;/&lt;hasCapital&gt;/&lt;Malabon_City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Philippines&gt;/&lt;hasCapital&gt;/&lt;Cagayan_de_Oro_City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Philippines&gt;/&lt;hasCapital&gt;/&lt;Zamboanga_City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Weimar_Republic&gt;/&lt;hasCapital&gt;/&lt;Frankfurt_am_Main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Rhodesia&gt;/&lt;hasCapital&gt;/&lt;Pretoria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Prussia&gt;/&lt;hasCapital&gt;/&lt;Berlin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Pakistan&gt;/&lt;hasCapital&gt;/&lt;Karnal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Pakistan&gt;/&lt;hasCapital&gt;/&lt;Hoshiarpur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Pakistan&gt;/&lt;hasCapital&gt;/&lt;Hyderabad,_India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Pakistan&gt;/&lt;hasCapital&gt;/&lt;Allahabad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Pakistan&gt;/&lt;hasCapital&gt;/&lt;Malihabad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Pakistan&gt;/&lt;hasCapital&gt;/&lt;Talwan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Pakistan&gt;/&lt;hasCapital&gt;/&lt;Lucknow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Pakistan&gt;/&lt;hasCapital&gt;/&lt;Aligarh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Pakistan&gt;/&lt;hasCapital&gt;/&lt;Bhopal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Pakistan&gt;/&lt;hasCapital&gt;/&lt;Jalandhar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Pakistan&gt;/&lt;hasCapital&gt;/&lt;Delhi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Pakistan&gt;/&lt;hasCapital&gt;/&lt;Parbhani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Pakistan&gt;/&lt;hasCapital&gt;/&lt;Phillaur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Pakistan&gt;/&lt;hasCapital&gt;/&lt;Amritsar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Pakistan&gt;/&lt;hasCapital&gt;/&lt;Ludhiana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Pakistan&gt;/&lt;hasCapital&gt;/&lt;Garhmukteshwar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Pakistan&gt;/&lt;hasCapital&gt;/&lt;Mahilpur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Pakistan&gt;/&lt;hasCapital&gt;/&lt;Karachi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Pakistan&gt;/&lt;hasCapital&gt;/&lt;Batala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Pakistan&gt;/&lt;hasCapital&gt;/&lt;Amroha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Y</text:p>
          </table:table-cell>
          <table:table-cell office:value-type="string">
            <text:p>&lt;Pakistan&gt;/&lt;hasCapital&gt;/&lt;Islamabad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Pakistan&gt;/&lt;hasCapital&gt;/&lt;Sironj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Pakistan&gt;/&lt;hasCapital&gt;/&lt;Bantva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Singapore&gt;/&lt;hasCapital&gt;/&lt;Wuhan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Singapore&gt;/&lt;hasCapital&gt;/&lt;Porto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Singapore&gt;/&lt;hasCapital&gt;/&lt;Colombo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Y</text:p>
          </table:table-cell>
          <table:table-cell office:value-type="string">
            <text:p>&lt;Samoa&gt;/&lt;hasCapital&gt;/&lt;Apia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Holland&gt;/&lt;hasCapital&gt;/&lt;Amsterdam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Belgium&gt;/&lt;hasCapital&gt;/&lt;Leuven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Belgium&gt;/&lt;hasCapital&gt;/&lt;Kobe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Belgium&gt;/&lt;hasCapital&gt;/&lt;Mechelen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Belgium&gt;/&lt;hasCapital&gt;/&lt;Ostend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Belgium&gt;/&lt;hasCapital&gt;/&lt;LiÃ¨ge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Belgium&gt;/&lt;hasCapital&gt;/&lt;Ghent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Belgium&gt;/&lt;hasCapital&gt;/&lt;Kortrijk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Belgium&gt;/&lt;hasCapital&gt;/&lt;Bruges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Belgium&gt;/&lt;hasCapital&gt;/&lt;Hasselt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Belgium&gt;/&lt;hasCapital&gt;/&lt;Turin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Belgium&gt;/&lt;hasCapital&gt;/&lt;Antwerp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Kingdom_of_Yugoslavia&gt;/&lt;hasCapital&gt;/&lt;Novi_Sad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Y</text:p>
          </table:table-cell>
          <table:table-cell office:value-type="string">
            <text:p>&lt;Kingdom_of_Yugoslavia&gt;/&lt;hasCapital&gt;/&lt;Belgrade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Y</text:p>
          </table:table-cell>
          <table:table-cell office:value-type="string">
            <text:p>&lt;Macau&gt;/&lt;hasCapital&gt;/&lt;Macau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Macau&gt;/&lt;hasCapital&gt;/&lt;Lisbon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Hong_Kong&gt;/&lt;hasCapital&gt;/&lt;Vancouver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Y</text:p>
          </table:table-cell>
          <table:table-cell office:value-type="string">
            <text:p>&lt;Hong_Kong&gt;/&lt;hasCapital&gt;/&lt;Hong_Kong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Afghanistan&gt;/&lt;hasCapital&gt;/&lt;Kandahar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Algeria&gt;/&lt;hasCapital&gt;/&lt;Jijel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office:value-type="string">
            <text:p>&lt;Algeria&gt;/&lt;hasCapital&gt;/&lt;Nice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Y</text:p>
          </table:table-cell>
          <table:table-cell office:value-type="string">
            <text:p>&lt;Algeria&gt;/&lt;hasCapital&gt;/&lt;Algiers&gt;</text:p>
          </table:table-cell>
          <table:table-cell table:number-columns-repeated="29"/>
        </table:table-row>
        <table:table-row table:style-name="ro1">
          <table:table-cell office:value-type="string">
            <text:p>?s33 <text:s/>&lt;produced&gt; <text:s/>?o33 <text:s/>?s33 <text:s/>&lt;created&gt; <text:s/>?o33 <text:s text:c="2"/>=&gt; ?s33 <text:s/>&lt;directed&gt; <text:s/>?o33 <text:s/>Support: 0.002475711298586771 Confidence: 0.5156087408949012 Improved confidence: 0.6083486801718846 Head coverage: 0.03134687163914721 Predictiveness: 0.15244536940686781 Improved Predictiveness: 0.09273993927698343 Std. Improved Predictiveness: 0.0786021649751332 Cardinality: 991 Counting on variable: ?o33 Body size: 1922</text:p>
          </table:table-cell>
          <table:table-cell table:number-columns-repeated="30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Yuvan_Shankar_Raja&gt;/&lt;directed&gt;/&lt;Chennai_600028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Sheryl_Leach&gt;/&lt;directed&gt;/&lt;Barney's_Great_Adventure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Yuvan_Shankar_Raja&gt;/&lt;directed&gt;/&lt;Boss_Engira_Bhaskaran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A._R._Rahman&gt;/&lt;directed&gt;/&lt;Mudhalvan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Y</text:p>
          </table:table-cell>
          <table:table-cell table:style-name="ce2" office:value-type="string">
            <text:p>&lt;Ovidio_G._Assonitis&gt;/&lt;directed&gt;/&lt;Red_Riding_Hood_(2003_film)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BBC_Alba&gt;/&lt;directed&gt;/&lt;EÃ²rpa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Y</text:p>
          </table:table-cell>
          <table:table-cell table:style-name="ce2" office:value-type="string">
            <text:p>&lt;Tsui_Siu-Ming&gt;/&lt;directed&gt;/&lt;Twins_Mission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Peter_McCarthy&gt;/&lt;directed&gt;/&lt;Tapeheads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Y</text:p>
          </table:table-cell>
          <table:table-cell table:style-name="ce2" office:value-type="string">
            <text:p>&lt;Sachin_Dev_Burman&gt;/&lt;directed&gt;/&lt;Baat_Ek_Raat_Ki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Y</text:p>
          </table:table-cell>
          <table:table-cell table:style-name="ce2" office:value-type="string">
            <text:p>&lt;Louis_Malle&gt;/&lt;directed&gt;/&lt;Pretty_Baby_(film)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Christopher_Pike_(author)&gt;/&lt;directed&gt;/&lt;Fall_Into_Darkness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Yuvan_Shankar_Raja&gt;/&lt;directed&gt;/&lt;April_Maadhathil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Yuvan_Shankar_Raja&gt;/&lt;directed&gt;/&lt;Pudhukottaiyilirundhu_Saravanan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David_Koepp&gt;/&lt;directed&gt;/&lt;Apartment_Zero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Dino_Merlin&gt;/&lt;directed&gt;/&lt;Live_Koaevo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Daniel_Amos&gt;/&lt;directed&gt;/&lt;Instruction_Through_Film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Dana_Andersen&gt;/&lt;directed&gt;/&lt;Purple_Gas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A._R._Rahman&gt;/&lt;directed&gt;/&lt;Parthale_Paravasam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Yuvan_Shankar_Raja&gt;/&lt;directed&gt;/&lt;Vaamanan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Johnny_Carpenter&gt;/&lt;directed&gt;/&lt;Son_of_the_Renegade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Y</text:p>
          </table:table-cell>
          <table:table-cell table:style-name="ce2" office:value-type="string">
            <text:p>&lt;Rich_Mullins&gt;/&lt;directed&gt;/&lt;Canticle_of_the_Plains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Tsui_Hark&gt;/&lt;directed&gt;/&lt;New_Dragon_Gate_Inn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Yuvan_Shankar_Raja&gt;/&lt;directed&gt;/&lt;Dheena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Jeffrey_Konvitz&gt;/&lt;directed&gt;/&lt;Silent_Night,_Bloody_Night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Roy_Boulter&gt;/&lt;directed&gt;/&lt;Under_the_Mud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Yuvan_Shankar_Raja&gt;/&lt;directed&gt;/&lt;Yogi_(2009_film)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Ameer_Sultan&gt;/&lt;directed&gt;/&lt;Yogi_(2009_film)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Y</text:p>
          </table:table-cell>
          <table:table-cell table:style-name="ce2" office:value-type="string">
            <text:p>&lt;George_Harrison&gt;/&lt;directed&gt;/&lt;The_Concert_for_Bangladesh_(album)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Harold_Shumate&gt;/&lt;directed&gt;/&lt;Escape_by_Night_(1937_film)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Jocelyn_Moorhouse&gt;/&lt;directed&gt;/&lt;Unconditional_Love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Preston_A._Whitmore_II&gt;/&lt;directed&gt;/&lt;Dough_Boys_(film)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Naushad&gt;/&lt;directed&gt;/&lt;Uran_Khatola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Y</text:p>
          </table:table-cell>
          <table:table-cell table:style-name="ce2" office:value-type="string">
            <text:p>&lt;Yoram_Gross&gt;/&lt;directed&gt;/&lt;Blinky_Bill_(film)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Spede_Pasanen&gt;/&lt;directed&gt;/&lt;PÃ¤hkÃ¤hullu_Suomi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Manfred_Wong&gt;/&lt;directed&gt;/&lt;Portland_Street_Blues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Javed_Jabbar&gt;/&lt;directed&gt;/&lt;Ramchand_Pakistani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Devi_Sri_Prasad&gt;/&lt;directed&gt;/&lt;Kanthaswamy_(film)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Y</text:p>
          </table:table-cell>
          <table:table-cell table:style-name="ce2" office:value-type="string">
            <text:p>&lt;Pennywise_(band)&gt;/&lt;directed&gt;/&lt;Home_Movies_(video)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TISM&gt;/&lt;directed&gt;/&lt;The_White_Albun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Mary_Sweeney&gt;/&lt;directed&gt;/&lt;The_Straight_Story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Y</text:p>
          </table:table-cell>
          <table:table-cell table:style-name="ce2" office:value-type="string">
            <text:p>&lt;Rolf_de_Heer&gt;/&lt;directed&gt;/&lt;Ten_Canoes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Snowy_White&gt;/&lt;directed&gt;/&lt;The_Way_It_Is...Live!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Adam_Small&gt;/&lt;directed&gt;/&lt;Malibu's_Most_Wanted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Barry_Morrow&gt;/&lt;directed&gt;/&lt;Race_the_Sun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Harry_S._Webb&gt;/&lt;directed&gt;/&lt;Loser's_End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Yuvan_Shankar_Raja&gt;/&lt;directed&gt;/&lt;Kadhal_Samrajyam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Neil_Murphy&gt;/&lt;directed&gt;/&lt;The_Disappeared_(2008_Film)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Bill_Walsh_(producer)&gt;/&lt;directed&gt;/&lt;Lt._Robin_Crusoe,_U.S.N.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Grace_Kosaka&gt;/&lt;directed&gt;/&lt;Nexus_(film)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Herman_Cohen&gt;/&lt;directed&gt;/&lt;Black_Zoo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Charles_Gary_Allison&gt;/&lt;directed&gt;/&lt;Fraternity_Row_(film)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Shankar-Ehsaan-Loy&gt;/&lt;directed&gt;/&lt;Lakshya_(film)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Melvin_Frank&gt;/&lt;directed&gt;/&lt;Mr._Blandings_Builds_His_Dream_House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Kevin_Willmott&gt;/&lt;directed&gt;/&lt;Ninth_Street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Yuvan_Shankar_Raja&gt;/&lt;directed&gt;/&lt;Daas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Stacy_Keach&gt;/&lt;directed&gt;/&lt;The_Long_Riders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Quentin_Tarantino&gt;/&lt;directed&gt;/&lt;Past_Midnight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Alexandre_Aja&gt;/&lt;directed&gt;/&lt;P2_(film)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Lloyd_Kaufman&gt;/&lt;directed&gt;/&lt;Sugar_Cookies_(film)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A._R._Rahman&gt;/&lt;directed&gt;/&lt;Padayappa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Christopher_Neame_(writer/producer)&gt;/&lt;directed&gt;/&lt;Feast_of_July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A._R._Rahman&gt;/&lt;directed&gt;/&lt;Naani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Tom_Hubbard&gt;/&lt;directed&gt;/&lt;Raiders_of_Old_California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Y</text:p>
          </table:table-cell>
          <table:table-cell table:style-name="ce2" office:value-type="string">
            <text:p>&lt;Lexi_Alexander&gt;/&lt;directed&gt;/&lt;Johnny_Flynton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Dan_Bucatinsky&gt;/&lt;directed&gt;/&lt;All_Over_the_Guy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Mick_Molloy&gt;/&lt;directed&gt;/&lt;BoyTown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Roman_Coppola&gt;/&lt;directed&gt;/&lt;The_Spirit_of_'76_(1990_film)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James_Vasanthan&gt;/&lt;directed&gt;/&lt;Naanayam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Pedro_MasÃ³&gt;/&lt;directed&gt;/&lt;La_gran_familia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Y</text:p>
          </table:table-cell>
          <table:table-cell table:style-name="ce2" office:value-type="string">
            <text:p>&lt;Noah_Sife&gt;/&lt;directed&gt;/&lt;The_Adventures_of_Noah_Sife_V._2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Yuvan_Shankar_Raja&gt;/&lt;directed&gt;/&lt;Kalvanin_Kadhali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A._R._Rahman&gt;/&lt;directed&gt;/&lt;Jodi_(film)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David_E._Kelley&gt;/&lt;directed&gt;/&lt;To_Gillian_on_Her_37th_Birthday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Eugene_Levy&gt;/&lt;directed&gt;/&lt;The_Last_Polka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Jo_Swerling&gt;/&lt;directed&gt;/&lt;Humor_Risk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Yuvan_Shankar_Raja&gt;/&lt;directed&gt;/&lt;Seshu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Rick_Gitelson&gt;/&lt;directed&gt;/&lt;Handy_Manny's_Motorcycle_Adventure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Artie_Lange&gt;/&lt;directed&gt;/&lt;Artie_Lange's_Beer_League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Vijay_Antony&gt;/&lt;directed&gt;/&lt;Dishyum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Harris_Jayaraj&gt;/&lt;directed&gt;/&lt;Munna_(film)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Himesh_Reshammiya&gt;/&lt;directed&gt;/&lt;Tere_Naam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Rajesh_Roshan&gt;/&lt;directed&gt;/&lt;Kya_Kehna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David_Conrad&gt;/&lt;directed&gt;/&lt;Roggue_Doggz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Yuvan_Shankar_Raja&gt;/&lt;directed&gt;/&lt;Puthiya_Geethai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Vishal-Shekhar&gt;/&lt;directed&gt;/&lt;Taxi_No._9211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Yuvan_Shankar_Raja&gt;/&lt;directed&gt;/&lt;Kedi_(2006_film)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Raci_^a_maz&gt;/&lt;directed&gt;/&lt;Valley_of_the_Wolves_Iraq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Albert_Band&gt;/&lt;directed&gt;/&lt;The_Avenger_(1962_film)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Peer_Guldbrandsen&gt;/&lt;directed&gt;/&lt;I,_a_Lover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Yuvan_Shankar_Raja&gt;/&lt;directed&gt;/&lt;Silambattam_(film)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Lawrence_Cheng&gt;/&lt;directed&gt;/&lt;The_Eye_2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Waheed_Murad&gt;/&lt;directed&gt;/&lt;Ehsaan_(1967_film)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Yuvan_Shankar_Raja&gt;/&lt;directed&gt;/&lt;Machakaaran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Sam_Jaeger&gt;/&lt;directed&gt;/&lt;Advantage_Hart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Mahesh_Bhatt&gt;/&lt;directed&gt;/&lt;Woh_Lamhe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Jess_Winfield&gt;/&lt;directed&gt;/&lt;Stitch!_The_Movie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Neveldine/Taylor&gt;/&lt;directed&gt;/&lt;Pathology_(film)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Rodney_Dangerfield&gt;/&lt;directed&gt;/&lt;Rover_Dangerfield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Matt_Greenberg&gt;/&lt;directed&gt;/&lt;The_Prophecy_II&gt;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&lt;Vishal-Shekhar&gt;/&lt;directed&gt;/&lt;Honeymoon_Travels_Pvt._Ltd.&gt;</text:p>
          </table:table-cell>
          <table:table-cell table:number-columns-repeated="29"/>
        </table:table-row>
        <table:table-row table:style-name="ro1">
          <table:table-cell office:value-type="string">
            <text:p>?s13 <text:s/>&lt;dealsWith&gt; <text:s/>?o55 <text:s/>?o55 <text:s/>&lt;exports&gt; <text:s/>?o13 <text:s text:c="2"/>=&gt; ?s13 <text:s/>&lt;imports&gt; <text:s/>?o13 <text:s/>Support: 1.2757054651222125E-4 Confidence: 0.5128205128205128 Improved confidence: 0.7317073170731707 Head coverage: 0.5172413793103449 Predictiveness: 0.2991452991452992 Improved Predictiveness: 0.21888680425265794 Std. Improved Predictiveness: 0.15340784571553803 Cardinality: 60 Counting on variable: ?s13 Body size: 117</text:p>
          </table:table-cell>
          <table:table-cell table:number-columns-repeated="30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Qatar&gt;/&lt;imports&gt;/&lt;wordnet_software_106566077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Qatar&gt;/&lt;imports&gt;/&lt;wordnet_fuel_114875077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Thailand&gt;/&lt;imports&gt;/&lt;wordnet_electronic_equipment_103278248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Thailand&gt;/&lt;imports&gt;/&lt;wordnet_apparel_10272844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Kyrgyzstan&gt;/&lt;imports&gt;/&lt;wordnet_lumber_11494358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Kyrgyzstan&gt;/&lt;imports&gt;/&lt;wordnet_aluminum_11462782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Kyrgyzstan&gt;/&lt;imports&gt;/&lt;wordnet_wool_104599235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Y</text:p>
          </table:table-cell>
          <table:table-cell office:value-type="string">
            <text:p>&lt;Kyrgyzstan&gt;/&lt;imports&gt;/&lt;wordnet_wood_pulp_115103634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Kyrgyzstan&gt;/&lt;imports&gt;/&lt;wordnet_natural_gas_11496009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Y</text:p>
          </table:table-cell>
          <table:table-cell office:value-type="string">
            <text:p>&lt;Kyrgyzstan&gt;/&lt;imports&gt;/&lt;wordnet_fertilizer_114859344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Y</text:p>
          </table:table-cell>
          <table:table-cell office:value-type="string">
            <text:p>&lt;Australia&gt;/&lt;imports&gt;/&lt;wordnet_electronic_equipment_103278248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Australia&gt;/&lt;imports&gt;/&lt;wordnet_rubber_115006258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Australia&gt;/&lt;imports&gt;/&lt;wordnet_software_106566077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Slovakia&gt;/&lt;imports&gt;/&lt;wordnet_natural_gas_11496009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Poland&gt;/&lt;imports&gt;/&lt;wordnet_natural_gas_11496009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Poland&gt;/&lt;imports&gt;/&lt;wordnet_motor_vehicle_103791235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Y</text:p>
          </table:table-cell>
          <table:table-cell office:value-type="string">
            <text:p>&lt;Poland&gt;/&lt;imports&gt;/&lt;wordnet_tobacco_104442831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Armenia&gt;/&lt;imports&gt;/&lt;wordnet_metallic_element_114625458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Armenia&gt;/&lt;imports&gt;/&lt;wordnet_scrap_metal_114857737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Armenia&gt;/&lt;imports&gt;/&lt;wordnet_ore_11468850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Soviet_Union&gt;/&lt;imports&gt;/&lt;wordnet_sugar_107859284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Soviet_Union&gt;/&lt;imports&gt;/&lt;wordnet_nickel_11464661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Soviet_Union&gt;/&lt;imports&gt;/&lt;wordnet_tobacco_104442831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Bahrain&gt;/&lt;imports&gt;/&lt;wordnet_fuel_114875077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Tanzania&gt;/&lt;imports&gt;/&lt;wordnet_fish_102512053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Tanzania&gt;/&lt;imports&gt;/&lt;wordnet_coffee_bean_107929351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Tanzania&gt;/&lt;imports&gt;/&lt;wordnet_diamond_113371958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Quebec&gt;/&lt;imports&gt;/&lt;wordnet_beverage_10788180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Quebec&gt;/&lt;imports&gt;/&lt;wordnet_tobacco_104442831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Ecuador&gt;/&lt;imports&gt;/&lt;wordnet_car_102958343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Ecuador&gt;/&lt;imports&gt;/&lt;wordnet_coffee_bean_107929351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Ecuador&gt;/&lt;imports&gt;/&lt;wordnet_soy_112532564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Madagascar&gt;/&lt;imports&gt;/&lt;wordnet_beverage_10788180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Madagascar&gt;/&lt;imports&gt;/&lt;wordnet_fabric_103309808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Madagascar&gt;/&lt;imports&gt;/&lt;wordnet_fuel_114875077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Hungary&gt;/&lt;imports&gt;/&lt;wordnet_fabric_103309808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American_Samoa&gt;/&lt;imports&gt;/&lt;wordnet_sugar_107859284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American_Samoa&gt;/&lt;imports&gt;/&lt;wordnet_meat_107649854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Botswana&gt;/&lt;imports&gt;/&lt;wordnet_tobacco_104442831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United_Arab_Emirates&gt;/&lt;imports&gt;/&lt;wordnet_software_106566077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Mexico&gt;/&lt;imports&gt;/&lt;wordnet_lumber_11494358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Mexico&gt;/&lt;imports&gt;/&lt;wordnet_aluminum_11462782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Mexico&gt;/&lt;imports&gt;/&lt;wordnet_wood_pulp_115103634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Mexico&gt;/&lt;imports&gt;/&lt;wordnet_plastic_11459261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Mexico&gt;/&lt;imports&gt;/&lt;wordnet_car_102958343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Mexico&gt;/&lt;imports&gt;/&lt;wordnet_soy_112532564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Nepal&gt;/&lt;imports&gt;/&lt;wordnet_fabric_103309808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Benin&gt;/&lt;imports&gt;/&lt;wordnet_electronic_equipment_103278248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Benin&gt;/&lt;imports&gt;/&lt;wordnet_palm_oil_107674617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Benin&gt;/&lt;imports&gt;/&lt;wordnet_rubber_115006258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Benin&gt;/&lt;imports&gt;/&lt;wordnet_cowpea_112578916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Azerbaijan&gt;/&lt;imports&gt;/&lt;wordnet_mineral_water_107936745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Azerbaijan&gt;/&lt;imports&gt;/&lt;wordnet_scrap_metal_114857737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Azerbaijan&gt;/&lt;imports&gt;/&lt;wordnet_tobacco_104442831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Azerbaijan&gt;/&lt;imports&gt;/&lt;wordnet_fabric_103309808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Azerbaijan&gt;/&lt;imports&gt;/&lt;wordnet_wine_107891726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Y</text:p>
          </table:table-cell>
          <table:table-cell office:value-type="string">
            <text:p>&lt;Azerbaijan&gt;/&lt;imports&gt;/&lt;wordnet_rubber_115006258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Eritrea&gt;/&lt;imports&gt;/&lt;wordnet_palm_oil_107674617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Eritrea&gt;/&lt;imports&gt;/&lt;wordnet_fabric_103309808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Eritrea&gt;/&lt;imports&gt;/&lt;wordnet_natural_gas_11496009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Eritrea&gt;/&lt;imports&gt;/&lt;wordnet_fuel_114875077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Eritrea&gt;/&lt;imports&gt;/&lt;wordnet_rubber_115006258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Eritrea&gt;/&lt;imports&gt;/&lt;wordnet_tobacco_104442831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Egypt&gt;/&lt;imports&gt;/&lt;wordnet_clothing_10305154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Egypt&gt;/&lt;imports&gt;/&lt;wordnet_petroleum_114980579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Haiti&gt;/&lt;imports&gt;/&lt;wordnet_aircraft_102686568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Haiti&gt;/&lt;imports&gt;/&lt;wordnet_aluminum_11462782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Haiti&gt;/&lt;imports&gt;/&lt;wordnet_plastic_11459261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Haiti&gt;/&lt;imports&gt;/&lt;wordnet_tobacco_104442831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Haiti&gt;/&lt;imports&gt;/&lt;wordnet_car_102958343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Haiti&gt;/&lt;imports&gt;/&lt;wordnet_cacao_bean_107754894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Haiti&gt;/&lt;imports&gt;/&lt;wordnet_fertilizer_114859344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Haiti&gt;/&lt;imports&gt;/&lt;wordnet_soy_112532564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Barbados&gt;/&lt;imports&gt;/&lt;wordnet_beverage_10788180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Barbados&gt;/&lt;imports&gt;/&lt;wordnet_coffee_bean_107929351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Barbados&gt;/&lt;imports&gt;/&lt;wordnet_soy_112532564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Barbados&gt;/&lt;imports&gt;/&lt;wordnet_footwear_103381126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Czech_Republic&gt;/&lt;imports&gt;/&lt;wordnet_natural_gas_11496009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Czech_Republic&gt;/&lt;imports&gt;/&lt;wordnet_tobacco_104442831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Turkmenistan&gt;/&lt;imports&gt;/&lt;wordnet_metallic_element_114625458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Turkmenistan&gt;/&lt;imports&gt;/&lt;wordnet_foodstuff_10756634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Brunei&gt;/&lt;imports&gt;/&lt;wordnet_beverage_10788180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Brunei&gt;/&lt;imports&gt;/&lt;wordnet_electronic_equipment_103278248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Brunei&gt;/&lt;imports&gt;/&lt;wordnet_palm_oil_107674617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Brunei&gt;/&lt;imports&gt;/&lt;wordnet_plywood_103971218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Brunei&gt;/&lt;imports&gt;/&lt;wordnet_platinum_114649543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Brunei&gt;/&lt;imports&gt;/&lt;wordnet_tobacco_104442831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Brunei&gt;/&lt;imports&gt;/&lt;wordnet_diamond_113371958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Puerto_Rico&gt;/&lt;imports&gt;/&lt;wordnet_gold_113371760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Puerto_Rico&gt;/&lt;imports&gt;/&lt;wordnet_sugar_107859284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Puerto_Rico&gt;/&lt;imports&gt;/&lt;wordnet_silver_114654954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Puerto_Rico&gt;/&lt;imports&gt;/&lt;wordnet_cacao_bean_107754894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Puerto_Rico&gt;/&lt;imports&gt;/&lt;wordnet_coffee_bean_107929351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Puerto_Rico&gt;/&lt;imports&gt;/&lt;wordnet_computer_103082979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Kuwait&gt;/&lt;imports&gt;/&lt;wordnet_tobacco_104442831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Estonia&gt;/&lt;imports&gt;/&lt;wordnet_metallic_element_114625458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Estonia&gt;/&lt;imports&gt;/&lt;wordnet_fabric_103309808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Jordan&gt;/&lt;imports&gt;/&lt;wordnet_wheat_112142085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Jordan&gt;/&lt;imports&gt;/&lt;wordnet_software_106566077&gt;</text:p>
          </table:table-cell>
          <table:table-cell table:number-columns-repeated="29"/>
        </table:table-row>
        <table:table-row table:style-name="ro1">
          <table:table-cell table:style-name="ce1" office:value-type="string">
            <text:p>N</text:p>
          </table:table-cell>
          <table:table-cell office:value-type="string">
            <text:p>&lt;Jordan&gt;/&lt;imports&gt;/&lt;wordnet_cotton_114870078&gt;</text:p>
          </table:table-cell>
          <table:table-cell table:number-columns-repeated="29"/>
        </table:table-row>
        <table:table-row table:style-name="ro1">
          <table:table-cell office:value-type="string">
            <text:p>?s4 <text:s/>&lt;isMarriedTo&gt; <text:s/>?o4 <text:s/>?o4 <text:s/>&lt;hasChild&gt; <text:s/>?s4 <text:s text:c="2"/>=&gt; ?s4 <text:s/>&lt;hasChild&gt; <text:s/>?o4 <text:s/>Support: 5.49602911896155E-5 Confidence: 0.5 Improved confidence: 0.6666666666666666 Head coverage: 0.0025530927236857375 Predictiveness: 0.25 Improved Predictiveness: 0.16666666666666666 Std. Improved Predictiveness: 0.125 Cardinality: 22 Counting on variable: ?o4 Body size: 44</text:p>
          </table:table-cell>
          <table:table-cell table:number-columns-repeated="30"/>
        </table:table-row>
        <table:table-row table:style-name="ro1">
          <table:table-cell office:value-type="string">
            <text:p>?</text:p>
          </table:table-cell>
          <table:table-cell office:value-type="string">
            <text:p>&lt;Winston_Mayer&gt;/&lt;hasChild&gt;/&lt;Cheri_Lov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Erica_Kane&gt;/&lt;hasChild&gt;/&lt;Dimitri_Marick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Victoria_Newman&gt;/&lt;hasChild&gt;/&lt;J.T._Hellstro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oran_family&gt;/&lt;hasChild&gt;/&lt;Judy_Moran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Lauren_Fenmore_Baldwin&gt;/&lt;hasChild&gt;/&lt;Scott_Grainger,_Sr.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Victoria_Newman&gt;/&lt;hasChild&gt;/&lt;Cole_Howar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Olivia_Winters&gt;/&lt;hasChild&gt;/&lt;Nathan_Hastings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Victor_Newman&gt;/&lt;hasChild&gt;/&lt;Ashley_Abbott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Brad_Carlton&gt;/&lt;hasChild&gt;/&lt;Ashley_Abbott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ele_Lee&gt;/&lt;hasChild&gt;/&lt;James_Farentino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Eve_Lambert&gt;/&lt;hasChild&gt;/&lt;Ian_Thornhart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rene_Lewisohn&gt;/&lt;hasChild&gt;/&lt;Leonard_Lewisohn&gt;</text:p>
          </table:table-cell>
          <table:table-cell table:number-columns-repeated="29"/>
        </table:table-row>
        <table:table-row table:style-name="ro1">
          <table:table-cell table:style-name="ce3" office:value-type="string">
            <text:p>?s67 <text:s/>&lt;isCitizenOf&gt; <text:s/>?s12 <text:s/>?s67 <text:s/>&lt;livesIn&gt; <text:s/>?o12 <text:s text:c="2"/>=&gt; ?s12 <text:s/>&lt;hasCapital&gt; <text:s/>?o12 <text:s/>Support: 9.142555833375857E-5 Confidence: 0.4942528735632184 Improved confidence: 0.589041095890411 Head coverage: 0.020292590844738084 Predictiveness: 0.16091954022988508 Improved Predictiveness: 0.09478822232719258 Std. Improved Predictiveness: 0.07953494517109262 Cardinality: 43 Counting on variable: ?s12 Body size: 87</text:p>
          </table:table-cell>
          <table:table-cell table:style-name="ce3" table:number-columns-repeated="30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Sri_Lanka&gt;/&lt;hasCapital&gt;/&lt;Cinnamon_Gardens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Sri_Lanka&gt;/&lt;hasCapital&gt;/&lt;Welikadawatte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Sri_Lanka&gt;/&lt;hasCapital&gt;/&lt;Sri_Lanka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Philippines&gt;/&lt;hasCapital&gt;/&lt;Sorsogon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Philippines&gt;/&lt;hasCapital&gt;/&lt;Cagayan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Philippines&gt;/&lt;hasCapital&gt;/&lt;Tarlac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Philippines&gt;/&lt;hasCapital&gt;/&lt;Concepcion,_Tarlac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Philippines&gt;/&lt;hasCapital&gt;/&lt;Ilocos_Norte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Philippines&gt;/&lt;hasCapital&gt;/&lt;Imus,_Cavite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Philippines&gt;/&lt;hasCapital&gt;/&lt;DasmariÃ±as_Village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Philippines&gt;/&lt;hasCapital&gt;/&lt;San_Juan_City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Philippines&gt;/&lt;hasCapital&gt;/&lt;Mayantoc,_Tarlac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Philippines&gt;/&lt;hasCapital&gt;/&lt;Iloilo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Philippines&gt;/&lt;hasCapital&gt;/&lt;Muntinlupa_City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Philippines&gt;/&lt;hasCapital&gt;/&lt;Metro_Manila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Philippines&gt;/&lt;hasCapital&gt;/&lt;Philippines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Philippines&gt;/&lt;hasCapital&gt;/&lt;Bacoor,_Cavite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Philippines&gt;/&lt;hasCapital&gt;/&lt;California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Philippines&gt;/&lt;hasCapital&gt;/&lt;Batangas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Philippines&gt;/&lt;hasCapital&gt;/&lt;Cavite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Philippines&gt;/&lt;hasCapital&gt;/&lt;Gonzaga,_Cagayan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Philippines&gt;/&lt;hasCapital&gt;/&lt;Pangasinan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Philippines&gt;/&lt;hasCapital&gt;/&lt;Sorsogon_City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Philippines&gt;/&lt;hasCapital&gt;/&lt;Bukidnon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Winkie_Country&gt;/&lt;hasCapital&gt;/&lt;Emerald_City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Winkie_Country&gt;/&lt;hasCapital&gt;/&lt;Winkie_Country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Prussia&gt;/&lt;hasCapital&gt;/&lt;Tylsen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Prussia&gt;/&lt;hasCapital&gt;/&lt;Huysburg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Mo_(Oz)&gt;/&lt;hasCapital&gt;/&lt;Munchkin_Country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Pakistan&gt;/&lt;hasCapital&gt;/&lt;Dubai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Pakistan&gt;/&lt;hasCapital&gt;/&lt;Mianwali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Pakistan&gt;/&lt;hasCapital&gt;/&lt;Durham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Pakistan&gt;/&lt;hasCapital&gt;/&lt;Pakistan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Pakistan&gt;/&lt;hasCapital&gt;/&lt;Arifwala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Pakistan&gt;/&lt;hasCapital&gt;/&lt;United_Kingdom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Pakistan&gt;/&lt;hasCapital&gt;/&lt;Gojra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Pakistan&gt;/&lt;hasCapital&gt;/&lt;Peshawar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Pakistan&gt;/&lt;hasCapital&gt;/&lt;Norway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Pakistan&gt;/&lt;hasCapital&gt;/&lt;Lahore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Pakistan&gt;/&lt;hasCapital&gt;/&lt;Lodhran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Pakistan&gt;/&lt;hasCapital&gt;/&lt;Trondheim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Pakistan&gt;/&lt;hasCapital&gt;/&lt;Cairo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Pakistan&gt;/&lt;hasCapital&gt;/&lt;United_Arab_Emirates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Pakistan&gt;/&lt;hasCapital&gt;/&lt;Oxford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Pakistan&gt;/&lt;hasCapital&gt;/&lt;Islamabad_Capital_Territory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Pakistan&gt;/&lt;hasCapital&gt;/&lt;Egypt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Pakistan&gt;/&lt;hasCapital&gt;/&lt;Sindh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Pakistan&gt;/&lt;hasCapital&gt;/&lt;Canada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Pakistan&gt;/&lt;hasCapital&gt;/&lt;Nawan_Lahore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Hesse&gt;/&lt;hasCapital&gt;/&lt;German_Empire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Hesse&gt;/&lt;hasCapital&gt;/&lt;Grand_Duchy_of_Hesse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Libya&gt;/&lt;hasCapital&gt;/&lt;Libya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Belgium&gt;/&lt;hasCapital&gt;/&lt;Lommel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Belgium&gt;/&lt;hasCapital&gt;/&lt;Ekeren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Belgium&gt;/&lt;hasCapital&gt;/&lt;Borgerhout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Belgium&gt;/&lt;hasCapital&gt;/&lt;Belgium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Belgium&gt;/&lt;hasCapital&gt;/&lt;Austria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Belgium&gt;/&lt;hasCapital&gt;/&lt;Brussels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Belgium&gt;/&lt;hasCapital&gt;/&lt;Aalter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Belgium&gt;/&lt;hasCapital&gt;/&lt;Merelbeke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Belgium&gt;/&lt;hasCapital&gt;/&lt;Tallahassee,_Florida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Nauru&gt;/&lt;hasCapital&gt;/&lt;Anabar_District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Y</text:p>
          </table:table-cell>
          <table:table-cell table:style-name="ce3" office:value-type="string">
            <text:p>&lt;Afghanistan&gt;/&lt;hasCapital&gt;/&lt;Kabul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Afghanistan&gt;/&lt;hasCapital&gt;/&lt;Afghanistan&gt;</text:p>
          </table:table-cell>
          <table:table-cell table:style-name="ce3" table:number-columns-repeated="29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&lt;Land_of_Ev&gt;/&lt;hasCapital&gt;/&lt;Land_of_Ev&gt;</text:p>
          </table:table-cell>
          <table:table-cell table:style-name="ce3" table:number-columns-repeated="29"/>
        </table:table-row>
        <table:table-row table:style-name="ro1">
          <table:table-cell office:value-type="string">
            <text:p>?s67 <text:s/>&lt;isCitizenOf&gt; <text:s/>?s12 <text:s/>?s67 <text:s/>&lt;isLocatedIn&gt; <text:s/>?o12 <text:s text:c="2"/>=&gt; ?s12 <text:s/>&lt;hasCapital&gt; <text:s/>?o12 <text:s/>Support: 7.441615213212907E-5 Confidence: 0.4794520547945205 Improved confidence: 0.5303030303030303 Head coverage: 0.01651722510618216 Predictiveness: 0.09589041095890416 Improved Predictiveness: 0.05085097550850978 Std. Improved Predictiveness: 0.04597485456933761 Cardinality: 35 Counting on variable: ?s12 Body size: 73</text:p>
          </table:table-cell>
          <table:table-cell table:number-columns-repeated="30"/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Quett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Socialist_Federal_Republic_of_Yugoslavia&gt;/&lt;hasCapital&gt;/&lt;Cavtat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Socialist_Federal_Republic_of_Yugoslavia&gt;/&lt;hasCapital&gt;/&lt;Nova_Ra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Singapore&gt;/&lt;hasCapital&gt;/&lt;Indonesi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Singapore&gt;/&lt;hasCapital&gt;/&lt;Fujian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Singapore&gt;/&lt;hasCapital&gt;/&lt;Guangdong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Singapore&gt;/&lt;hasCapital&gt;/&lt;Hainan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Singapore&gt;/&lt;hasCapital&gt;/&lt;Sembawang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Singapore&gt;/&lt;hasCapital&gt;/&lt;Singapore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Yugoslavia&gt;/&lt;hasCapital&gt;/&lt;Lumbard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Yugoslavia&gt;/&lt;hasCapital&gt;/&lt;Klanjec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Holland&gt;/&lt;hasCapital&gt;/&lt;Denizli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Schaerbeek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Dinant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Sint-Truiden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Mortsel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Namur_(city)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Nivelles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Oudenaarde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Etterbeek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Tournai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Jemappes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Bergen_op_Zoom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Temse&gt;</text:p>
          </table:table-cell>
          <table:table-cell table:number-columns-repeated="29"/>
        </table:table-row>
        <table:table-row table:style-name="ro1">
          <table:table-cell office:value-type="string">
            <text:p>?s67 <text:s/>&lt;isCitizenOf&gt; <text:s/>?s12 <text:s/>?s67 <text:s/>&lt;diedIn&gt; <text:s/>?o12 <text:s text:c="2"/>=&gt; ?s12 <text:s/>&lt;hasCapital&gt; <text:s/>?o12 <text:s/>Support: 1.0205643720977701E-4 Confidence: 0.4528301886792453 Improved confidence: 0.5517241379310345 Head coverage: 0.022652194431335537 Predictiveness: 0.17924528301886788 Improved Predictiveness: 0.09889394925178918 Std. Improved Predictiveness: 0.08116767532929867 Cardinality: 48 Counting on variable: ?s12 Body size: 106</text:p>
          </table:table-cell>
          <table:table-cell table:number-columns-repeated="30"/>
        </table:table-row>
        <table:table-row table:style-name="ro1">
          <table:table-cell office:value-type="string">
            <text:p>Y</text:p>
          </table:table-cell>
          <table:table-cell office:value-type="string">
            <text:p>&lt;Socialist_Federal_Republic_of_Yugoslavia&gt;/&lt;hasCapital&gt;/&lt;Belgrade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Socialist_Federal_Republic_of_Yugoslavia&gt;/&lt;hasCapital&gt;/&lt;Skopje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Socialist_Federal_Republic_of_Yugoslavia&gt;/&lt;hasCapital&gt;/&lt;Prague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Socialist_Federal_Republic_of_Yugoslavia&gt;/&lt;hasCapital&gt;/&lt;Zagreb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Sri_Lanka&gt;/&lt;hasCapital&gt;/&lt;Jaffn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Sri_Lanka&gt;/&lt;hasCapital&gt;/&lt;Sri_Jayawardenapura_Kott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Yugoslavia&gt;/&lt;hasCapital&gt;/&lt;Belgrade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Yugoslavia&gt;/&lt;hasCapital&gt;/&lt;Zagreb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Rhodesia&gt;/&lt;hasCapital&gt;/&lt;Cape_Town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Prussia&gt;/&lt;hasCapital&gt;/&lt;Dearborn,_Michigan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Al-Andalus&gt;/&lt;hasCapital&gt;/&lt;Damascus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London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Chicago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Hyderabad_State&gt;/&lt;hasCapital&gt;/&lt;Karachi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Hesse&gt;/&lt;hasCapital&gt;/&lt;Munich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Principality_of_Bulgaria&gt;/&lt;hasCapital&gt;/&lt;Naples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Knokke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Paris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Cologne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Lynn,_Massachusetts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Empire_of_Japan&gt;/&lt;hasCapital&gt;/&lt;Tokyo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_Empire&gt;/&lt;hasCapital&gt;/&lt;Berlin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German_Empire&gt;/&lt;hasCapital&gt;/&lt;Bonn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German_Empire&gt;/&lt;hasCapital&gt;/&lt;Stuttgart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Kingdom_of_Yugoslavia&gt;/&lt;hasCapital&gt;/&lt;Londo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Kingdom_of_Bavaria&gt;/&lt;hasCapital&gt;/&lt;Munich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East_Germany&gt;/&lt;hasCapital&gt;/&lt;Stralsund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Nauru&gt;/&lt;hasCapital&gt;/&lt;Washington,_D.C.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Nauru&gt;/&lt;hasCapital&gt;/&lt;Melbourne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Afghanistan&gt;/&lt;hasCapital&gt;/&lt;Melbourne&gt;</text:p>
          </table:table-cell>
          <table:table-cell table:number-columns-repeated="29"/>
        </table:table-row>
        <table:table-row table:style-name="ro1">
          <table:table-cell office:value-type="string">
            <text:p>?o21 <text:s/>&lt;dealsWith&gt; <text:s/>?s21 <text:s text:c="2"/>=&gt; ?s21 <text:s/>&lt;dealsWith&gt; <text:s/>?o21 <text:s/>Support: 1.0205643720977701E-4 Confidence: 0.4485981308411215 Improved confidence: 0.7272727272727273 Head coverage: 0.39344262295081966 Predictiveness: 0.383177570093458 Improved Predictiveness: 0.2786745964316058 Std. Improved Predictiveness: 0.17189274172416807 Cardinality: 48 Counting on variable: ?s21 Body size: 107</text:p>
          </table:table-cell>
          <table:table-cell table:number-columns-repeated="30"/>
        </table:table-row>
        <table:table-row table:style-name="ro1">
          <table:table-cell office:value-type="string">
            <text:p>Y</text:p>
          </table:table-cell>
          <table:table-cell office:value-type="string">
            <text:p>&lt;Bolivia&gt;/&lt;dealsWith&gt;/&lt;Chil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Philippines&gt;/&lt;dealsWith&gt;/&lt;Singapor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Kyrgyzstan&gt;/&lt;dealsWith&gt;/&lt;Kazakhsta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Kyrgyzstan&gt;/&lt;dealsWith&gt;/&lt;Switzerland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Kyrgyzstan&gt;/&lt;dealsWith&gt;/&lt;Canad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Kyrgyzstan&gt;/&lt;dealsWith&gt;/&lt;Germany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uyana&gt;/&lt;dealsWith&gt;/&lt;Finland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Guyana&gt;/&lt;dealsWith&gt;/&lt;Cub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Guyana&gt;/&lt;dealsWith&gt;/&lt;Netherlands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Somalia&gt;/&lt;dealsWith&gt;/&lt;Indi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Somalia&gt;/&lt;dealsWith&gt;/&lt;Keny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Tonga&gt;/&lt;dealsWith&gt;/&lt;Japan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Macau&gt;/&lt;dealsWith&gt;/&lt;Germany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Burkina_Faso&gt;/&lt;dealsWith&gt;/&lt;CÃ´te_d'Ivoir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Burkina_Faso&gt;/&lt;dealsWith&gt;/&lt;Ghan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Burkina_Faso&gt;/&lt;dealsWith&gt;/&lt;Singapor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Moldova&gt;/&lt;dealsWith&gt;/&lt;Italy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Moldova&gt;/&lt;dealsWith&gt;/&lt;Russi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Sudan&gt;/&lt;dealsWith&gt;/&lt;Indi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Sudan&gt;/&lt;dealsWith&gt;/&lt;Japa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States&gt;/&lt;dealsWith&gt;/&lt;Mexico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States&gt;/&lt;dealsWith&gt;/&lt;Japa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States&gt;/&lt;dealsWith&gt;/&lt;Canad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States&gt;/&lt;dealsWith&gt;/&lt;German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States&gt;/&lt;dealsWith&gt;/&lt;People's_Republic_of_Chin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The_Bahamas&gt;/&lt;dealsWith&gt;/&lt;Japa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The_Bahamas&gt;/&lt;dealsWith&gt;/&lt;Guatemal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Republic_of_Macedonia&gt;/&lt;dealsWith&gt;/&lt;Poland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Republic_of_Macedonia&gt;/&lt;dealsWith&gt;/&lt;Bulgaria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Nepal&gt;/&lt;dealsWith&gt;/&lt;Japan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Nepal&gt;/&lt;dealsWith&gt;/&lt;People's_Republic_of_Chin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Panama&gt;/&lt;dealsWith&gt;/&lt;Swede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Panama&gt;/&lt;dealsWith&gt;/&lt;Spai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Panama&gt;/&lt;dealsWith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Panama&gt;/&lt;dealsWith&gt;/&lt;Japa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Albania&gt;/&lt;dealsWith&gt;/&lt;Germany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El_Salvador&gt;/&lt;dealsWith&gt;/&lt;Nicaragu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Rwanda&gt;/&lt;dealsWith&gt;/&lt;Ugand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Rwanda&gt;/&lt;dealsWith&gt;/&lt;Germany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Mongolia&gt;/&lt;dealsWith&gt;/&lt;Canad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Afghanistan&gt;/&lt;dealsWith&gt;/&lt;India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Afghanistan&gt;/&lt;dealsWith&gt;/&lt;Keny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Afghanistan&gt;/&lt;dealsWith&gt;/&lt;Pakistan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Afghanistan&gt;/&lt;dealsWith&gt;/&lt;Turkmenistan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Qatar&gt;/&lt;dealsWith&gt;/&lt;Thailand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Qatar&gt;/&lt;dealsWith&gt;/&lt;United_Arab_Emirates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Qatar&gt;/&lt;dealsWith&gt;/&lt;Franc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Qatar&gt;/&lt;dealsWith&gt;/&lt;Germany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Qatar&gt;/&lt;dealsWith&gt;/&lt;Singapore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Sri_Lanka&gt;/&lt;dealsWith&gt;/&lt;Indi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Sri_Lanka&gt;/&lt;dealsWith&gt;/&lt;Ira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Belize&gt;/&lt;dealsWith&gt;/&lt;Thailand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Australia&gt;/&lt;dealsWith&gt;/&lt;Malaysi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Australia&gt;/&lt;dealsWith&gt;/&lt;Germany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Jamaica&gt;/&lt;dealsWith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Iceland&gt;/&lt;dealsWith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Uruguay&gt;/&lt;dealsWith&gt;/&lt;Mexico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Uruguay&gt;/&lt;dealsWith&gt;/&lt;Brazil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Uruguay&gt;/&lt;dealsWith&gt;/&lt;Nigeri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Uruguay&gt;/&lt;dealsWith&gt;/&lt;Paraguay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Uruguay&gt;/&lt;dealsWith&gt;/&lt;Russi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Uruguay&gt;/&lt;dealsWith&gt;/&lt;Netherlands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Greenland&gt;/&lt;dealsWith&gt;/&lt;Sweden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reenland&gt;/&lt;dealsWith&gt;/&lt;Canada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uinea-Bissau&gt;/&lt;dealsWith&gt;/&lt;Italy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Guinea-Bissau&gt;/&lt;dealsWith&gt;/&lt;Nigeria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uinea-Bissau&gt;/&lt;dealsWith&gt;/&lt;People's_Republic_of_Chin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Soviet_Union&gt;/&lt;dealsWith&gt;/&lt;Democratic_Republic_of_Afghanista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Soviet_Union&gt;/&lt;dealsWith&gt;/&lt;Cub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Bhutan&gt;/&lt;dealsWith&gt;/&lt;Swede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Quebec&gt;/&lt;dealsWith&gt;/&lt;Franc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Ecuador&gt;/&lt;dealsWith&gt;/&lt;Brazil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Peru&gt;/&lt;dealsWith&gt;/&lt;Chil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Peru&gt;/&lt;dealsWith&gt;/&lt;Japa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Peru&gt;/&lt;dealsWith&gt;/&lt;Canad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American_Samoa&gt;/&lt;dealsWith&gt;/&lt;Japa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Malta&gt;/&lt;dealsWith&gt;/&lt;Italy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Jersey&gt;/&lt;dealsWith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Burma&gt;/&lt;dealsWith&gt;/&lt;Indi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Burma&gt;/&lt;dealsWith&gt;/&lt;Singapor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Burma&gt;/&lt;dealsWith&gt;/&lt;Japan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Burma&gt;/&lt;dealsWith&gt;/&lt;Malaysi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Benin&gt;/&lt;dealsWith&gt;/&lt;Nigeri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Benin&gt;/&lt;dealsWith&gt;/&lt;Thailand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Benin&gt;/&lt;dealsWith&gt;/&lt;Malaysi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Central_African_Republic&gt;/&lt;dealsWith&gt;/&lt;Japa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Central_African_Republic&gt;/&lt;dealsWith&gt;/&lt;Belgium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Central_African_Republic&gt;/&lt;dealsWith&gt;/&lt;Franc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Central_African_Republic&gt;/&lt;dealsWith&gt;/&lt;Indonesi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Eritrea&gt;/&lt;dealsWith&gt;/&lt;Franc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Colombia&gt;/&lt;dealsWith&gt;/&lt;Brazil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Barbados&gt;/&lt;dealsWith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Tajikistan&gt;/&lt;dealsWith&gt;/&lt;Kazakhsta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Tajikistan&gt;/&lt;dealsWith&gt;/&lt;Uzbekista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Brunei&gt;/&lt;dealsWith&gt;/&lt;Singapor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Brunei&gt;/&lt;dealsWith&gt;/&lt;South_Africa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dealsWith&gt;/&lt;Germany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Ethiopia&gt;/&lt;dealsWith&gt;/&lt;Djibouti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Ethiopia&gt;/&lt;dealsWith&gt;/&lt;Netherlands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Ethiopia&gt;/&lt;dealsWith&gt;/&lt;People's_Republic_of_China&gt;</text:p>
          </table:table-cell>
          <table:table-cell table:number-columns-repeated="29"/>
        </table:table-row>
        <table:table-row table:style-name="ro1">
          <table:table-cell office:value-type="string">
            <text:p>?s8 <text:s/>&lt;produced&gt; <text:s/>?o8 <text:s/>?s8 <text:s/>&lt;directed&gt; <text:s/>?o8 <text:s text:c="2"/>=&gt; ?s8 <text:s/>&lt;created&gt; <text:s/>?o8 <text:s/>Support: 0.002475711298586771 Confidence: 0.4484162895927602 Improved confidence: 0.6256313131313131 Head coverage: 0.006342643557512608 Predictiveness: 0.2832579185520362 Improved Predictiveness: 0.17721502353855295 Std. Improved Predictiveness: 0.12701746483487233 Cardinality: 991 Counting on variable: ?o8 Body size: 2210</text:p>
          </table:table-cell>
          <table:table-cell table:number-columns-repeated="30"/>
        </table:table-row>
        <table:table-row table:style-name="ro1">
          <table:table-cell office:value-type="string">
            <text:p>?</text:p>
          </table:table-cell>
          <table:table-cell office:value-type="string">
            <text:p>&lt;Simon_Ardizzone&gt;/&lt;created&gt;/&lt;Hacking_Democrac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hannon_Keith&gt;/&lt;created&gt;/&lt;Behind_the_Mask_(2006_documentary_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cott_Patterson_(director)&gt;/&lt;created&gt;/&lt;Lessons_in_the_Language_of_Lov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oseph_Merhi&gt;/&lt;created&gt;/&lt;Zero_Tolerance_(1995_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Hal_Roach&gt;/&lt;created&gt;/&lt;Luke's_Trolley_Trouble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adhur_Bhandarkar&gt;/&lt;created&gt;/&lt;Dil_Toh_Bachcha_Hai_Ji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oseph_Kane&gt;/&lt;created&gt;/&lt;Young_Bill_Hickok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in_Karmitz&gt;/&lt;created&gt;/&lt;Adolescence_(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Dietmar_Post&gt;/&lt;created&gt;/&lt;Bowl_of_Oatmeal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Harry_S._Webb&gt;/&lt;created&gt;/&lt;The_Live_Wire_(1935_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Leopold_Wharton&gt;/&lt;created&gt;/&lt;The_Romance_of_Elain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cis_Ford_(actor)&gt;/&lt;created&gt;/&lt;The_Great_Rewar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adley_Metzger&gt;/&lt;created&gt;/&lt;The_Opening_of_Misty_Beethoven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Hiroshi_Inagaki&gt;/&lt;created&gt;/&lt;Arashi_(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Hal_Roach&gt;/&lt;created&gt;/&lt;Lonesome_Luke's_Honeymoo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aj_Khosla&gt;/&lt;created&gt;/&lt;Main_Tulsi_Tere_Aangan_Ki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uliusz_Machulski&gt;/&lt;created&gt;/&lt;Kiler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Hal_Roach&gt;/&lt;created&gt;/&lt;Luke's_Fatal_Flivver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enÃ©_Goscinny&gt;/&lt;created&gt;/&lt;Daisy_Town_(1971_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Hal_Roach&gt;/&lt;created&gt;/&lt;Close-Cropped_Clipping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avel_Lungin&gt;/&lt;created&gt;/&lt;The_Island_(2006_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eter_Butt&gt;/&lt;created&gt;/&lt;Silent_Storm_(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Cao_Hamburger&gt;/&lt;created&gt;/&lt;Castelo_RÃ¡-Tim-Bum_(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aj_Kaushal&gt;/&lt;created&gt;/&lt;Shaadi_Ka_Laddoo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in_Spry&gt;/&lt;created&gt;/&lt;Obsessed_(1987_film)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Jia_Zhangke&gt;/&lt;created&gt;/&lt;Xiao_Wu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an_Guchan&gt;/&lt;created&gt;/&lt;Princess_Iron_Fan_(1941_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ajjad_Gul&gt;/&lt;created&gt;/&lt;Chalo_Ishq_Larai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turla_Gunnarsson&gt;/&lt;created&gt;/&lt;Final_Offer_(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oseph_Kane&gt;/&lt;created&gt;/&lt;The_Arizona_Ki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ffrey_Reeve&gt;/&lt;created&gt;/&lt;Shadow_Run_(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Shepard&gt;/&lt;created&gt;/&lt;I_Knew_It_Was_You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Buzz_Kulik&gt;/&lt;created&gt;/&lt;Warning_Shot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Enrique_Dawi&gt;/&lt;created&gt;/&lt;AdiÃ³s,_Roberto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Cameron_Menzies&gt;/&lt;created&gt;/&lt;Address_Unknown_(1944_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oger_Corman&gt;/&lt;created&gt;/&lt;Deathsport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Emilio_Vieyra&gt;/&lt;created&gt;/&lt;AsÃ­_es_Buenos_Aires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ilbert_Adler&gt;/&lt;created&gt;/&lt;Demon_Knight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ierre_Rehov&gt;/&lt;created&gt;/&lt;The_Road_to_Jeni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ces_Reid_(director)&gt;/&lt;created&gt;/&lt;Straight_from_the_Heart_(1994_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ack_Sennett&gt;/&lt;created&gt;/&lt;A_Bandit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Crispin_Glover&gt;/&lt;created&gt;/&lt;It_Is_Fine!_Everything_Is_Fine.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arah_Price_(filmmaker)&gt;/&lt;created&gt;/&lt;The_Yes_Men_(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c_Benardout&gt;/&lt;created&gt;/&lt;A_Little_Wor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rÃ©_Forcier&gt;/&lt;created&gt;/&lt;Je_me_souviens_(2009_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B._Pierce&gt;/&lt;created&gt;/&lt;The_Legend_of_Boggy_Creek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Hanna&gt;/&lt;created&gt;/&lt;Happy_Go_Duck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nne_Aghion&gt;/&lt;created&gt;/&lt;The_Notebooks_of_Memor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Hal_Roach&gt;/&lt;created&gt;/&lt;Luke's_Fireworks_Fizzl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Hanna_Polak&gt;/&lt;created&gt;/&lt;The_Children_of_Leningradsk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llan_King&gt;/&lt;created&gt;/&lt;Termini_Station_(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Huang_Yiliang&gt;/&lt;created&gt;/&lt;Autumn_In_March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co_Williams&gt;/&lt;created&gt;/&lt;Banished_(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Otis_Turner&gt;/&lt;created&gt;/&lt;Shon_the_Piper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Arquette&gt;/&lt;created&gt;/&lt;The_Butler's_in_Lov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im_Wynorski&gt;/&lt;created&gt;/&lt;Hard_to_Di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pencer_Gordon_Bennet&gt;/&lt;created&gt;/&lt;Play_Ball_(serial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aj_Kapoor&gt;/&lt;created&gt;/&lt;Mera_Naam_Joker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alt_Disney&gt;/&lt;created&gt;/&lt;The_Plow_Bo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lekos_Sakellarios&gt;/&lt;created&gt;/&lt;I_theia_ap'_to_Chicago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Band&gt;/&lt;created&gt;/&lt;Doll_Graveyar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ames_Keach&gt;/&lt;created&gt;/&lt;Blind_Dating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Wong_Jing&gt;/&lt;created&gt;/&lt;I_Corrupt_All_Cop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Ford&gt;/&lt;created&gt;/&lt;Four_Son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Cecil_B._DeMille&gt;/&lt;created&gt;/&lt;The_Warrens_of_Virgin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Errol_Morris&gt;/&lt;created&gt;/&lt;The_Fog_of_War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hashi_Kapoor&gt;/&lt;created&gt;/&lt;Ajooba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Hal_Roach&gt;/&lt;created&gt;/&lt;Now_or_Never_(film)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Ralph_Bakshi&gt;/&lt;created&gt;/&lt;American_Pop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ack_Sennett&gt;/&lt;created&gt;/&lt;His_Chum_the_Baro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lbert_Maysles&gt;/&lt;created&gt;/&lt;Grey_Garden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eema_Khan&gt;/&lt;created&gt;/&lt;Kitni_Haseen_Hai_Zindagi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Gu_Changwei&gt;/&lt;created&gt;/&lt;Peacock_(2005_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Denis_Cvitianin&gt;/&lt;created&gt;/&lt;Martyrs_(docudrama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Mills&gt;/&lt;created&gt;/&lt;The_Happy_Prince_(film)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Nanette_Burstein&gt;/&lt;created&gt;/&lt;The_Kid_Stays_in_the_Pictur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Brian_Yuzna&gt;/&lt;created&gt;/&lt;Beneath_Still_Water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nthony_Giacchino&gt;/&lt;created&gt;/&lt;The_Camden_28_(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teven_Seagal&gt;/&lt;created&gt;/&lt;On_Deadly_Grou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ajendra_Kumar&gt;/&lt;created&gt;/&lt;Love_Story_(1981_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Lee_Daniels&gt;/&lt;created&gt;/&lt;Shadowboxer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Hal_Roach&gt;/&lt;created&gt;/&lt;Young_Mr._Jazz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Hal_Roach&gt;/&lt;created&gt;/&lt;At_the_Old_Stage_Door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Hal_Roach&gt;/&lt;created&gt;/&lt;Lonesome_Luke,_Mechanic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Lamberto_Bava&gt;/&lt;created&gt;/&lt;FantaghirÃ²_5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nne_Aghion&gt;/&lt;created&gt;/&lt;My_Neighbor,_My_Killer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ack_Sennett&gt;/&lt;created&gt;/&lt;Barney_Oldfield's_Race_for_a_Lif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ames_Bruce&gt;/&lt;created&gt;/&lt;Case_219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Lajos_Koltai&gt;/&lt;created&gt;/&lt;Fateless_(film)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Roy_Andersson&gt;/&lt;created&gt;/&lt;Songs_from_the_Second_Floor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Joseph_Losey&gt;/&lt;created&gt;/&lt;The_Sleeping_Tiger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Eric_Bana&gt;/&lt;created&gt;/&lt;Love_the_Beast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B._Vittalacharya&gt;/&lt;created&gt;/&lt;Jaganmohini_(1978_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asaaki_Fujimori&gt;/&lt;created&gt;/&lt;I_Am_a_Curious_Gaiji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avel_Lungin&gt;/&lt;created&gt;/&lt;Tsar_(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Lionel_Rogosin&gt;/&lt;created&gt;/&lt;Black_Roots_(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Buster_Keaton&gt;/&lt;created&gt;/&lt;Battling_Butler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ang_Woo-suk&gt;/&lt;created&gt;/&lt;Another_Public_Enem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Hal_Roach&gt;/&lt;created&gt;/&lt;Willie_Runs_the_Park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Cecil_B._DeMille&gt;/&lt;created&gt;/&lt;Madam_Satan&gt;</text:p>
          </table:table-cell>
          <table:table-cell table:number-columns-repeated="29"/>
        </table:table-row>
        <table:table-row table:style-name="ro1">
          <table:table-cell office:value-type="string">
            <text:p>?s21 <text:s/>&lt;exports&gt; <text:s/>?o63 <text:s/>?o21 <text:s/>&lt;exports&gt; <text:s/>?o63 <text:s text:c="2"/>=&gt; ?s21 <text:s/>&lt;dealsWith&gt; <text:s/>?o21 <text:s/>Support: 1.1268731608579545E-4 Confidence: 0.4274193548387097 Improved confidence: 0.5824175824175825 Head coverage: 0.4344262295081967 Predictiveness: 0.2661290322580645 Improved Predictiveness: 0.15499822757887274 Std. Improved Predictiveness: 0.11374869927159209 Cardinality: 53 Counting on variable: ?s21 Body size: 124</text:p>
          </table:table-cell>
          <table:table-cell table:number-columns-repeated="30"/>
        </table:table-row>
        <table:table-row table:style-name="ro1">
          <table:table-cell office:value-type="string">
            <text:p>?</text:p>
          </table:table-cell>
          <table:table-cell office:value-type="string">
            <text:p>&lt;New_South_Wales&gt;/&lt;dealsWith&gt;/&lt;Afghanista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New_South_Wales&gt;/&lt;dealsWith&gt;/&lt;Syr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New_South_Wales&gt;/&lt;dealsWith&gt;/&lt;New_South_Wale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Costa_Rica&gt;/&lt;dealsWith&gt;/&lt;Central_African_Republic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Costa_Rica&gt;/&lt;dealsWith&gt;/&lt;Jamaic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Costa_Rica&gt;/&lt;dealsWith&gt;/&lt;Cameroo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Zambia&gt;/&lt;dealsWith&gt;/&lt;Burkina_Faso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Zambia&gt;/&lt;dealsWith&gt;/&lt;Tanzan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Namibia&gt;/&lt;dealsWith&gt;/&lt;Guyan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Namibia&gt;/&lt;dealsWith&gt;/&lt;Mexico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South_Korea&gt;/&lt;dealsWith&gt;/&lt;United_States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South_Korea&gt;/&lt;dealsWith&gt;/&lt;Norway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Zimbabwe&gt;/&lt;dealsWith&gt;/&lt;Dominican_Republic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Zimbabwe&gt;/&lt;dealsWith&gt;/&lt;Mauritania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Zimbabwe&gt;/&lt;dealsWith&gt;/&lt;Lebanon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Zimbabwe&gt;/&lt;dealsWith&gt;/&lt;Guyana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Zimbabwe&gt;/&lt;dealsWith&gt;/&lt;Ethiopia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Morocco&gt;/&lt;dealsWith&gt;/&lt;Sri_Lanka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Morocco&gt;/&lt;dealsWith&gt;/&lt;Norway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Morocco&gt;/&lt;dealsWith&gt;/&lt;Ecuador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Cambodia&gt;/&lt;dealsWith&gt;/&lt;Vietnam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Bulgaria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Nepal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Macau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Cameroon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Portugal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Indonesia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Panama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Burundi&gt;/&lt;dealsWith&gt;/&lt;Mexico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Burundi&gt;/&lt;dealsWith&gt;/&lt;Liberia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Burundi&gt;/&lt;dealsWith&gt;/&lt;Sudan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Burundi&gt;/&lt;dealsWith&gt;/&lt;Mongolia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Burundi&gt;/&lt;dealsWith&gt;/&lt;Papua_New_Guinea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Burundi&gt;/&lt;dealsWith&gt;/&lt;Zambia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Burundi&gt;/&lt;dealsWith&gt;/&lt;Costa_Rica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Burundi&gt;/&lt;dealsWith&gt;/&lt;Panama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Burundi&gt;/&lt;dealsWith&gt;/&lt;Somalia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Burundi&gt;/&lt;dealsWith&gt;/&lt;Vietna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Greece&gt;/&lt;dealsWith&gt;/&lt;Tajikista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Greece&gt;/&lt;dealsWith&gt;/&lt;Macau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Greece&gt;/&lt;dealsWith&gt;/&lt;Beni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Bulgaria&gt;/&lt;dealsWith&gt;/&lt;Macau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Vietnam&gt;/&lt;dealsWith&gt;/&lt;Surinam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Vietnam&gt;/&lt;dealsWith&gt;/&lt;Burundi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Vietnam&gt;/&lt;dealsWith&gt;/&lt;Jamaic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Vietnam&gt;/&lt;dealsWith&gt;/&lt;Cameroo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Vietnam&gt;/&lt;dealsWith&gt;/&lt;Rwand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Vietnam&gt;/&lt;dealsWith&gt;/&lt;Malays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Vietnam&gt;/&lt;dealsWith&gt;/&lt;Niger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Bangladesh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Macau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Beni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iribati&gt;/&lt;dealsWith&gt;/&lt;Cape_Verd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iribati&gt;/&lt;dealsWith&gt;/&lt;Ecuador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North_Kore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Beni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Cambod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Guatemala&gt;/&lt;dealsWith&gt;/&lt;Burundi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Guatemala&gt;/&lt;dealsWith&gt;/&lt;Bulgar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Guatemala&gt;/&lt;dealsWith&gt;/&lt;Democratic_Republic_of_the_Congo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Guatemala&gt;/&lt;dealsWith&gt;/&lt;Jamaic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Guatemala&gt;/&lt;dealsWith&gt;/&lt;Cameroo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Guatemala&gt;/&lt;dealsWith&gt;/&lt;Rwand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Guatemala&gt;/&lt;dealsWith&gt;/&lt;El_Salvador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Guatemala&gt;/&lt;dealsWith&gt;/&lt;Costa_Ric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Austr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Jamaic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Roman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Cuba&gt;/&lt;dealsWith&gt;/&lt;Peru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Cuba&gt;/&lt;dealsWith&gt;/&lt;Vietna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apua_New_Guinea&gt;/&lt;dealsWith&gt;/&lt;Surinam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apua_New_Guinea&gt;/&lt;dealsWith&gt;/&lt;Austral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apua_New_Guinea&gt;/&lt;dealsWith&gt;/&lt;Cameroo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apua_New_Guinea&gt;/&lt;dealsWith&gt;/&lt;Burkina_Faso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apua_New_Guinea&gt;/&lt;dealsWith&gt;/&lt;Rwand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apua_New_Guinea&gt;/&lt;dealsWith&gt;/&lt;Peru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Bangladesh&gt;/&lt;dealsWith&gt;/&lt;Tajikista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Bangladesh&gt;/&lt;dealsWith&gt;/&lt;Peru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Bangladesh&gt;/&lt;dealsWith&gt;/&lt;Botswan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Bangladesh&gt;/&lt;dealsWith&gt;/&lt;South_Korea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Cameroon&gt;/&lt;dealsWith&gt;/&lt;Angola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Cameroon&gt;/&lt;dealsWith&gt;/&lt;Nicaragu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Nicaragua&gt;/&lt;dealsWith&gt;/&lt;Guyan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Nicaragua&gt;/&lt;dealsWith&gt;/&lt;Mexico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Nicaragua&gt;/&lt;dealsWith&gt;/&lt;Cameroo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Nicaragua&gt;/&lt;dealsWith&gt;/&lt;Ecuador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Nicaragua&gt;/&lt;dealsWith&gt;/&lt;Suda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Nicaragua&gt;/&lt;dealsWith&gt;/&lt;Cub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Nicaragua&gt;/&lt;dealsWith&gt;/&lt;Namib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Nicaragua&gt;/&lt;dealsWith&gt;/&lt;Madagascar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Austr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Ind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Taiwa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Colomb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Queensland&gt;/&lt;dealsWith&gt;/&lt;Tajikista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Queensland&gt;/&lt;dealsWith&gt;/&lt;Saskatchewa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an_Marino&gt;/&lt;dealsWith&gt;/&lt;Mongol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an_Marino&gt;/&lt;dealsWith&gt;/&lt;Georgia_(country)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Malays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waziland&gt;/&lt;dealsWith&gt;/&lt;Nicaragua&gt;</text:p>
          </table:table-cell>
          <table:table-cell table:number-columns-repeated="29"/>
        </table:table-row>
        <table:table-row table:style-name="ro1">
          <table:table-cell office:value-type="string">
            <text:p>?s55 <text:s/>&lt;dealsWith&gt; <text:s/>?s13 <text:s/>?s55 <text:s/>&lt;imports&gt; <text:s/>?o13 <text:s text:c="2"/>=&gt; ?s13 <text:s/>&lt;imports&gt; <text:s/>?o13 <text:s/>Support: 8.079467945774012E-5 Confidence: 0.40860215053763443 Improved confidence: 0.7450980392156863 Head coverage: 0.3275862068965517 Predictiveness: 0.4516129032258065 Improved Predictiveness: 0.3364958886780519 Std. Improved Predictiveness: 0.18453000346860912 Cardinality: 38 Counting on variable: ?s13 Body size: 93</text:p>
          </table:table-cell>
          <table:table-cell table:number-columns-repeated="30"/>
        </table:table-row>
        <table:table-row table:style-name="ro1">
          <table:table-cell office:value-type="string">
            <text:p>?</text:p>
          </table:table-cell>
          <table:table-cell office:value-type="string">
            <text:p>&lt;Honduras&gt;/&lt;imports&gt;/&lt;wordnet_petroleum_114980579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Thailand&gt;/&lt;imports&gt;/&lt;wordnet_grain_109290777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Thailand&gt;/&lt;imports&gt;/&lt;wordnet_pharmaceutical_103920989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Thailand&gt;/&lt;imports&gt;/&lt;wordnet_fertilizer_114859344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Thailand&gt;/&lt;imports&gt;/&lt;wordnet_cement_114804487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imports&gt;/&lt;wordnet_petroleum_114980579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imports&gt;/&lt;wordnet_gem_103432972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imports&gt;/&lt;wordnet_alumina_114823944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imports&gt;/&lt;wordnet_fertilizer_114859344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Lithuania&gt;/&lt;imports&gt;/&lt;wordnet_fuel_114875077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imports&gt;/&lt;wordnet_foodstuff_107566340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imports&gt;/&lt;wordnet_pharmaceutical_103920989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French_Polynesia&gt;/&lt;imports&gt;/&lt;wordnet_cereal_112141495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lovenia&gt;/&lt;imports&gt;/&lt;wordnet_fuel_114875077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lovenia&gt;/&lt;imports&gt;/&lt;wordnet_car_102958343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lovenia&gt;/&lt;imports&gt;/&lt;wordnet_chemical_114806838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Uganda&gt;/&lt;imports&gt;/&lt;wordnet_steel_114802450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Uganda&gt;/&lt;imports&gt;/&lt;wordnet_motor_vehicle_103791235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epublic_of_China&gt;/&lt;imports&gt;/&lt;wordnet_grain_109290777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epublic_of_China&gt;/&lt;imports&gt;/&lt;wordnet_plastic_114592610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Fiji&gt;/&lt;imports&gt;/&lt;wordnet_foodstuff_107566340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CÃ´te_d'Ivoire&gt;/&lt;imports&gt;/&lt;wordnet_foodstuff_107566340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CÃ´te_d'Ivoire&gt;/&lt;imports&gt;/&lt;wordnet_beverage_107881800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CÃ´te_d'Ivoire&gt;/&lt;imports&gt;/&lt;wordnet_pharmaceutical_103920989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CÃ´te_d'Ivoire&gt;/&lt;imports&gt;/&lt;wordnet_fuel_114875077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oland&gt;/&lt;imports&gt;/&lt;wordnet_energy_111452218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oland&gt;/&lt;imports&gt;/&lt;wordnet_industry_100923444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steel_114802450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paper_114974264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scientific_instrument_104147495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imports&gt;/&lt;wordnet_chemical_114806838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raw_material_114596700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imports&gt;/&lt;wordnet_fabric_103309808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car_102958343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fuel_114875077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footwear_103381126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plastic_114592610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tobacco_104442831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mineral_114662574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gem_103432972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grain_109290777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base_metal_114618674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fertilizer_114859344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meat_107649854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energy_111452218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ogo&gt;/&lt;imports&gt;/&lt;wordnet_foodstuff_107566340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ogo&gt;/&lt;imports&gt;/&lt;wordnet_petroleum_114980579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Hong_Kong&gt;/&lt;imports&gt;/&lt;wordnet_beverage_107881800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Hong_Kong&gt;/&lt;imports&gt;/&lt;wordnet_machinery_103701640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Hong_Kong&gt;/&lt;imports&gt;/&lt;wordnet_aircraft_102686568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Hong_Kong&gt;/&lt;imports&gt;/&lt;wordnet_electronics_106099269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Hong_Kong&gt;/&lt;imports&gt;/&lt;wordnet_tobacco_104442831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Uzbekistan&gt;/&lt;imports&gt;/&lt;wordnet_alumina_114823944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United_Arab_Emirates&gt;/&lt;imports&gt;/&lt;wordnet_paper_114974264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United_Arab_Emirates&gt;/&lt;imports&gt;/&lt;wordnet_consumer_goods_103093574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United_Arab_Emirates&gt;/&lt;imports&gt;/&lt;wordnet_clothing_103051540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United_Arab_Emirates&gt;/&lt;imports&gt;/&lt;wordnet_food_100021265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paper_114974264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consumer_goods_103093574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clothing_103051540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petroleum_114980579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Pakistan&gt;/&lt;imports&gt;/&lt;wordnet_food_100021265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States_Virgin_Islands&gt;/&lt;imports&gt;/&lt;wordnet_car_102958343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States_Virgin_Islands&gt;/&lt;imports&gt;/&lt;wordnet_building_material_114786479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Djibouti&gt;/&lt;imports&gt;/&lt;wordnet_foodstuff_107566340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Djibouti&gt;/&lt;imports&gt;/&lt;wordnet_cereal_112141495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Djibouti&gt;/&lt;imports&gt;/&lt;wordnet_fabric_103309808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Djibouti&gt;/&lt;imports&gt;/&lt;wordnet_motor_vehicle_103791235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Belarus&gt;/&lt;imports&gt;/&lt;wordnet_fabric_103309808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Belarus&gt;/&lt;imports&gt;/&lt;wordnet_chemical_114806838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Cameroon&gt;/&lt;imports&gt;/&lt;wordnet_machinery_103701640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Cameroon&gt;/&lt;imports&gt;/&lt;wordnet_motor_vehicle_103791235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Cameroon&gt;/&lt;imports&gt;/&lt;wordnet_chemical_114806838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Cameroon&gt;/&lt;imports&gt;/&lt;wordnet_food_100021265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erbia&gt;/&lt;imports&gt;/&lt;wordnet_fuel_114875077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Puerto_Rico&gt;/&lt;imports&gt;/&lt;wordnet_car_102958343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enegal&gt;/&lt;imports&gt;/&lt;wordnet_foodstuff_107566340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cereal_112141495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sugar_107859284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aircraft_102686568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drink_107885223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scientific_instrument_104147495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consumer_goods_103093574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industry_100923444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medicine_106043075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car_102958343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natural_gas_114960090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rice_107804323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pharmaceutical_103920989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building_material_114786479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clothing_103051540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contraceptive_103096593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tobacco_104442831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vehicle_104524313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insecticide_114919948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fertilizer_114859344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soy_112532564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lubricant_114890659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Algeria&gt;/&lt;imports&gt;/&lt;wordnet_machinery_103701640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Algeria&gt;/&lt;imports&gt;/&lt;wordnet_cereal_112141495&gt;</text:p>
          </table:table-cell>
          <table:table-cell table:number-columns-repeated="29"/>
        </table:table-row>
        <table:table-row table:style-name="ro1">
          <table:table-cell office:value-type="string">
            <text:p>?s8 <text:s/>&lt;actedIn&gt; <text:s/>?o8 <text:s/>?s8 <text:s/>&lt;directed&gt; <text:s/>?o8 <text:s text:c="2"/>=&gt; ?s8 <text:s/>&lt;created&gt; <text:s/>?o8 <text:s/>Support: 9.468159254938307E-4 Confidence: 0.4036208732694356 Improved confidence: 0.653448275862069 Head coverage: 0.0024256931466168303 Predictiveness: 0.382321618743344 Improved Predictiveness: 0.24982740259263345 Std. Improved Predictiveness: 0.15431298562697274 Cardinality: 379 Counting on variable: ?o8 Body size: 939</text:p>
          </table:table-cell>
          <table:table-cell table:number-columns-repeated="30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Curtiz&gt;/&lt;created&gt;/&lt;Prisoner_of_the_Night_(film)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Edward_Burns&gt;/&lt;created&gt;/&lt;She's_the_One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Lou_Diamond_Phillips&gt;/&lt;created&gt;/&lt;Dangerous_Touch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oscoe_Arbuckle&gt;/&lt;created&gt;/&lt;Miss_Fatty's_Seaside_Lover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Harold_Lloyd&gt;/&lt;created&gt;/&lt;Over_the_Fence_(1917_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oscoe_Arbuckle&gt;/&lt;created&gt;/&lt;The_Sky_Pirat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t_Cheng&gt;/&lt;created&gt;/&lt;Why_Me?_(1985_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adhur_Jaffrey&gt;/&lt;created&gt;/&lt;Cotton_Mary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Jamie_Uys&gt;/&lt;created&gt;/&lt;Lost_in_the_Desert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erold_T._Hevener&gt;/&lt;created&gt;/&lt;A_Terrible_Traged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Burt_Lancaster&gt;/&lt;created&gt;/&lt;The_Kentuckia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Zebedy_Colt&gt;/&lt;created&gt;/&lt;The_Farmer's_Daughter_(1973_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oscoe_Arbuckle&gt;/&lt;created&gt;/&lt;A_Scrap_of_Paper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ammo_Hung&gt;/&lt;created&gt;/&lt;Knockabout_(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oscoe_Arbuckle&gt;/&lt;created&gt;/&lt;Chicken_Chaser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Bobby_Burns&gt;/&lt;created&gt;/&lt;Speed_Kings_(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Edward_Norton&gt;/&lt;created&gt;/&lt;Keeping_the_Faith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abel_Normand&gt;/&lt;created&gt;/&lt;Mabel's_Latest_Prank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iano_Argento&gt;/&lt;created&gt;/&lt;Amigos_de_la_infanc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atin_Bora&gt;/&lt;created&gt;/&lt;Adhinayak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d_Lowe&gt;/&lt;created&gt;/&lt;The_Audition_(short_film)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Andrew_Bujalski&gt;/&lt;created&gt;/&lt;Mutual_Appreciatio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oscoe_Arbuckle&gt;/&lt;created&gt;/&lt;Fatty's_Plucky_Pup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Edward_Burns&gt;/&lt;created&gt;/&lt;Ash_Wednesday_(2002_film)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Josh_Radnor&gt;/&lt;created&gt;/&lt;Happythankyoumorepleas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Caveh_Zahedi&gt;/&lt;created&gt;/&lt;Tripping_with_Caveh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alter_Stull&gt;/&lt;created&gt;/&lt;The_Try_Out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Visu&gt;/&lt;created&gt;/&lt;Vedikkai_En_Vadikkai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ie_Chaplin&gt;/&lt;created&gt;/&lt;The_Chaplin_Revu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Matt_Maiellaro&gt;/&lt;created&gt;/&lt;Aqua_Teen_Hunger_Force_Colon_Movie_Film_for_Theater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Hugo_del_Carril&gt;/&lt;created&gt;/&lt;Amorin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Donnie_Yen&gt;/&lt;created&gt;/&lt;Legend_of_the_Wolf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oscoe_Arbuckle&gt;/&lt;created&gt;/&lt;Fatty's_Chance_Acquaintanc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neth_Branagh&gt;/&lt;created&gt;/&lt;Hamlet_(1996_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yu_Seung-wan&gt;/&lt;created&gt;/&lt;The_City_of_Violenc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Dane_Cook&gt;/&lt;created&gt;/&lt;Tourgasm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Jack_Neo&gt;/&lt;created&gt;/&lt;Where_Got_Ghost?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Lucas_Belvaux&gt;/&lt;created&gt;/&lt;Caval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oscoe_Arbuckle&gt;/&lt;created&gt;/&lt;The_Butcher_Boy_(1917_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achin_(actor)&gt;/&lt;created&gt;/&lt;Gammat_Jammat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ky_Gervais&gt;/&lt;created&gt;/&lt;Cemetery_Junction_(film)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Takeshi_Kitano&gt;/&lt;created&gt;/&lt;Glory_to_the_Filmmaker!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anuel_F._Araujo&gt;/&lt;created&gt;/&lt;ConvÃ©m_Martelar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oscoe_Arbuckle&gt;/&lt;created&gt;/&lt;Oh_Doctor!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Bobby_Burns&gt;/&lt;created&gt;/&lt;This_Way_Out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._Ramlee&gt;/&lt;created&gt;/&lt;Masam_Masam_Mani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oscoe_Arbuckle&gt;/&lt;created&gt;/&lt;Fatty_Agai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oscoe_Arbuckle&gt;/&lt;created&gt;/&lt;Fatty's_New_Rol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Ben_Briand&gt;/&lt;created&gt;/&lt;Hammer_Ba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Fernando_FernÃ¡n_GÃ³mez&gt;/&lt;created&gt;/&lt;La_vida_alrededor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ongsak_Pongsuwan&gt;/&lt;created&gt;/&lt;Teng_Nong_kon_maha_h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Y1lmaz_GÃ¼ney&gt;/&lt;created&gt;/&lt;Umut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erner_Herzog&gt;/&lt;created&gt;/&lt;Wings_of_Hop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oscoe_Arbuckle&gt;/&lt;created&gt;/&lt;A_Creampuff_Romanc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Dieterle&gt;/&lt;created&gt;/&lt;Sex_in_Chain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aved_Sheikh&gt;/&lt;created&gt;/&lt;Mujhe_Jeene_Do_(1999_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Dasari_Narayana_Rao&gt;/&lt;created&gt;/&lt;Swargam_Naraka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ny_Hotz&gt;/&lt;created&gt;/&lt;It_Don't_Cost_Nothin'_to_Say_Good_Morning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k_Buck_(animal_collector)&gt;/&lt;created&gt;/&lt;Jungle_Cavalcade_(1941_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Didier_Bourdon&gt;/&lt;created&gt;/&lt;Madame_Irm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Keaton&gt;/&lt;created&gt;/&lt;The_Merry_Gentlema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Hoot_Gibson&gt;/&lt;created&gt;/&lt;The_Shootin'_Kid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Richard_Dutcher&gt;/&lt;created&gt;/&lt;God's_Army_(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fdlin_Shauki&gt;/&lt;created&gt;/&lt;Baik_Punya_Cilok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Harrison_Marks&gt;/&lt;created&gt;/&lt;The_Nine_Ages_of_Nakednes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ing_Baggot&gt;/&lt;created&gt;/&lt;The_Lie_(1912_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lex_Chandon&gt;/&lt;created&gt;/&lt;Night_Pastor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oscoe_Arbuckle&gt;/&lt;created&gt;/&lt;Leading_Lizzie_Astra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Danny_DeVito&gt;/&lt;created&gt;/&lt;Throw_Momma_from_the_Trai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Til_Schweiger&gt;/&lt;created&gt;/&lt;ZweiohrkÃ¼ke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hammi_Kapoor&gt;/&lt;created&gt;/&lt;Bundal_Baaz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oscoe_Arbuckle&gt;/&lt;created&gt;/&lt;Those_Happy_Day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Clint_Eastwood&gt;/&lt;created&gt;/&lt;Bronco_Bill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Lon_Chaney,_Sr.&gt;/&lt;created&gt;/&lt;The_Violin_Maker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oscoe_Arbuckle&gt;/&lt;created&gt;/&lt;His_Wife's_Mistake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ammo_Hung&gt;/&lt;created&gt;/&lt;The_Victim_(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Lau_Kar-leung&gt;/&lt;created&gt;/&lt;Legendary_Weapons_of_Chin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Bobby_Burns&gt;/&lt;created&gt;/&lt;Chickens_(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oscoe_Arbuckle&gt;/&lt;created&gt;/&lt;The_Haysee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erner_Herzog&gt;/&lt;created&gt;/&lt;The_White_Diamo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Townsend_(actor)&gt;/&lt;created&gt;/&lt;The_Five_Heartbeat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Derek&gt;/&lt;created&gt;/&lt;Nightmare_in_the_Su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im_Allen&gt;/&lt;created&gt;/&lt;Crazy_on_the_Outsid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Danny_Denzongpa&gt;/&lt;created&gt;/&lt;Phir_Wohi_Raat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Edmund_Purdom&gt;/&lt;created&gt;/&lt;Don't_Open_Till_Christma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Corey_Yuen&gt;/&lt;created&gt;/&lt;All_for_the_Winner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aron_Rose&gt;/&lt;created&gt;/&lt;Beautiful_Losers_(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nthony_Hopkins&gt;/&lt;created&gt;/&lt;August_(1996_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allace_Reid&gt;/&lt;created&gt;/&lt;The_Ways_of_Fat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B._Seitz&gt;/&lt;created&gt;/&lt;Pirate_Gold_(1920_serial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Upendra&gt;/&lt;created&gt;/&lt;A_(Kannada_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teven_Wright&gt;/&lt;created&gt;/&lt;One_Soldier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DedÃ©_Santana&gt;/&lt;created&gt;/&lt;Os_TrapalhÃµes_e_o_MÃ¡gico_de_OrÃ³z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rving_Pichel&gt;/&lt;created&gt;/&lt;The_Great_Commandment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Curtiz&gt;/&lt;created&gt;/&lt;One_Who_Is_Loved_By_Two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Harold_Lloyd&gt;/&lt;created&gt;/&lt;Just_Neighbor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ylvia_Chang&gt;/&lt;created&gt;/&lt;Tempting_Heart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ack_Sennett&gt;/&lt;created&gt;/&lt;The_Little_Teacher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Nelson_Xavier&gt;/&lt;created&gt;/&lt;A_Qued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Oliver_Hardy&gt;/&lt;created&gt;/&lt;A_Mix_Up_in_Hearts&gt;</text:p>
          </table:table-cell>
          <table:table-cell table:number-columns-repeated="29"/>
        </table:table-row>
        <table:table-row table:style-name="ro1">
          <table:table-cell office:value-type="string">
            <text:p>?s33 <text:s/>&lt;actedIn&gt; <text:s/>?o33 <text:s/>?s33 <text:s/>&lt;created&gt; <text:s/>?o33 <text:s text:c="2"/>=&gt; ?s33 <text:s/>&lt;directed&gt; <text:s/>?o33 <text:s/>Support: 9.468159254938307E-4 Confidence: 0.4019088016967126 Improved confidence: 0.47853535353535354 Head coverage: 0.011988359587524514 Predictiveness: 0.16012725344644752 Improved Predictiveness: 0.07662655183864092 Std. Improved Predictiveness: 0.06435655255164752 Cardinality: 379 Counting on variable: ?o33 Body size: 943</text:p>
          </table:table-cell>
          <table:table-cell table:number-columns-repeated="30"/>
        </table:table-row>
        <table:table-row table:style-name="ro1">
          <table:table-cell office:value-type="string">
            <text:p>?</text:p>
          </table:table-cell>
          <table:table-cell office:value-type="string">
            <text:p>&lt;GÃ¶sta_Ekman&gt;/&lt;directed&gt;/&lt;JÃ¶nssonligan_dyker_upp_ige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y_Elizabeth_Ellis&gt;/&lt;directed&gt;/&lt;A_Quiet_Little_Marriag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halva_Dadiani&gt;/&lt;directed&gt;/&lt;The_Exile_(1922_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Leon_Schuster&gt;/&lt;directed&gt;/&lt;You_Must_Be_Joking!_(1986_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Norman_Wisdom&gt;/&lt;directed&gt;/&lt;Follow_a_Star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Bob_Monkhouse&gt;/&lt;directed&gt;/&lt;Dentist_on_the_Job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risten_Thomson&gt;/&lt;directed&gt;/&lt;I,_Claud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ommy_Chong&gt;/&lt;directed&gt;/&lt;Best_Bud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homas_Gottschalk&gt;/&lt;directed&gt;/&lt;Die_Supernase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Leo_Grillo&gt;/&lt;directed&gt;/&lt;Magic_(2010_film)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Ice_Cube&gt;/&lt;directed&gt;/&lt;Janky_Promoter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atie_Wright&gt;/&lt;directed&gt;/&lt;Hairshirt_(film)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Simon_Lui&gt;/&lt;directed&gt;/&lt;Last_Ghost_Standing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Jon_Heder&gt;/&lt;directed&gt;/&lt;Napoleon_Dynamit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ithun_Chakraborty&gt;/&lt;directed&gt;/&lt;Satyameba_Jayat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Oscar_Kightley&gt;/&lt;directed&gt;/&lt;Sione's_Wedding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amer_Hosny&gt;/&lt;directed&gt;/&lt;Noor_Eien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im_Conway&gt;/&lt;directed&gt;/&lt;The_Billion_Dollar_Hobo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Sreenivasan_(actor)&gt;/&lt;directed&gt;/&lt;Yathrakarude_Sradhakku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Livingston_(actor)&gt;/&lt;directed&gt;/&lt;Sundara_Purusha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tin_Mull&gt;/&lt;directed&gt;/&lt;Rented_Lip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Norma_Aleandro&gt;/&lt;directed&gt;/&lt;The_Inheritors_(1970_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osÃ©_JosÃ©&gt;/&lt;directed&gt;/&lt;PerdÃ³name_Todo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ean_Dujardin&gt;/&lt;directed&gt;/&lt;Brice_de_Nice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Sreenivasan_(actor)&gt;/&lt;directed&gt;/&lt;Bhargavacharitham_Moonam_Khanda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ackie_Chan&gt;/&lt;directed&gt;/&lt;Half_a_Loaf_of_Kung_Fu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Bette_Midler&gt;/&lt;directed&gt;/&lt;The_Bette_Midler_Show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alki_Koechlin&gt;/&lt;directed&gt;/&lt;That_Girl_in_Yellow_Boot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om_Waits&gt;/&lt;directed&gt;/&lt;Big_Time_(1988_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Gary_Weeks&gt;/&lt;directed&gt;/&lt;29_Reasons_to_Ru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udy_Ray_Moore&gt;/&lt;directed&gt;/&lt;Shaolin_Dolemit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Dana_Carvey&gt;/&lt;directed&gt;/&lt;The_Master_of_Disguis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im_Conway&gt;/&lt;directed&gt;/&lt;The_Private_Eyes_(1981_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anny_Perez&gt;/&lt;directed&gt;/&lt;La_Sog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amal_Haasan&gt;/&lt;directed&gt;/&lt;Pushpak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Vivian_Schilling&gt;/&lt;directed&gt;/&lt;Soultaker_(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Neil_Jackson&gt;/&lt;directed&gt;/&lt;The_Passage_(2007_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Bill_Corbett&gt;/&lt;directed&gt;/&lt;The_Film_Crew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J._Nelson&gt;/&lt;directed&gt;/&lt;The_Film_Crew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Hilary_Howard&gt;/&lt;directed&gt;/&lt;Kaaterskill_Falls_(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ilambarasan_Rajendar&gt;/&lt;directed&gt;/&lt;Manmadha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oyce_D._Applegate&gt;/&lt;directed&gt;/&lt;Loose_Shoe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oey_Boy&gt;/&lt;directed&gt;/&lt;The_Possible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Karl_Valentin&gt;/&lt;directed&gt;/&lt;Mysteries_of_a_Barbershop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reenivasan_(actor)&gt;/&lt;directed&gt;/&lt;Ayal_Kadha_Ezhuthukayanu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Laurence_Olivier&gt;/&lt;directed&gt;/&lt;Laurence_Olivier_Present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Enno_Cheng&gt;/&lt;directed&gt;/&lt;Summer's_Tail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ader_Khan&gt;/&lt;directed&gt;/&lt;Yaarana_(1981_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Eleonora_Duse&gt;/&lt;directed&gt;/&lt;Cener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im_Conway&gt;/&lt;directed&gt;/&lt;They_Went_That-A-Way_&amp;_That-A-Wa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._P._Davis&gt;/&lt;directed&gt;/&lt;Fighting_Tommy_Rile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key_Rourke&gt;/&lt;directed&gt;/&lt;F.T.W._(film)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Daphna_Kastner&gt;/&lt;directed&gt;/&lt;Julia_Has_Two_Lover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aved_Jaffrey&gt;/&lt;directed&gt;/&lt;Hum_Hain_Lajawab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_Proctor&gt;/&lt;directed&gt;/&lt;J-Men_Forever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Lionel_Barrymore&gt;/&lt;directed&gt;/&lt;The_Burglar's_Dilemm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._Madhavan&gt;/&lt;directed&gt;/&lt;Ramji_Londonwal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ierre_Andre&gt;/&lt;directed&gt;/&lt;Jangan_Pandang_Belakang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Vivek_Oberoi&gt;/&lt;directed&gt;/&lt;Kyun!_Ho_Gaya_Na...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amer_Hosny&gt;/&lt;directed&gt;/&lt;Omar_&amp;_Salma_2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acquetta_May&gt;/&lt;directed&gt;/&lt;In_Love_with_Barbar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Kader_Khan&gt;/&lt;directed&gt;/&lt;Khoon_Pasin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LeAnn_Rimes&gt;/&lt;directed&gt;/&lt;Holiday_in_Your_Heart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k_Tonderai&gt;/&lt;directed&gt;/&lt;Dog_Eat_Dog_(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iyush_Mishra&gt;/&lt;directed&gt;/&lt;1971_(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enny_Mollen&gt;/&lt;directed&gt;/&lt;Kidnapping_Caitlyn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Cem_Y1lmaz&gt;/&lt;directed&gt;/&lt;G.O.R.A.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essica_Hynes&gt;/&lt;directed&gt;/&lt;Learner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Dee_Snider&gt;/&lt;directed&gt;/&lt;Strange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Dilip_Kumar&gt;/&lt;directed&gt;/&lt;Leader_(1964_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Leguizamo&gt;/&lt;directed&gt;/&lt;The_Pest_(1997_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Norman_Wisdom&gt;/&lt;directed&gt;/&lt;The_Early_Bir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Brad_Dourif&gt;/&lt;directed&gt;/&lt;Critters_4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Delores_Taylor&gt;/&lt;directed&gt;/&lt;Billy_Jack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Bobby_Clark_(comedian)&gt;/&lt;directed&gt;/&lt;Alibi_Bye_By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Spade&gt;/&lt;directed&gt;/&lt;Lost_&amp;_Found_(1999_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Herman_Brood&gt;/&lt;directed&gt;/&lt;Cha_Cha_(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BjÃ¶rn_Gustafson&gt;/&lt;directed&gt;/&lt;JÃ¶nssonligan_spelar_hÃ¶gt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atthew_Carey&gt;/&lt;directed&gt;/&lt;Ojai_Bum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Daniel_MacIvor&gt;/&lt;directed&gt;/&lt;Whole_New_Thing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Naschy&gt;/&lt;directed&gt;/&lt;Horror_Rises_from_the_Tomb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Yareli_Arizmendi&gt;/&lt;directed&gt;/&lt;A_Day_Without_a_Mexican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Jamie_Kennedy&gt;/&lt;directed&gt;/&lt;Malibu's_Most_Wante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Cleese&gt;/&lt;directed&gt;/&lt;Wine_for_the_Confused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Vasco_Santana&gt;/&lt;directed&gt;/&lt;O_PÃ¡tio_das_Cantigas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Lachy_Hulme&gt;/&lt;directed&gt;/&lt;Let's_Get_Skase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Phil_Vischer&gt;/&lt;directed&gt;/&lt;An_Easter_Carol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k_Miller_(actor)&gt;/&lt;directed&gt;/&lt;Savannah_Smile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y_Pickford&gt;/&lt;directed&gt;/&lt;Hearts_Adrift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Ã«l_Youn&gt;/&lt;directed&gt;/&lt;Les_11_commandement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ahesh_Manjrekar&gt;/&lt;directed&gt;/&lt;Me_Shivajiraje_Bhosale_Bolto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Emma_Thompson&gt;/&lt;directed&gt;/&lt;Nanny_McPhe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acques_Jaccard&gt;/&lt;directed&gt;/&lt;Trapped_in_a_Forest_Fire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Manny_Perez&gt;/&lt;directed&gt;/&lt;Washington_Heights_(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Carlos_Alazraqui&gt;/&lt;directed&gt;/&lt;The_Last_White_Dishwasher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y_Griffith&gt;/&lt;directed&gt;/&lt;Return_to_Mayberr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anny_Perez&gt;/&lt;directed&gt;/&lt;Forged_(film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odney_Dangerfield&gt;/&lt;directed&gt;/&lt;Back_by_Midnight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Cleese&gt;/&lt;directed&gt;/&lt;The_Human_Fac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._Prabhakar_Reddy&gt;/&lt;directed&gt;/&lt;Karthika_Deepam_(film)&gt;</text:p>
          </table:table-cell>
          <table:table-cell table:number-columns-repeated="29"/>
        </table:table-row>
        <table:table-row table:style-name="ro1">
          <table:table-cell office:value-type="string">
            <text:p>?s36 <text:s/>&lt;dealsWith&gt; <text:s/>?o94 <text:s/>?o94 <text:s/>&lt;hasOfficialLanguage&gt; <text:s/>?o36 <text:s text:c="2"/>=&gt; ?s36 <text:s/>&lt;hasOfficialLanguage&gt; <text:s/>?o36 <text:s/>Support: 1.0205643720977701E-4 Confidence: 0.4 Improved confidence: 0.5393258426966292 Head coverage: 0.09937888198757763 Predictiveness: 0.2583333333333333 Improved Predictiveness: 0.1393258426966292 Std. Improved Predictiveness: 0.10333333333333333 Cardinality: 48 Counting on variable: ?s36 Body size: 120</text:p>
          </table:table-cell>
          <table:table-cell table:number-columns-repeated="30"/>
        </table:table-row>
        <table:table-row table:style-name="ro1">
          <table:table-cell office:value-type="string">
            <text:p>?</text:p>
          </table:table-cell>
          <table:table-cell office:value-type="string">
            <text:p>&lt;Yemen&gt;/&lt;hasOfficialLanguage&gt;/&lt;Arabic_languag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Yemen&gt;/&lt;hasOfficialLanguage&gt;/&lt;Hindi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Yemen&gt;/&lt;hasOfficialLanguage&gt;/&lt;German_languag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Yemen&gt;/&lt;hasOfficialLanguage&gt;/&lt;Thai_languag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Qatar&gt;/&lt;hasOfficialLanguage&gt;/&lt;Arabic_languag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Qatar&gt;/&lt;hasOfficialLanguage&gt;/&lt;Hindi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Qatar&gt;/&lt;hasOfficialLanguage&gt;/&lt;German_languag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Qatar&gt;/&lt;hasOfficialLanguage&gt;/&lt;Thai_languag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Qatar&gt;/&lt;hasOfficialLanguage&gt;/&lt;Welsh_language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Bolivia&gt;/&lt;hasOfficialLanguage&gt;/&lt;Portuguese_languag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Guyana&gt;/&lt;hasOfficialLanguage&gt;/&lt;Swedish_languag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Guyana&gt;/&lt;hasOfficialLanguage&gt;/&lt;Canadian_French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Guyana&gt;/&lt;hasOfficialLanguage&gt;/&lt;Spanish_languag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Guyana&gt;/&lt;hasOfficialLanguage&gt;/&lt;Dutch_languag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Guyana&gt;/&lt;hasOfficialLanguage&gt;/&lt;English_languag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ustralia&gt;/&lt;hasOfficialLanguage&gt;/&lt;German_languag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ustralia&gt;/&lt;hasOfficialLanguage&gt;/&lt;Thai_language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Suriname&gt;/&lt;hasOfficialLanguage&gt;/&lt;Norwegian_languag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Suriname&gt;/&lt;hasOfficialLanguage&gt;/&lt;Dutch_language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Suriname&gt;/&lt;hasOfficialLanguage&gt;/&lt;Norwegian_BokmÃ¥l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Suriname&gt;/&lt;hasOfficialLanguage&gt;/&lt;Norwegian_Nynorsk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Uruguay&gt;/&lt;hasOfficialLanguage&gt;/&lt;Languages_of_Russia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Uruguay&gt;/&lt;hasOfficialLanguage&gt;/&lt;Portuguese_language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Uruguay&gt;/&lt;hasOfficialLanguage&gt;/&lt;Dutch_language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Uruguay&gt;/&lt;hasOfficialLanguage&gt;/&lt;English_language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Uruguay&gt;/&lt;hasOfficialLanguage&gt;/&lt;Standard_Mandarin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Slovakia&gt;/&lt;hasOfficialLanguage&gt;/&lt;Czech_language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Slovakia&gt;/&lt;hasOfficialLanguage&gt;/&lt;Italian_language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Slovakia&gt;/&lt;hasOfficialLanguage&gt;/&lt;Romani_language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Slovakia&gt;/&lt;hasOfficialLanguage&gt;/&lt;English_language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Slovakia&gt;/&lt;hasOfficialLanguage&gt;/&lt;Welsh_language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Slovakia&gt;/&lt;hasOfficialLanguage&gt;/&lt;Hungarian_language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Singapore&gt;/&lt;hasOfficialLanguage&gt;/&lt;Bilingualism_in_Hong_Kong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Singapore&gt;/&lt;hasOfficialLanguage&gt;/&lt;Malay_language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Singapore&gt;/&lt;hasOfficialLanguage&gt;/&lt;Standard_Mandarin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Singapore&gt;/&lt;hasOfficialLanguage&gt;/&lt;Indonesian_language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Bhutan&gt;/&lt;hasOfficialLanguage&gt;/&lt;Bilingualism_in_Hong_Kong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Bhutan&gt;/&lt;hasOfficialLanguage&gt;/&lt;Hindi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Bhutan&gt;/&lt;hasOfficialLanguage&gt;/&lt;Standard_Mandarin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Ecuador&gt;/&lt;hasOfficialLanguage&gt;/&lt;Portuguese_languag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Ecuador&gt;/&lt;hasOfficialLanguage&gt;/&lt;Spanish_languag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Oman&gt;/&lt;hasOfficialLanguage&gt;/&lt;Arabic_languag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Oman&gt;/&lt;hasOfficialLanguage&gt;/&lt;German_language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Dominican_Republic&gt;/&lt;hasOfficialLanguage&gt;/&lt;French_language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Dominican_Republic&gt;/&lt;hasOfficialLanguage&gt;/&lt;Dutch_language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Dominican_Republic&gt;/&lt;hasOfficialLanguage&gt;/&lt;Haitian_Creole_language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Peru&gt;/&lt;hasOfficialLanguage&gt;/&lt;Portuguese_languag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Peru&gt;/&lt;hasOfficialLanguage&gt;/&lt;Spanish_languag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States&gt;/&lt;hasOfficialLanguage&gt;/&lt;German_languag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States&gt;/&lt;hasOfficialLanguage&gt;/&lt;Standard_Mandarin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Botswana&gt;/&lt;hasOfficialLanguage&gt;/&lt;South_African_English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exico&gt;/&lt;hasOfficialLanguage&gt;/&lt;Spanish_languag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exico&gt;/&lt;hasOfficialLanguage&gt;/&lt;Canadian_French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exico&gt;/&lt;hasOfficialLanguage&gt;/&lt;German_languag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Colombia&gt;/&lt;hasOfficialLanguage&gt;/&lt;Portuguese_language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Latvia&gt;/&lt;hasOfficialLanguage&gt;/&lt;Swedish_language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Latvia&gt;/&lt;hasOfficialLanguage&gt;/&lt;Polish_language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Latvia&gt;/&lt;hasOfficialLanguage&gt;/&lt;Languages_of_Russia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Latvia&gt;/&lt;hasOfficialLanguage&gt;/&lt;Finnish_language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Pakistan&gt;/&lt;hasOfficialLanguage&gt;/&lt;German_languag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Libya&gt;/&lt;hasOfficialLanguage&gt;/&lt;Galician_languag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Libya&gt;/&lt;hasOfficialLanguage&gt;/&lt;Asturian_languag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Libya&gt;/&lt;hasOfficialLanguage&gt;/&lt;Basque_languag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Libya&gt;/&lt;hasOfficialLanguage&gt;/&lt;Catalan_languag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Libya&gt;/&lt;hasOfficialLanguage&gt;/&lt;German_languag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Libya&gt;/&lt;hasOfficialLanguage&gt;/&lt;Leonese_languag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hasOfficialLanguage&gt;/&lt;Arabic_language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hasOfficialLanguage&gt;/&lt;Asturian_language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hasOfficialLanguage&gt;/&lt;Catalan_language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hasOfficialLanguage&gt;/&lt;Standard_Mandarin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hasOfficialLanguage&gt;/&lt;German_language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hasOfficialLanguage&gt;/&lt;Norwegian_Nynorsk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hasOfficialLanguage&gt;/&lt;Polish_language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hasOfficialLanguage&gt;/&lt;Leonese_language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hasOfficialLanguage&gt;/&lt;Malay_language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hasOfficialLanguage&gt;/&lt;Occitan_language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Ethiopia&gt;/&lt;hasOfficialLanguage&gt;/&lt;Romansh_language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Ethiopia&gt;/&lt;hasOfficialLanguage&gt;/&lt;Italian_language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Ethiopia&gt;/&lt;hasOfficialLanguage&gt;/&lt;Standard_Mandarin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Ethiopia&gt;/&lt;hasOfficialLanguage&gt;/&lt;Arabic_language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Ethiopia&gt;/&lt;hasOfficialLanguage&gt;/&lt;French_language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Ethiopia&gt;/&lt;hasOfficialLanguage&gt;/&lt;Dutch_language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Afghanistan&gt;/&lt;hasOfficialLanguage&gt;/&lt;Hindi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Afghanistan&gt;/&lt;hasOfficialLanguage&gt;/&lt;Turkmen_language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Afghanistan&gt;/&lt;hasOfficialLanguage&gt;/&lt;Swahili_languag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ordan&gt;/&lt;hasOfficialLanguage&gt;/&lt;Arabic_languag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ordan&gt;/&lt;hasOfficialLanguage&gt;/&lt;Kurdish_languag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ordan&gt;/&lt;hasOfficialLanguage&gt;/&lt;Hindi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ordan&gt;/&lt;hasOfficialLanguage&gt;/&lt;German_languag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ordan&gt;/&lt;hasOfficialLanguage&gt;/&lt;Modern_Standard_Arabic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Montenegro&gt;/&lt;hasOfficialLanguage&gt;/&lt;Italian_language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Montenegro&gt;/&lt;hasOfficialLanguage&gt;/&lt;German_languag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Montenegro&gt;/&lt;hasOfficialLanguage&gt;/&lt;Serbian_language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Montenegro&gt;/&lt;hasOfficialLanguage&gt;/&lt;Hungarian_language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France&gt;/&lt;hasOfficialLanguage&gt;/&lt;Asturian_language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France&gt;/&lt;hasOfficialLanguage&gt;/&lt;Spanish_language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France&gt;/&lt;hasOfficialLanguage&gt;/&lt;Basque_language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France&gt;/&lt;hasOfficialLanguage&gt;/&lt;Catalan_languag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France&gt;/&lt;hasOfficialLanguage&gt;/&lt;French_language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France&gt;/&lt;hasOfficialLanguage&gt;/&lt;Welsh_language&gt;</text:p>
          </table:table-cell>
          <table:table-cell table:number-columns-repeated="29"/>
        </table:table-row>
        <table:table-row table:style-name="ro1">
          <table:table-cell office:value-type="string">
            <text:p>?s9 <text:s/>&lt;isMarriedTo&gt; <text:s/>?o79 <text:s/>?o79 <text:s/>&lt;livesIn&gt; <text:s/>?o9 <text:s text:c="2"/>=&gt; ?s9 <text:s/>&lt;livesIn&gt; <text:s/>?o9 <text:s/>Support: 2.9766460852851626E-4 Confidence: 0.3814713896457766 Improved confidence: 0.7909604519774012 Head coverage: 0.012808783165599268 Predictiveness: 0.5177111716621253 Improved Predictiveness: 0.4094890623316246 Std. Improved Predictiveness: 0.19749200008909415 Cardinality: 140 Counting on variable: ?s9 Body size: 367</text:p>
          </table:table-cell>
          <table:table-cell table:number-columns-repeated="30"/>
        </table:table-row>
        <table:table-row table:style-name="ro1">
          <table:table-cell office:value-type="string">
            <text:p>?</text:p>
          </table:table-cell>
          <table:table-cell office:value-type="string">
            <text:p>&lt;Vilma_Santos&gt;/&lt;livesIn&gt;/&lt;Muntinlupa_Cit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Vilma_Santos&gt;/&lt;livesIn&gt;/&lt;Batanga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Lech_KaczyDski&gt;/&lt;livesIn&gt;/&lt;Presidential_Palace,_Warsaw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jorie_Rendell&gt;/&lt;livesIn&gt;/&lt;Pennsylvania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Harriet_Harman&gt;/&lt;livesIn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Dawn_Gibbons&gt;/&lt;livesIn&gt;/&lt;Reno,_Nevad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Don_Craig&gt;/&lt;livesIn&gt;/&lt;Switzer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Lani_Mercado&gt;/&lt;livesIn&gt;/&lt;Bacoor,_Cavit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elly_Cramer&gt;/&lt;livesIn&gt;/&lt;Eng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neth_Ives&gt;/&lt;livesIn&gt;/&lt;Oxfordshir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Lynn_Bari&gt;/&lt;livesIn&gt;/&lt;US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anelle_Timmins&gt;/&lt;livesIn&gt;/&lt;Port_Douglas,_Queensland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Yvette_Cooper&gt;/&lt;livesIn&gt;/&lt;Castlefor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ces_Carr,_Countess_of_Somerset&gt;/&lt;livesIn&gt;/&lt;Dorset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Brooke_Shields&gt;/&lt;livesIn&gt;/&lt;Las_Vegas,_Nevad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Holden_Snyder&gt;/&lt;livesIn&gt;/&lt;Illinoi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Holden_Snyder&gt;/&lt;livesIn&gt;/&lt;Oakdale_(As_the_World_Turns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Quentin_N._Burdick&gt;/&lt;livesIn&gt;/&lt;Fargo,_North_Dakot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Callista_Gingrich&gt;/&lt;livesIn&gt;/&lt;Carrollton,_Georg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Dimpy_Mahajan&gt;/&lt;livesIn&gt;/&lt;Mumbai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Victoria_Newman&gt;/&lt;livesIn&gt;/&lt;Wisconsi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om_Birmingham&gt;/&lt;livesIn&gt;/&lt;Portland,_Main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rince_Miguel,_Duke_of_Viseu&gt;/&lt;livesIn&gt;/&lt;Newport,_Rhode_Is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rince_Miguel,_Duke_of_Viseu&gt;/&lt;livesIn&gt;/&lt;New_York_Cit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uth_Grier&gt;/&lt;livesIn&gt;/&lt;Toronto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entti_ArajÃ¤rvi&gt;/&lt;livesIn&gt;/&lt;MÃ¤ntyniemi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Chitrangada_Singh&gt;/&lt;livesIn&gt;/&lt;Ind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garet_McCain&gt;/&lt;livesIn&gt;/&lt;Toronto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Helen_Vinson&gt;/&lt;livesIn&gt;/&lt;Stockport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Helen_Vinson&gt;/&lt;livesIn&gt;/&lt;Eng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Patrick_Williams&gt;/&lt;livesIn&gt;/&lt;Missoula,_Montan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Noble_Ellington&gt;/&lt;livesIn&gt;/&lt;Monroe,_Louisian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Noble_Ellington&gt;/&lt;livesIn&gt;/&lt;Winnsboro,_Louisian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Connie_Schultz&gt;/&lt;livesIn&gt;/&lt;Avon,_Ohio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Michelle_Obama&gt;/&lt;livesIn&gt;/&lt;White_House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Michelle_Obama&gt;/&lt;livesIn&gt;/&lt;Illinoi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Cindy_McCain&gt;/&lt;livesIn&gt;/&lt;Phoenix,_Arizon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Hal_Munson&gt;/&lt;livesIn&gt;/&lt;Illinoi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elle_Paige_Paterson&gt;/&lt;livesIn&gt;/&lt;Guilderland,_New_York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in_Scorpio&gt;/&lt;livesIn&gt;/&lt;Port_Charles,_New_York_(fictional_city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am_Marx&gt;/&lt;livesIn&gt;/&lt;New_York_Cit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onica_Prieto-Teodoro&gt;/&lt;livesIn&gt;/&lt;Mayantoc,_Tarlac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Helena_Guergis&gt;/&lt;livesIn&gt;/&lt;Albert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d_Harris-Crane&gt;/&lt;livesIn&gt;/&lt;Louisian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R._McKernan,_Jr.&gt;/&lt;livesIn&gt;/&lt;Auburn,_Main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Fancy_Crane&gt;/&lt;livesIn&gt;/&lt;New_Eng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garet_Formby&gt;/&lt;livesIn&gt;/&lt;Deaf_Smith_County,_Texa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omo_Kenyatta&gt;/&lt;livesIn&gt;/&lt;Keny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omo_Kenyatta&gt;/&lt;livesIn&gt;/&lt;Nairobi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lo_Thomas&gt;/&lt;livesIn&gt;/&lt;Westport,_Connecticut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Henning_von_Anstetten&gt;/&lt;livesIn&gt;/&lt;German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Husain_Haqqani&gt;/&lt;livesIn&gt;/&lt;Karachi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enÃ©e_Zellweger&gt;/&lt;livesIn&gt;/&lt;Johnson_City,_Tennesse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Vince_McMahon&gt;/&lt;livesIn&gt;/&lt;Greenwich,_Connecticut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Brooke_Astor&gt;/&lt;livesIn&gt;/&lt;New_York_Cit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Gina_Von_Amberg&gt;/&lt;livesIn&gt;/&lt;Salem_(Days_of_our_Lives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Gina_Von_Amberg&gt;/&lt;livesIn&gt;/&lt;US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Leanna_Love&gt;/&lt;livesIn&gt;/&lt;Wisconsi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rea_White&gt;/&lt;livesIn&gt;/&lt;Housto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uzanne_Danielle&gt;/&lt;livesIn&gt;/&lt;Eng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Eve_Lambert&gt;/&lt;livesIn&gt;/&lt;Port_Charles,_New_York_(fictional_city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Eve_Lambert&gt;/&lt;livesIn&gt;/&lt;New_York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acques_Parizeau&gt;/&lt;livesIn&gt;/&lt;Quebec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Elaine_Chao&gt;/&lt;livesIn&gt;/&lt;Louisville,_Kentucky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Mukesh_Ambani&gt;/&lt;livesIn&gt;/&lt;Mumbai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ehmina_Durrani&gt;/&lt;livesIn&gt;/&lt;Lahor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ex_Sterling&gt;/&lt;livesIn&gt;/&lt;Genoa_City_(fictional_city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Carmen_Polo,_1st_Lady_of_MeirÃ¡s&gt;/&lt;livesIn&gt;/&lt;Royal_Palace_of_El_Pardo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ides_Fernando&gt;/&lt;livesIn&gt;/&lt;Marikina_Cit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annes_von_Lahnstein&gt;/&lt;livesIn&gt;/&lt;DÃ¼sseldorf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annes_von_Lahnstein&gt;/&lt;livesIn&gt;/&lt;Germany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Nicholas_Newman&gt;/&lt;livesIn&gt;/&lt;Genoa_City_(fictional_city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osie_Fitial&gt;/&lt;livesIn&gt;/&lt;Saipa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del_Ehrlich&gt;/&lt;livesIn&gt;/&lt;Annapolis,_Mary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wai_Kibaki&gt;/&lt;livesIn&gt;/&lt;Keny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nne_Neville,_16th_Countess_of_Warwick&gt;/&lt;livesIn&gt;/&lt;Middleham_Castl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atherine_Anna_Kang&gt;/&lt;livesIn&gt;/&lt;Mesquite,_Texa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alal_Talabani&gt;/&lt;livesIn&gt;/&lt;Kurdista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tin_Scorsese&gt;/&lt;livesIn&gt;/&lt;New_York_Cit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lex_Devane_Marick&gt;/&lt;livesIn&gt;/&lt;Budapest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lex_Devane_Marick&gt;/&lt;livesIn&gt;/&lt;Hungar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Elizabeth_Taylor&gt;/&lt;livesIn&gt;/&lt;Alexandria,_Virgini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Billie_Reed&gt;/&lt;livesIn&gt;/&lt;Salem_(Days_of_our_Lives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fried_Martens&gt;/&lt;livesIn&gt;/&lt;Lokere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Ed_Bauer&gt;/&lt;livesIn&gt;/&lt;San_Francisco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Lettice_Knollys&gt;/&lt;livesIn&gt;/&lt;Essex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lan-Michael_Spaulding&gt;/&lt;livesIn&gt;/&lt;Greece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Samantha_Power&gt;/&lt;livesIn&gt;/&lt;Cambridge,_Massachusett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._Scott_Gould&gt;/&lt;livesIn&gt;/&lt;Bethesda,_Mary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lec_Gilroy&gt;/&lt;livesIn&gt;/&lt;Weatherfiel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my_Robsart&gt;/&lt;livesIn&gt;/&lt;Essex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my_Robsart&gt;/&lt;livesIn&gt;/&lt;Kenilworth_Castl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Laura_Bush&gt;/&lt;livesIn&gt;/&lt;Preston_Hollow,_Dallas,_Texas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Bev_Desjarlais&gt;/&lt;livesIn&gt;/&lt;Canad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usan_Greenfield,_Baroness_Greenfield&gt;/&lt;livesIn&gt;/&lt;Oxfor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osemary_McKenna&gt;/&lt;livesIn&gt;/&lt;Sheffiel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Lynette_Scavo&gt;/&lt;livesIn&gt;/&lt;Fairview_(Desperate_Housewives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ehdi_Karroubi&gt;/&lt;livesIn&gt;/&lt;Ira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dam_Chandler&gt;/&lt;livesIn&gt;/&lt;Pine_Valley,_Pennsylvan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dam_Chandler&gt;/&lt;livesIn&gt;/&lt;San_Diego&gt;</text:p>
          </table:table-cell>
          <table:table-cell table:number-columns-repeated="29"/>
        </table:table-row>
        <table:table-row table:style-name="ro1">
          <table:table-cell office:value-type="string">
            <text:p>?s19 <text:s/>&lt;dealsWith&gt; <text:s/>?o56 <text:s/>?o56 <text:s/>&lt;imports&gt; <text:s/>?o19 <text:s text:c="2"/>=&gt; ?s19 <text:s/>&lt;exports&gt; <text:s/>?o19 <text:s/>Support: 3.747292581110148E-5 Confidence: 0.375 Improved confidence: 0.5 Head coverage: 0.09090909090909091 Predictiveness: 0.25 Improved Predictiveness: 0.125 Std. Improved Predictiveness: 0.09375 Cardinality: 15 Counting on variable: ?o19 Body size: 40</text:p>
          </table:table-cell>
          <table:table-cell table:number-columns-repeated="30"/>
        </table:table-row>
        <table:table-row table:style-name="ro1">
          <table:table-cell office:value-type="string">
            <text:p>?</text:p>
          </table:table-cell>
          <table:table-cell office:value-type="string">
            <text:p>&lt;Lebanon&gt;/&lt;exports&gt;/&lt;wordnet_narration_107220773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Egypt&gt;/&lt;exports&gt;/&lt;wordnet_narration_107220773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ordan&gt;/&lt;exports&gt;/&lt;wordnet_narration_107220773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raq&gt;/&lt;exports&gt;/&lt;wordnet_narration_107220773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oldova&gt;/&lt;exports&gt;/&lt;wordnet_medicine_106043075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weden&gt;/&lt;exports&gt;/&lt;wordnet_medicine_106043075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rmenia&gt;/&lt;exports&gt;/&lt;wordnet_medicine_106043075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Eritrea&gt;/&lt;exports&gt;/&lt;wordnet_medicine_106043075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yria&gt;/&lt;exports&gt;/&lt;wordnet_medicine_106043075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taly&gt;/&lt;exports&gt;/&lt;wordnet_medicine_106043075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Uruguay&gt;/&lt;exports&gt;/&lt;wordnet_medicine_106043075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Czech_Republic&gt;/&lt;exports&gt;/&lt;wordnet_medicine_106043075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ongolia&gt;/&lt;exports&gt;/&lt;wordnet_medicine_106043075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araguay&gt;/&lt;exports&gt;/&lt;wordnet_medicine_106043075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ajikistan&gt;/&lt;exports&gt;/&lt;wordnet_medicine_106043075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ia_(country)&gt;/&lt;exports&gt;/&lt;wordnet_medicine_106043075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zerbaijan&gt;/&lt;exports&gt;/&lt;wordnet_medicine_106043075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Netherlands&gt;/&lt;exports&gt;/&lt;wordnet_medicine_106043075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Ukraine&gt;/&lt;exports&gt;/&lt;wordnet_medicine_106043075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lbania&gt;/&lt;exports&gt;/&lt;wordnet_medicine_106043075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fghanistan&gt;/&lt;exports&gt;/&lt;wordnet_medicine_106043075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azakhstan&gt;/&lt;exports&gt;/&lt;wordnet_medicine_106043075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yrgyzstan&gt;/&lt;exports&gt;/&lt;wordnet_medicine_106043075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oland&gt;/&lt;exports&gt;/&lt;wordnet_medicine_106043075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lovakia&gt;/&lt;exports&gt;/&lt;wordnet_medicine_106043075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urkmenistan&gt;/&lt;exports&gt;/&lt;wordnet_medicine_106043075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ortugal&gt;/&lt;exports&gt;/&lt;wordnet_medicine_106043075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Estonia&gt;/&lt;exports&gt;/&lt;wordnet_medicine_106043075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amaica&gt;/&lt;exports&gt;/&lt;wordnet_medicine_106043075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omania&gt;/&lt;exports&gt;/&lt;wordnet_medicine_106043075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ordan&gt;/&lt;exports&gt;/&lt;wordnet_medicine_106043075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Finland&gt;/&lt;exports&gt;/&lt;wordnet_medicine_106043075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Latvia&gt;/&lt;exports&gt;/&lt;wordnet_medicine_106043075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Hungary&gt;/&lt;exports&gt;/&lt;wordnet_medicine_106043075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Democratic_Republic_of_the_Congo&gt;/&lt;exports&gt;/&lt;wordnet_scientific_instrument_104147495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ya&gt;/&lt;exports&gt;/&lt;wordnet_scientific_instrument_104147495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Brunei&gt;/&lt;exports&gt;/&lt;wordnet_scientific_instrument_104147495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anzania&gt;/&lt;exports&gt;/&lt;wordnet_scientific_instrument_104147495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auritius&gt;/&lt;exports&gt;/&lt;wordnet_scientific_instrument_104147495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ngola&gt;/&lt;exports&gt;/&lt;wordnet_scientific_instrument_104147495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Oman&gt;/&lt;exports&gt;/&lt;wordnet_gem_103432972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Burma&gt;/&lt;exports&gt;/&lt;wordnet_gem_103432972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udan&gt;/&lt;exports&gt;/&lt;wordnet_gem_103432972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auritius&gt;/&lt;exports&gt;/&lt;wordnet_gem_103432972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ri_Lanka&gt;/&lt;exports&gt;/&lt;wordnet_gem_103432972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audi_Arabia&gt;/&lt;exports&gt;/&lt;wordnet_gem_103432972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ya&gt;/&lt;exports&gt;/&lt;wordnet_gem_103432972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Bhutan&gt;/&lt;exports&gt;/&lt;wordnet_gem_103432972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ustralia&gt;/&lt;exports&gt;/&lt;wordnet_gem_103432972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Yemen&gt;/&lt;exports&gt;/&lt;wordnet_gem_103432972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Guinea-Bissau&gt;/&lt;exports&gt;/&lt;wordnet_gem_103432972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ordan&gt;/&lt;exports&gt;/&lt;wordnet_gem_103432972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Qatar&gt;/&lt;exports&gt;/&lt;wordnet_gem_103432972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fghanistan&gt;/&lt;exports&gt;/&lt;wordnet_gem_103432972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Nepal&gt;/&lt;exports&gt;/&lt;wordnet_gem_103432972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Ghana&gt;/&lt;exports&gt;/&lt;wordnet_gem_103432972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Ethiopia&gt;/&lt;exports&gt;/&lt;wordnet_gem_103432972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Arab_Emirates&gt;/&lt;exports&gt;/&lt;wordnet_gem_103432972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omalia&gt;/&lt;exports&gt;/&lt;wordnet_gem_103432972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anzania&gt;/&lt;exports&gt;/&lt;wordnet_gem_103432972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raq&gt;/&lt;exports&gt;/&lt;wordnet_gem_103432972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Benin&gt;/&lt;exports&gt;/&lt;wordnet_cereal_112141495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Burkina_Faso&gt;/&lt;exports&gt;/&lt;wordnet_cereal_112141495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azakhstan&gt;/&lt;exports&gt;/&lt;wordnet_energy_111452218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oldova&gt;/&lt;exports&gt;/&lt;wordnet_energy_111452218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rmenia&gt;/&lt;exports&gt;/&lt;wordnet_energy_111452218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urkmenistan&gt;/&lt;exports&gt;/&lt;wordnet_energy_111452218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Ghana&gt;/&lt;exports&gt;/&lt;wordnet_energy_111452218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Guyana&gt;/&lt;exports&gt;/&lt;wordnet_energy_111452218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ussia&gt;/&lt;exports&gt;/&lt;wordnet_energy_111452218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ia_(country)&gt;/&lt;exports&gt;/&lt;wordnet_energy_111452218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zerbaijan&gt;/&lt;exports&gt;/&lt;wordnet_energy_111452218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omalia&gt;/&lt;exports&gt;/&lt;wordnet_lubricant_114890659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Lebanon&gt;/&lt;exports&gt;/&lt;wordnet_paper_114974264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Egypt&gt;/&lt;exports&gt;/&lt;wordnet_paper_114974264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Syria&gt;/&lt;exports&gt;/&lt;wordnet_paper_114974264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Jordan&gt;/&lt;exports&gt;/&lt;wordnet_paper_114974264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Iraq&gt;/&lt;exports&gt;/&lt;wordnet_paper_114974264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Uruguay&gt;/&lt;exports&gt;/&lt;wordnet_tractor_104465501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weden&gt;/&lt;exports&gt;/&lt;wordnet_raw_material_114596700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rmenia&gt;/&lt;exports&gt;/&lt;wordnet_raw_material_114596700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auritania&gt;/&lt;exports&gt;/&lt;wordnet_raw_material_114596700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ri_Lanka&gt;/&lt;exports&gt;/&lt;wordnet_raw_material_114596700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Kingdom&gt;/&lt;exports&gt;/&lt;wordnet_raw_material_114596700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Luxembourg&gt;/&lt;exports&gt;/&lt;wordnet_raw_material_114596700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Netherlands&gt;/&lt;exports&gt;/&lt;wordnet_raw_material_114596700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zerbaijan&gt;/&lt;exports&gt;/&lt;wordnet_raw_material_114596700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Niger&gt;/&lt;exports&gt;/&lt;wordnet_raw_material_114596700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ce&gt;/&lt;exports&gt;/&lt;wordnet_raw_material_114596700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Democratic_Republic_of_the_Congo&gt;/&lt;exports&gt;/&lt;wordnet_raw_material_114596700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El_Salvador&gt;/&lt;exports&gt;/&lt;wordnet_raw_material_114596700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Central_African_Republic&gt;/&lt;exports&gt;/&lt;wordnet_raw_material_114596700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anama&gt;/&lt;exports&gt;/&lt;wordnet_raw_material_114596700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wanda&gt;/&lt;exports&gt;/&lt;wordnet_raw_material_114596700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uriname&gt;/&lt;exports&gt;/&lt;wordnet_raw_material_114596700&gt;</text:p>
          </table:table-cell>
          <table:table-cell table:number-columns-repeated="29"/>
        </table:table-row>
        <table:table-row table:style-name="ro1">
          <table:table-cell office:value-type="string">
            <text:p>?o21 <text:s/>&lt;dealsWith&gt; <text:s/>?o63 <text:s/>?o63 <text:s/>&lt;dealsWith&gt; <text:s/>?s21 <text:s text:c="2"/>=&gt; ?s21 <text:s/>&lt;dealsWith&gt; <text:s/>?o21 <text:s/>Support: 5.528057015529588E-5 Confidence: 0.3561643835616438 Improved confidence: 0.4642857142857143 Head coverage: 0.21311475409836064 Predictiveness: 0.23287671232876717 Improved Predictiveness: 0.10812133072407047 Std. Improved Predictiveness: 0.08294239069243761 Cardinality: 26 Counting on variable: ?s21 Body size: 73</text:p>
          </table:table-cell>
          <table:table-cell table:number-columns-repeated="30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Azerbaija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Malt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Democratic_Republic_of_the_Congo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Afghanista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Ice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Suda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Barbado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Mauritiu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Bhuta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Saskatchewa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Puerto_Rico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Guinea-Bissau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Qatar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United_State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Liber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Rwand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Iraq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Kuwait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Kyrgyzsta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Central_African_Republic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Somal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dealsWith&gt;/&lt;Suda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dealsWith&gt;/&lt;Bhuta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dealsWith&gt;/&lt;Keny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dealsWith&gt;/&lt;Austral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dealsWith&gt;/&lt;Yeme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dealsWith&gt;/&lt;Qatar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dealsWith&gt;/&lt;Nepal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dealsWith&gt;/&lt;Tanzan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Austral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Pakista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Malt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Brunei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Nepal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Qatar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United_State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Bahrai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Burm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Eritre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Saskatchewa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Puerto_Rico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Brazil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Tanzan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Armen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Niger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Qatar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Brunei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Ghan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Switzer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Guyan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Barbado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Puerto_Rico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Panam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Quebec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Jerse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French_Polynesia&gt;/&lt;dealsWith&gt;/&lt;Beni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French_Polynesia&gt;/&lt;dealsWith&gt;/&lt;Burkina_Faso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Uganda&gt;/&lt;dealsWith&gt;/&lt;Afghanista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Uganda&gt;/&lt;dealsWith&gt;/&lt;Somal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Uganda&gt;/&lt;dealsWith&gt;/&lt;Rwand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erbia&gt;/&lt;dealsWith&gt;/&lt;Republic_of_Macedonia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Yemen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Bolivia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Democratic_Republic_of_the_Congo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Brunei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Nepal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Benin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Ghana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Jamaica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The_Bahamas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Sudan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Dominican_Republic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Mauritius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Bhutan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Mongolia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Peru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Puerto_Rico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Ethiopia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Republic_of_Macedonia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Quebec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Greenland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Colombia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Niger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Guinea-Bissau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Qatar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Rwanda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Eritrea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Mauritania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Tonga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Haiti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American_Samoa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Kyrgyzstan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Republic_of_Ireland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Surinam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Bulgaria&gt;/&lt;dealsWith&gt;/&lt;Moldova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Nigeria&gt;/&lt;dealsWith&gt;/&lt;Benin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Nigeria&gt;/&lt;dealsWith&gt;/&lt;Bolivia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Nigeria&gt;/&lt;dealsWith&gt;/&lt;Cape_Verde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Nigeria&gt;/&lt;dealsWith&gt;/&lt;Burkina_Faso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Algeria&gt;/&lt;dealsWith&gt;/&lt;Benin&gt;</text:p>
          </table:table-cell>
          <table:table-cell table:number-columns-repeated="29"/>
        </table:table-row>
        <table:table-row table:style-name="ro1">
          <table:table-cell office:value-type="string">
            <text:p>?s63 <text:s/>&lt;dealsWith&gt; <text:s/>?s21 <text:s/>?o21 <text:s/>&lt;dealsWith&gt; <text:s/>?s63 <text:s text:c="2"/>=&gt; ?s21 <text:s/>&lt;dealsWith&gt; <text:s/>?o21 <text:s/>Support: 5.528057015529588E-5 Confidence: 0.3561643835616438 Improved confidence: 0.4642857142857143 Head coverage: 0.21311475409836064 Predictiveness: 0.23287671232876717 Improved Predictiveness: 0.10812133072407047 Std. Improved Predictiveness: 0.08294239069243761 Cardinality: 26 Counting on variable: ?s21 Body size: 73</text:p>
          </table:table-cell>
          <table:table-cell table:number-columns-repeated="30"/>
        </table:table-row>
        <table:table-row table:style-name="ro1">
          <table:table-cell office:value-type="string">
            <text:p>?s67 <text:s/>&lt;isPoliticianOf&gt; <text:s/>?s12 <text:s/>?s67 <text:s/>&lt;diedIn&gt; <text:s/>?o12 <text:s text:c="2"/>=&gt; ?s12 <text:s/>&lt;hasCapital&gt; <text:s/>?o12 <text:s/>Support: 2.5514109302444252E-5 Confidence: 0.35294117647058826 Improved confidence: 0.9230769230769231 Head coverage: 0.005663048607833884 Predictiveness: 0.6176470588235294 Improved Predictiveness: 0.5701357466063349 Std. Improved Predictiveness: 0.21799307958477512 Cardinality: 12 Counting on variable: ?s12 Body size: 34</text:p>
          </table:table-cell>
          <table:table-cell table:number-columns-repeated="30"/>
        </table:table-row>
        <table:table-row table:style-name="ro1">
          <table:table-cell office:value-type="string">
            <text:p>?</text:p>
          </table:table-cell>
          <table:table-cell office:value-type="string">
            <text:p>&lt;South_Dakota&gt;/&lt;hasCapital&gt;/&lt;Dixon,_Illinoi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outh_Dakota&gt;/&lt;hasCapital&gt;/&lt;Redfield,_South_Dakot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outh_Dakota&gt;/&lt;hasCapital&gt;/&lt;Dubuque,_Iow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outh_Dakota&gt;/&lt;hasCapital&gt;/&lt;Scottsdale,_Arizon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Arizona&gt;/&lt;hasCapital&gt;/&lt;Tempe,_Arizon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Arizona&gt;/&lt;hasCapital&gt;/&lt;Phoenix,_Arizon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ontana&gt;/&lt;hasCapital&gt;/&lt;Lewistown,_Montan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ontana&gt;/&lt;hasCapital&gt;/&lt;Kalispell,_Montan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ontana&gt;/&lt;hasCapital&gt;/&lt;Helena,_Montan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Idaho&gt;/&lt;hasCapital&gt;/&lt;Topeka,_Kansas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Idaho&gt;/&lt;hasCapital&gt;/&lt;Boise,_Idaho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Idaho&gt;/&lt;hasCapital&gt;/&lt;Moscow,_Idaho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Idaho&gt;/&lt;hasCapital&gt;/&lt;Idaho_Falls,_Idaho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Idaho&gt;/&lt;hasCapital&gt;/&lt;Sandpoint,_Idaho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Idaho&gt;/&lt;hasCapital&gt;/&lt;Rexburg,_Idaho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Idaho&gt;/&lt;hasCapital&gt;/&lt;Gooding,_Idaho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Utah&gt;/&lt;hasCapital&gt;/&lt;Holladay,_Utah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Delaware&gt;/&lt;hasCapital&gt;/&lt;Philadelphi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Delaware&gt;/&lt;hasCapital&gt;/&lt;Lewes,_Delaware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Delaware&gt;/&lt;hasCapital&gt;/&lt;Dover,_Delawar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ansas&gt;/&lt;hasCapital&gt;/&lt;Newton,_Kansa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ansas&gt;/&lt;hasCapital&gt;/&lt;Mission_Hills,_Kansa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ansas&gt;/&lt;hasCapital&gt;/&lt;Manhattan,_Kansa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ansas&gt;/&lt;hasCapital&gt;/&lt;Topeka,_Kansa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ansas&gt;/&lt;hasCapital&gt;/&lt;Olathe,_Kansa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ansas&gt;/&lt;hasCapital&gt;/&lt;Meadville,_Pennsylvan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ansas&gt;/&lt;hasCapital&gt;/&lt;Parsons,_Kansa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ansas&gt;/&lt;hasCapital&gt;/&lt;Concordia,_Kansa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tucky&gt;/&lt;hasCapital&gt;/&lt;Morganfield,_Kentuck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tucky&gt;/&lt;hasCapital&gt;/&lt;Covington,_Kentuck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tucky&gt;/&lt;hasCapital&gt;/&lt;Richmond,_Kentuck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tucky&gt;/&lt;hasCapital&gt;/&lt;Harrodsburg,_Kentuck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tucky&gt;/&lt;hasCapital&gt;/&lt;Indianapoli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tucky&gt;/&lt;hasCapital&gt;/&lt;Louisville,_Kentuck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tucky&gt;/&lt;hasCapital&gt;/&lt;Henderson,_Kentuck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tucky&gt;/&lt;hasCapital&gt;/&lt;Versailles,_Kentuck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tucky&gt;/&lt;hasCapital&gt;/&lt;Madisonville,_Kentuck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tucky&gt;/&lt;hasCapital&gt;/&lt;Barbourville,_Kentuck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tucky&gt;/&lt;hasCapital&gt;/&lt;Pewee_Valley,_Kentuck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tucky&gt;/&lt;hasCapital&gt;/&lt;Lexington,_Kentuck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tucky&gt;/&lt;hasCapital&gt;/&lt;Grayson,_Kentucky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Rhode_Island&gt;/&lt;hasCapital&gt;/&lt;Washington,_D.C.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Rhode_Island&gt;/&lt;hasCapital&gt;/&lt;Cranston,_Rhode_Island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Rhode_Island&gt;/&lt;hasCapital&gt;/&lt;Warwick,_Rhode_Island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Colorado&gt;/&lt;hasCapital&gt;/&lt;Pueblo,_Colorado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Colorado&gt;/&lt;hasCapital&gt;/&lt;CaÃ±on_City,_Colorado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Colorado&gt;/&lt;hasCapital&gt;/&lt;Santa_Monica,_Californi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Colorado&gt;/&lt;hasCapital&gt;/&lt;Battle_Creek,_Michigan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Indiana&gt;/&lt;hasCapital&gt;/&lt;Washington,_D.C.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Indiana&gt;/&lt;hasCapital&gt;/&lt;Madison,_Indian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Indiana&gt;/&lt;hasCapital&gt;/&lt;Charlestown,_Indian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Indiana&gt;/&lt;hasCapital&gt;/&lt;Martinsville,_Indian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Indiana&gt;/&lt;hasCapital&gt;/&lt;Fort_Wayne,_Indian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Indiana&gt;/&lt;hasCapital&gt;/&lt;Bloomington,_Indian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Indiana&gt;/&lt;hasCapital&gt;/&lt;Evansville,_Indian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Indiana&gt;/&lt;hasCapital&gt;/&lt;Anderson,_Indian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Indiana&gt;/&lt;hasCapital&gt;/&lt;Knox,_Indian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Indiana&gt;/&lt;hasCapital&gt;/&lt;Indianapoli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Oklahoma&gt;/&lt;hasCapital&gt;/&lt;Tulsa,_Oklahom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Oklahoma&gt;/&lt;hasCapital&gt;/&lt;Okmulgee,_Oklahom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Oklahoma&gt;/&lt;hasCapital&gt;/&lt;Edmond,_Oklahom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Oklahoma&gt;/&lt;hasCapital&gt;/&lt;Ponca_City,_Oklahom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Oklahoma&gt;/&lt;hasCapital&gt;/&lt;Sherman,_Texa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Dakota&gt;/&lt;hasCapital&gt;/&lt;Valley_City,_North_Dakot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Dakota&gt;/&lt;hasCapital&gt;/&lt;Hillsboro,_North_Dakot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Dakota&gt;/&lt;hasCapital&gt;/&lt;Washington,_D.C.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Dakota&gt;/&lt;hasCapital&gt;/&lt;Rancho_Mirage,_Californ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Dakota&gt;/&lt;hasCapital&gt;/&lt;Bismarck,_North_Dakot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Louisiana&gt;/&lt;hasCapital&gt;/&lt;Pass_Christian,_Mississippi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Louisiana&gt;/&lt;hasCapital&gt;/&lt;Thibodaux,_Louisian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Louisiana&gt;/&lt;hasCapital&gt;/&lt;White_Sulphur_Springs,_West_Virgin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ashington_(U.S._state)&gt;/&lt;hasCapital&gt;/&lt;Spokane,_Washington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Arkansas&gt;/&lt;hasCapital&gt;/&lt;Arkadelphia,_Arkansas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Arkansas&gt;/&lt;hasCapital&gt;/&lt;Little_Rock,_Arkansas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Arkansas&gt;/&lt;hasCapital&gt;/&lt;Conway,_Arkansa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Nevada&gt;/&lt;hasCapital&gt;/&lt;Reno,_Nevad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isconsin&gt;/&lt;hasCapital&gt;/&lt;Marshfield,_Wisconsi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isconsin&gt;/&lt;hasCapital&gt;/&lt;Washington,_D.C.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isconsin&gt;/&lt;hasCapital&gt;/&lt;Elmira,_New_York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isconsin&gt;/&lt;hasCapital&gt;/&lt;Eureka_Springs,_Arkansa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isconsin&gt;/&lt;hasCapital&gt;/&lt;Leavenworth,_Kansa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isconsin&gt;/&lt;hasCapital&gt;/&lt;Prescott,_Arizon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isconsin&gt;/&lt;hasCapital&gt;/&lt;Waukesha,_Wisconsi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isconsin&gt;/&lt;hasCapital&gt;/&lt;Viroqua,_Wisconsi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isconsin&gt;/&lt;hasCapital&gt;/&lt;Madison,_Wisconsi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Ohio&gt;/&lt;hasCapital&gt;/&lt;Springfield,_Ohio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Ohio&gt;/&lt;hasCapital&gt;/&lt;Chillicothe,_Ohio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Ohio&gt;/&lt;hasCapital&gt;/&lt;Gloucester,_Massachusett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Ohio&gt;/&lt;hasCapital&gt;/&lt;Iowa_City,_Iow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Ohio&gt;/&lt;hasCapital&gt;/&lt;Delaware,_Ohio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Ohio&gt;/&lt;hasCapital&gt;/&lt;Kettering,_Ohio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innesota&gt;/&lt;hasCapital&gt;/&lt;Washington,_D.C.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innesota&gt;/&lt;hasCapital&gt;/&lt;Attica,_Indian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innesota&gt;/&lt;hasCapital&gt;/&lt;Bloomington,_Minnesot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innesota&gt;/&lt;hasCapital&gt;/&lt;Worthington,_Minnesot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innesota&gt;/&lt;hasCapital&gt;/&lt;Everett,_Washingto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innesota&gt;/&lt;hasCapital&gt;/&lt;Saint_Paul,_Minnesot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innesota&gt;/&lt;hasCapital&gt;/&lt;Columbus,_Ohio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innesota&gt;/&lt;hasCapital&gt;/&lt;St._Peter,_Minnesot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innesota&gt;/&lt;hasCapital&gt;/&lt;Pasadena,_California&gt;</text:p>
          </table:table-cell>
          <table:table-cell table:number-columns-repeated="29"/>
        </table:table-row>
        <table:table-row table:style-name="ro1">
          <table:table-cell office:value-type="string">
            <text:p>?s21 <text:s/>&lt;exports&gt; <text:s/>?o63 <text:s/>?o21 <text:s/>&lt;imports&gt; <text:s/>?o63 <text:s text:c="2"/>=&gt; ?s21 <text:s/>&lt;dealsWith&gt; <text:s/>?o21 <text:s/>Support: 8.504703100814751E-5 Confidence: 0.3508771929824561 Improved confidence: 0.47058823529411764 Head coverage: 0.32786885245901637 Predictiveness: 0.2543859649122807 Improved Predictiveness: 0.1197110423116615 Std. Improved Predictiveness: 0.08925823330255463 Cardinality: 40 Counting on variable: ?s21 Body size: 114</text:p>
          </table:table-cell>
          <table:table-cell table:number-columns-repeated="30"/>
        </table:table-row>
        <table:table-row table:style-name="ro1">
          <table:table-cell office:value-type="string">
            <text:p>?</text:p>
          </table:table-cell>
          <table:table-cell office:value-type="string">
            <text:p>&lt;New_South_Wales&gt;/&lt;dealsWith&gt;/&lt;Morocco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New_South_Wales&gt;/&lt;dealsWith&gt;/&lt;Suda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New_South_Wales&gt;/&lt;dealsWith&gt;/&lt;Peru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South_Korea&gt;/&lt;dealsWith&gt;/&lt;Kenya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Zimbabwe&gt;/&lt;dealsWith&gt;/&lt;Queensland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Morocco&gt;/&lt;dealsWith&gt;/&lt;Faroe_Islands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Cambodia&gt;/&lt;dealsWith&gt;/&lt;United_States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Faroe_Islands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Republic_of_Ireland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Paraguay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Cambodia&gt;/&lt;dealsWith&gt;/&lt;Netherlands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Burundi&gt;/&lt;dealsWith&gt;/&lt;Surinam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Greece&gt;/&lt;dealsWith&gt;/&lt;Angol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Greece&gt;/&lt;dealsWith&gt;/&lt;Ice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Greece&gt;/&lt;dealsWith&gt;/&lt;Suda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Bulgaria&gt;/&lt;dealsWith&gt;/&lt;Venezuel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Bulgaria&gt;/&lt;dealsWith&gt;/&lt;Swede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Bulgaria&gt;/&lt;dealsWith&gt;/&lt;United_State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Bulgaria&gt;/&lt;dealsWith&gt;/&lt;Zamb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orra&gt;/&lt;dealsWith&gt;/&lt;United_State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orra&gt;/&lt;dealsWith&gt;/&lt;Queens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Liechtenstei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Republic_of_Ire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Alban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iribati&gt;/&lt;dealsWith&gt;/&lt;Faroe_Island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Ethiop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Guatemala&gt;/&lt;dealsWith&gt;/&lt;Venezuel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Guatemala&gt;/&lt;dealsWith&gt;/&lt;Republic_of_Macedon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Guatemala&gt;/&lt;dealsWith&gt;/&lt;Mongol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Guatemala&gt;/&lt;dealsWith&gt;/&lt;Boliv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Denmark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Angol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Ital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Boliv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Ice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Suda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Mauritiu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Bhuta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Zimbabw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Mongol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Republic_of_Macedon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Saudi_Arab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Paragua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Alban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Philippine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South_Afric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Singapor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Tong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Namib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aiwan&gt;/&lt;dealsWith&gt;/&lt;Panam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Cuba&gt;/&lt;dealsWith&gt;/&lt;Malt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apua_New_Guinea&gt;/&lt;dealsWith&gt;/&lt;Cambod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apua_New_Guinea&gt;/&lt;dealsWith&gt;/&lt;Queens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Bangladesh&gt;/&lt;dealsWith&gt;/&lt;Liechtenstei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Bangladesh&gt;/&lt;dealsWith&gt;/&lt;Ice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Korea&gt;/&lt;dealsWith&gt;/&lt;Bulgar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Korea&gt;/&lt;dealsWith&gt;/&lt;Luxembourg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Nicaragua&gt;/&lt;dealsWith&gt;/&lt;Malt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Nicaragua&gt;/&lt;dealsWith&gt;/&lt;Mongol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Nicaragua&gt;/&lt;dealsWith&gt;/&lt;Beliz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Denmark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Ital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Saudi_Arab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Paragua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Urugua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Niger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Alban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Philippine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Ghan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Liber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Latv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Burkina_Faso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Moldov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Mauritiu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Zimbabw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Sri_Lank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North_Kore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Indones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Singapor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Tong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New_Zea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Namib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Niger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Venezuela&gt;/&lt;dealsWith&gt;/&lt;Swazi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Queensland&gt;/&lt;dealsWith&gt;/&lt;Ind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Queensland&gt;/&lt;dealsWith&gt;/&lt;Burm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Queensland&gt;/&lt;dealsWith&gt;/&lt;Vietna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an_Marino&gt;/&lt;dealsWith&gt;/&lt;Suda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an_Marino&gt;/&lt;dealsWith&gt;/&lt;Peru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Saudi_Arabia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Uruguay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Yemen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Bangladesh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Albania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Moldova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Cuba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Grenada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Mauritius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Central_African_Republic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Swaziland&gt;</text:p>
          </table:table-cell>
          <table:table-cell table:number-columns-repeated="29"/>
        </table:table-row>
        <table:table-row table:style-name="ro1">
          <table:table-cell office:value-type="string">
            <text:p>?s36 <text:s/>&lt;hasCapital&gt; <text:s/>?o94 <text:s/>?o94 <text:s/>&lt;hasOfficialLanguage&gt; <text:s/>?o36 <text:s text:c="2"/>=&gt; ?s36 <text:s/>&lt;hasOfficialLanguage&gt; <text:s/>?o36 <text:s/>Support: 8.50470310081475E-6 Confidence: 0.3333333333333333 Improved confidence: 1.0 Head coverage: 0.008281573498964804 Predictiveness: 0.6666666666666667 Improved Predictiveness: 0.6666666666666667 Std. Improved Predictiveness: 0.22222222222222224 Cardinality: 4 Counting on variable: ?s36 Body size: 12</text:p>
          </table:table-cell>
          <table:table-cell table:number-columns-repeated="30"/>
        </table:table-row>
        <table:table-row table:style-name="ro1">
          <table:table-cell office:value-type="string">
            <text:p>?</text:p>
          </table:table-cell>
          <table:table-cell office:value-type="string">
            <text:p>&lt;Delhi_Territory&gt;/&lt;hasOfficialLanguage&gt;/&lt;Punjabi_languag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Delhi_Territory&gt;/&lt;hasOfficialLanguage&gt;/&lt;Hindi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Delhi_Territory&gt;/&lt;hasOfficialLanguage&gt;/&lt;English_languag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Delhi_Territory&gt;/&lt;hasOfficialLanguage&gt;/&lt;Urdu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hilji_dynasty&gt;/&lt;hasOfficialLanguage&gt;/&lt;Punjabi_languag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hilji_dynasty&gt;/&lt;hasOfficialLanguage&gt;/&lt;Hindi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hilji_dynasty&gt;/&lt;hasOfficialLanguage&gt;/&lt;English_languag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hilji_dynasty&gt;/&lt;hasOfficialLanguage&gt;/&lt;Urdu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Lodi_dynasty&gt;/&lt;hasOfficialLanguage&gt;/&lt;Punjabi_languag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Lodi_dynasty&gt;/&lt;hasOfficialLanguage&gt;/&lt;Hindi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Lodi_dynasty&gt;/&lt;hasOfficialLanguage&gt;/&lt;English_languag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Lodi_dynasty&gt;/&lt;hasOfficialLanguage&gt;/&lt;Urdu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Province&gt;/&lt;hasOfficialLanguage&gt;/&lt;Hindi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Province&gt;/&lt;hasOfficialLanguage&gt;/&lt;Urdu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uri_dynasty&gt;/&lt;hasOfficialLanguage&gt;/&lt;Punjabi_languag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uri_dynasty&gt;/&lt;hasOfficialLanguage&gt;/&lt;Hindi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uri_dynasty&gt;/&lt;hasOfficialLanguage&gt;/&lt;English_languag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uri_dynasty&gt;/&lt;hasOfficialLanguage&gt;/&lt;Urdu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Provinces_of_British_India&gt;/&lt;hasOfficialLanguage&gt;/&lt;Hindi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Provinces_of_British_India&gt;/&lt;hasOfficialLanguage&gt;/&lt;Urdu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erala&gt;/&lt;hasOfficialLanguage&gt;/&lt;English_languag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Delhi_Sultanate&gt;/&lt;hasOfficialLanguage&gt;/&lt;Punjabi_languag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Delhi_Sultanate&gt;/&lt;hasOfficialLanguage&gt;/&lt;Hindi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Delhi_Sultanate&gt;/&lt;hasOfficialLanguage&gt;/&lt;English_languag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Delhi_Sultanate&gt;/&lt;hasOfficialLanguage&gt;/&lt;Urdu&gt;</text:p>
          </table:table-cell>
          <table:table-cell table:number-columns-repeated="29"/>
        </table:table-row>
        <table:table-row table:style-name="ro1">
          <table:table-cell office:value-type="string">
            <text:p>?s19 <text:s/>&lt;imports&gt; <text:s/>?o19 <text:s text:c="2"/>=&gt; ?s19 <text:s/>&lt;exports&gt; <text:s/>?o19 <text:s/>Support: 4.7465706027395205E-5 Confidence: 0.3333333333333333 Improved confidence: 0.4634146341463415 Head coverage: 0.11515151515151516 Predictiveness: 0.2807017543859649 Improved Predictiveness: 0.13008130081300812 Std. Improved Predictiveness: 0.0935672514619883 Cardinality: 19 Counting on variable: ?o19 Body size: 57</text:p>
          </table:table-cell>
          <table:table-cell table:number-columns-repeated="30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soy_112532564&gt;/&lt;exports&gt;/&lt;Boliv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aper_114974264&gt;/&lt;exports&gt;/&lt;Boliv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insecticide_114919948&gt;/&lt;exports&gt;/&lt;Boliv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uel_114875077&gt;/&lt;exports&gt;/&lt;Zimbabw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South_Afric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otton_114870078&gt;/&lt;exports&gt;/&lt;Surinam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Singapor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Singapor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Tong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Tong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etroleum_114980579&gt;/&lt;exports&gt;/&lt;Burkina_Faso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tobacco_104442831&gt;/&lt;exports&gt;/&lt;Paragua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tractor_104465501&gt;/&lt;exports&gt;/&lt;Paragua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The_Bahama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industry_100923444&gt;/&lt;exports&gt;/&lt;The_Bahama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Luxembourg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achinery_103701640&gt;/&lt;exports&gt;/&lt;Guatemal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lastic_114592610&gt;/&lt;exports&gt;/&lt;Syr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etallic_element_114625458&gt;/&lt;exports&gt;/&lt;Roman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abric_103309808&gt;/&lt;exports&gt;/&lt;North_Kore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etroleum_114980579&gt;/&lt;exports&gt;/&lt;North_Kore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Panam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Alban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Franc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otor_vehicle_103791235&gt;/&lt;exports&gt;/&lt;Swede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lothing_103051540&gt;/&lt;exports&gt;/&lt;Swede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achinery_103701640&gt;/&lt;exports&gt;/&lt;South_Kore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Portugal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base_metal_114618674&gt;/&lt;exports&gt;/&lt;Portugal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achinery_103701640&gt;/&lt;exports&gt;/&lt;Cambod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Ice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abric_103309808&gt;/&lt;exports&gt;/&lt;Ice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Grenad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electricity_111449907&gt;/&lt;exports&gt;/&lt;Canad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onsumer_goods_103093574&gt;/&lt;exports&gt;/&lt;Russ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Belgiu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raw_material_114596700&gt;/&lt;exports&gt;/&lt;Belgiu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harmaceutical_103920989&gt;/&lt;exports&gt;/&lt;Belgiu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ertilizer_114859344&gt;/&lt;exports&gt;/&lt;Vietna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otorcycle_103790512&gt;/&lt;exports&gt;/&lt;Vietna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abric_103309808&gt;/&lt;exports&gt;/&lt;New_Zea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electronics_106099269&gt;/&lt;exports&gt;/&lt;New_Zea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lastic_114592610&gt;/&lt;exports&gt;/&lt;New_Zea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drink_107885223&gt;/&lt;exports&gt;/&lt;Malt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abric_103309808&gt;/&lt;exports&gt;/&lt;Republic_of_Ire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lothing_103051540&gt;/&lt;exports&gt;/&lt;Republic_of_Ire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achinery_103701640&gt;/&lt;exports&gt;/&lt;Burm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lastic_114592610&gt;/&lt;exports&gt;/&lt;Burm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achinery_103701640&gt;/&lt;exports&gt;/&lt;Central_African_Republic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abric_103309808&gt;/&lt;exports&gt;/&lt;Central_African_Republic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otor_vehicle_103791235&gt;/&lt;exports&gt;/&lt;Central_African_Republic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building_material_114786479&gt;/&lt;exports&gt;/&lt;British_Virgin_Island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Colomb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Saudi_Arab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otor_vehicle_103791235&gt;/&lt;exports&gt;/&lt;Saudi_Arab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achinery_103701640&gt;/&lt;exports&gt;/&lt;Liber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Liber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edicine_106043075&gt;/&lt;exports&gt;/&lt;Lesotho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abric_103309808&gt;/&lt;exports&gt;/&lt;Ethiop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onsumer_goods_103093574&gt;/&lt;exports&gt;/&lt;Israel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grain_109290777&gt;/&lt;exports&gt;/&lt;Israel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uel_114875077&gt;/&lt;exports&gt;/&lt;Faroe_Island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achinery_103701640&gt;/&lt;exports&gt;/&lt;Guyan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_100021265&gt;/&lt;exports&gt;/&lt;Andorr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wheat_112142085&gt;/&lt;exports&gt;/&lt;Suda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livestock_101887474&gt;/&lt;exports&gt;/&lt;Oma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urniture_103405725&gt;/&lt;exports&gt;/&lt;United_State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Denmark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etroleum_114980579&gt;/&lt;exports&gt;/&lt;Taiwa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achinery_103701640&gt;/&lt;exports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uel_114875077&gt;/&lt;exports&gt;/&lt;El_Salvador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onsumer_goods_103093574&gt;/&lt;exports&gt;/&lt;El_Salvador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electricity_111449907&gt;/&lt;exports&gt;/&lt;El_Salvador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Mauritiu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Yeme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Sri_Lank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electricity_111449907&gt;/&lt;exports&gt;/&lt;Zamb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_100021265&gt;/&lt;exports&gt;/&lt;Beliz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achinery_103701640&gt;/&lt;exports&gt;/&lt;Malays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Malays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wheat_112142085&gt;/&lt;exports&gt;/&lt;Morocco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achinery_103701640&gt;/&lt;exports&gt;/&lt;Greec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uel_114875077&gt;/&lt;exports&gt;/&lt;Greec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Spai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Guinea-Bissau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gem_103432972&gt;/&lt;exports&gt;/&lt;Ind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Ind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achinery_103701640&gt;/&lt;exports&gt;/&lt;Peru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aper_114974264&gt;/&lt;exports&gt;/&lt;Peru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edicine_106043075&gt;/&lt;exports&gt;/&lt;Angol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_100021265&gt;/&lt;exports&gt;/&lt;Angol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etroleum_114980579&gt;/&lt;exports&gt;/&lt;Cub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Cub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Latv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industry_100923444&gt;/&lt;exports&gt;/&lt;Iraq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uel_114875077&gt;/&lt;exports&gt;/&lt;Netherland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lothing_103051540&gt;/&lt;exports&gt;/&lt;Netherland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achinery_103701640&gt;/&lt;exports&gt;/&lt;Switzer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vehicle_104524313&gt;/&lt;exports&gt;/&lt;Switzer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vehicle_104524313&gt;/&lt;exports&gt;/&lt;Georgia_(country)&gt;</text:p>
          </table:table-cell>
          <table:table-cell table:number-columns-repeated="29"/>
        </table:table-row>
        <table:table-row table:style-name="ro1">
          <table:table-cell office:value-type="string">
            <text:p>?s29 <text:s/>&lt;hasChild&gt; <text:s/>?o91 <text:s/>?o91 <text:s/>&lt;isCitizenOf&gt; <text:s/>?o29 <text:s text:c="2"/>=&gt; ?s29 <text:s/>&lt;isCitizenOf&gt; <text:s/>?o29 <text:s/>Support: 1.382014253882397E-4 Confidence: 0.3217821782178218 Improved confidence: 0.9701492537313433 Head coverage: 0.004461221688400824 Predictiveness: 0.6683168316831682 Improved Predictiveness: 0.6483670755135215 Std. Improved Predictiveness: 0.21505244583864325 Cardinality: 65 Counting on variable: ?s29 Body size: 202</text:p>
          </table:table-cell>
          <table:table-cell table:number-columns-repeated="30"/>
        </table:table-row>
        <table:table-row table:style-name="ro1">
          <table:table-cell office:value-type="string">
            <text:p>?</text:p>
          </table:table-cell>
          <table:table-cell office:value-type="string">
            <text:p>&lt;Peter_Barry&gt;/&lt;isCitizenOf&gt;/&lt;Republic_of_Ire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ir_Robert_Burdett,_4th_Baronet&gt;/&lt;isCitizenOf&gt;/&lt;Eng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iano_Montealegre_Bustamante&gt;/&lt;isCitizenOf&gt;/&lt;Costa_Ric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Edwin_Abbott_(educator)&gt;/&lt;isCitizenOf&gt;/&lt;Eng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Bennet,_3rd_Earl_of_Tankerville&gt;/&lt;isCitizenOf&gt;/&lt;Eng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atrick_BrontÃ«&gt;/&lt;isCitizenOf&gt;/&lt;Eng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onstantinos_Mitsotakis&gt;/&lt;isCitizenOf&gt;/&lt;Greec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Graham_Walker&gt;/&lt;isCitizenOf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ia_Filotti&gt;/&lt;isCitizenOf&gt;/&lt;Roman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oseph_Strutt_(philanthropist)&gt;/&lt;isCitizenOf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._J._M._Lokubandara&gt;/&lt;isCitizenOf&gt;/&lt;Sri_Lank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ramod_Mahajan&gt;/&lt;isCitizenOf&gt;/&lt;Ind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Barbara_Palmer,_1st_Duchess_of_Cleveland&gt;/&lt;isCitizenOf&gt;/&lt;Eng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an_Balding&gt;/&lt;isCitizenOf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Olav_Gunnar_Ballo&gt;/&lt;isCitizenOf&gt;/&lt;Norwa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aquirri&gt;/&lt;isCitizenOf&gt;/&lt;Spai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Ãmile-Justin_Menier&gt;/&lt;isCitizenOf&gt;/&lt;Franc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ine_Koch&gt;/&lt;isCitizenOf&gt;/&lt;Kingdom_of_WÃ¼rttemberg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Carl_Friedrich_Goerdeler&gt;/&lt;isCitizenOf&gt;/&lt;German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hÃ¢n_Legge-Bourke&gt;/&lt;isCitizenOf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iegfried_Wagner&gt;/&lt;isCitizenOf&gt;/&lt;German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nton_Koolhaas&gt;/&lt;isCitizenOf&gt;/&lt;Netherland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inifred_Wagner&gt;/&lt;isCitizenOf&gt;/&lt;German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Ãlie_Cartan&gt;/&lt;isCitizenOf&gt;/&lt;Franc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Saunders_(scientist)&gt;/&lt;isCitizenOf&gt;/&lt;Canada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Shiv_Nadar&gt;/&lt;isCitizenOf&gt;/&lt;Ind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Hester_Grenville,_1st_Countess_Temple&gt;/&lt;isCitizenOf&gt;/&lt;Eng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Ghassan_Tueni&gt;/&lt;isCitizenOf&gt;/&lt;Lebano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Grant_(singer)&gt;/&lt;isCitizenOf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ylvia_Plath&gt;/&lt;isCitizenOf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Isaac_Thornycroft&gt;/&lt;isCitizenOf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ahinda_Rajapaksa&gt;/&lt;isCitizenOf&gt;/&lt;Sri_Lank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usanna_Wesley&gt;/&lt;isCitizenOf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wame_Nkrumah&gt;/&lt;isCitizenOf&gt;/&lt;Ghan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inston_Churchill&gt;/&lt;isCitizenOf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uth_Roche,_Baroness_Fermoy&gt;/&lt;isCitizenOf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Hugh_Cholmondeley,_5th_Baron_Delamere&gt;/&lt;isCitizenOf&gt;/&lt;Keny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erge_Dassault&gt;/&lt;isCitizenOf&gt;/&lt;Franc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Grenville_(politician)&gt;/&lt;isCitizenOf&gt;/&lt;Eng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Eve_Pollard&gt;/&lt;isCitizenOf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oan_Teodor_Callimachi&gt;/&lt;isCitizenOf&gt;/&lt;Moldav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Heidi_SÃ¸rensen&gt;/&lt;isCitizenOf&gt;/&lt;Norwa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Carrie_Grant&gt;/&lt;isCitizenOf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Deputy_Lieutenant&gt;/&lt;isCitizenOf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Sharp_(politician)&gt;/&lt;isCitizenOf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cis_Noel_Clarke_Mundy&gt;/&lt;isCitizenOf&gt;/&lt;Eng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Heinrich_Himmler&gt;/&lt;isCitizenOf&gt;/&lt;German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gnazio_Cerio&gt;/&lt;isCitizenOf&gt;/&lt;Ital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amuel_Taylor_Coleridge&gt;/&lt;isCitizenOf&gt;/&lt;England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Shiranthi_Rajapaksa&gt;/&lt;isCitizenOf&gt;/&lt;Sri_Lank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Eirene_Kantakouzene&gt;/&lt;isCitizenOf&gt;/&lt;Serb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amuel_Wesley_(poet)&gt;/&lt;isCitizenOf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Denise_Robins&gt;/&lt;isCitizenOf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Henry_Somerset,_2nd_Earl_of_Worcester&gt;/&lt;isCitizenOf&gt;/&lt;Eng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lice_of_Saluzzo,_Countess_of_Arundel&gt;/&lt;isCitizenOf&gt;/&lt;Eng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enÃ©_Lefebvre&gt;/&lt;isCitizenOf&gt;/&lt;Franc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y_(mother_of_Jesus)&gt;/&lt;isCitizenOf&gt;/&lt;Roman_Empir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Edmund_Dudley&gt;/&lt;isCitizenOf&gt;/&lt;Eng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sif_Ali_Zardari&gt;/&lt;isCitizenOf&gt;/&lt;Pakista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Ruthven,_1st_Earl_of_Gowrie&gt;/&lt;isCitizenOf&gt;/&lt;Scot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ed_Hughes&gt;/&lt;isCitizenOf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homas_Wotton,_2nd_Baron_Wotton&gt;/&lt;isCitizenOf&gt;/&lt;Eng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Bernard_Gallacher&gt;/&lt;isCitizenOf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lfgang_Wagner&gt;/&lt;isCitizenOf&gt;/&lt;German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Lord_Byron&gt;/&lt;isCitizenOf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C._P._Ramaswami_Iyer&gt;/&lt;isCitizenOf&gt;/&lt;Ind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sabella_de_Beauchamp&gt;/&lt;isCitizenOf&gt;/&lt;Eng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ngela_Hitler&gt;/&lt;isCitizenOf&gt;/&lt;Austr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Dunwoody&gt;/&lt;isCitizenOf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im_Jong-il&gt;/&lt;isCitizenOf&gt;/&lt;North_Kore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Enid_Blyton&gt;/&lt;isCitizenOf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Enrique_GonzÃ¡lez_MartÃ­nez&gt;/&lt;isCitizenOf&gt;/&lt;Mexico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Maddox&gt;/&lt;isCitizenOf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ura_Brankovi&gt;/&lt;isCitizenOf&gt;/&lt;Serb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eir_Kahane&gt;/&lt;isCitizenOf&gt;/&lt;Israel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ir_Charles_Tennant,_1st_Baronet&gt;/&lt;isCitizenOf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kiva_Eger&gt;/&lt;isCitizenOf&gt;/&lt;Hungar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Mountbatten,_3rd_Marquess_of_Milford_Haven&gt;/&lt;isCitizenOf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Elizabeth_Somerset,_Countess_of_Worcester_(died_1565)&gt;/&lt;isCitizenOf&gt;/&lt;Eng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Hans_Eleonardus_MÃ¸ller,_Sr.&gt;/&lt;isCitizenOf&gt;/&lt;Norwa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ames_Perry_(journalist)&gt;/&lt;isCitizenOf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Hans_von_Dohnanyi&gt;/&lt;isCitizenOf&gt;/&lt;German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reas_Papandreou&gt;/&lt;isCitizenOf&gt;/&lt;Greec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Beatrice_of_England&gt;/&lt;isCitizenOf&gt;/&lt;Eng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Curzon,_1st_Marquess_Curzon_of_Kedleston&gt;/&lt;isCitizenOf&gt;/&lt;Eng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nne_Hathaway_(Shakespeare)&gt;/&lt;isCitizenOf&gt;/&lt;Eng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ulius_Leopold_Pagel&gt;/&lt;isCitizenOf&gt;/&lt;German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ntonio_Ascari&gt;/&lt;isCitizenOf&gt;/&lt;Ital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Lettice_Knollys&gt;/&lt;isCitizenOf&gt;/&lt;Eng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II_of_England&gt;/&lt;isCitizenOf&gt;/&lt;Eng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Colin_Vaughan&gt;/&lt;isCitizenOf&gt;/&lt;Canad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aurice_Roche,_4th_Baron_Fermoy&gt;/&lt;isCitizenOf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Brenda_Maddox&gt;/&lt;isCitizenOf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ditya_Vikram_Birla&gt;/&lt;isCitizenOf&gt;/&lt;Ind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lara_Hitler&gt;/&lt;isCitizenOf&gt;/&lt;German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nton_Philips&gt;/&lt;isCitizenOf&gt;/&lt;Netherland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Otto_Frank&gt;/&lt;isCitizenOf&gt;/&lt;German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Otto_Frank&gt;/&lt;isCitizenOf&gt;/&lt;Weimar_Republic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an_Christian_Heuch,_Sr.&gt;/&lt;isCitizenOf&gt;/&lt;Norwa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ajiv_Gandhi&gt;/&lt;isCitizenOf&gt;/&lt;India&gt;</text:p>
          </table:table-cell>
          <table:table-cell table:number-columns-repeated="29"/>
        </table:table-row>
        <table:table-row table:style-name="ro1">
          <table:table-cell office:value-type="string">
            <text:p>?s19 <text:s/>&lt;dealsWith&gt; <text:s/>?o56 <text:s/>?o56 <text:s/>&lt;exports&gt; <text:s/>?o19 <text:s text:c="2"/>=&gt; ?s19 <text:s/>&lt;exports&gt; <text:s/>?o19 <text:s/>Support: 8.244043678442325E-5 Confidence: 0.3173076923076923 Improved confidence: 0.3173076923076923 Head coverage: 0.2 Predictiveness: 0.0 Improved Predictiveness: 0.0 Std. Improved Predictiveness: 0.0 Cardinality: 33 Counting on variable: ?o19 Body size: 104</text:p>
          </table:table-cell>
          <table:table-cell table:number-columns-repeated="30"/>
        </table:table-row>
        <table:table-row table:style-name="ro1">
          <table:table-cell office:value-type="string">
            <text:p>?s9 <text:s/>&lt;hasChild&gt; <text:s/>?o79 <text:s/>?o79 <text:s/>&lt;livesIn&gt; <text:s/>?o9 <text:s text:c="2"/>=&gt; ?s9 <text:s/>&lt;livesIn&gt; <text:s/>?o9 <text:s/>Support: 2.0198669864435033E-4 Confidence: 0.3114754098360656 Improved confidence: 0.7916666666666666 Head coverage: 0.00869167429094236 Predictiveness: 0.6065573770491803 Improved Predictiveness: 0.4801912568306011 Std. Improved Predictiveness: 0.18892770760548241 Cardinality: 95 Counting on variable: ?s9 Body size: 305</text:p>
          </table:table-cell>
          <table:table-cell table:number-columns-repeated="30"/>
        </table:table-row>
        <table:table-row table:style-name="ro1">
          <table:table-cell office:value-type="string">
            <text:p>?</text:p>
          </table:table-cell>
          <table:table-cell office:value-type="string">
            <text:p>&lt;Barack_Obama,_Sr.&gt;/&lt;livesIn&gt;/&lt;Chicago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aint_Silvia&gt;/&lt;livesIn&gt;/&lt;Rom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Bobbi_DePorter&gt;/&lt;livesIn&gt;/&lt;Chicago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W._Conn&gt;/&lt;livesIn&gt;/&lt;Cleveland,_Tennesse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ess_Taylor&gt;/&lt;livesIn&gt;/&lt;Hollywoo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onstantinos_Mitsotakis&gt;/&lt;livesIn&gt;/&lt;Greec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usan_Barlow&gt;/&lt;livesIn&gt;/&lt;Portsmouth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Harley_Orrin_Staggers&gt;/&lt;livesIn&gt;/&lt;Keyser,_West_Virgin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urray_Dryden&gt;/&lt;livesIn&gt;/&lt;Toronto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urray_Dryden&gt;/&lt;livesIn&gt;/&lt;Ontario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oodrow_Wyatt&gt;/&lt;livesIn&gt;/&lt;St_John's_Woo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ine_Koch&gt;/&lt;livesIn&gt;/&lt;Italy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Todd_Manning&gt;/&lt;livesIn&gt;/&lt;Llanview,_Pennsylvania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Charlie_Banks_(One_Life_to_Live)&gt;/&lt;livesIn&gt;/&lt;London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Charlie_Banks_(One_Life_to_Live)&gt;/&lt;livesIn&gt;/&lt;Llanview,_Pennsylvania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Charlie_Banks_(One_Life_to_Live)&gt;/&lt;livesIn&gt;/&lt;Eng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al_Ampatuan,_Sr.&gt;/&lt;livesIn&gt;/&lt;Ermita,_Manil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al_Ampatuan,_Sr.&gt;/&lt;livesIn&gt;/&lt;Philippines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Jim_Ryun&gt;/&lt;livesIn&gt;/&lt;Purcellville,_Virgin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Morrow_Godfrey&gt;/&lt;livesIn&gt;/&lt;Ottaw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lan_K._Simpson&gt;/&lt;livesIn&gt;/&lt;Cody,_Wyoming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argent_Shriver&gt;/&lt;livesIn&gt;/&lt;Californ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ete_Seeger&gt;/&lt;livesIn&gt;/&lt;Tiverton,_Rhode_Is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Lord_Randolph_Churchill&gt;/&lt;livesIn&gt;/&lt;10_Downing_Street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Parke_Custis&gt;/&lt;livesIn&gt;/&lt;Woodlawn_(plantation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J._Daley&gt;/&lt;livesIn&gt;/&lt;Chicago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Grylls&gt;/&lt;livesIn&gt;/&lt;North_Wale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va_Lowle_Willing&gt;/&lt;livesIn&gt;/&lt;New_York_City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John_von_Neumann&gt;/&lt;livesIn&gt;/&lt;Michigan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Malcolm_Winters&gt;/&lt;livesIn&gt;/&lt;Genoa_City_(fictional_city)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Shawn_Brady&gt;/&lt;livesIn&gt;/&lt;Salem_(Days_of_our_Lives)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Shawn_Brady&gt;/&lt;livesIn&gt;/&lt;Washington,_D.C.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Shawn_Brady&gt;/&lt;livesIn&gt;/&lt;US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helan_Beale&gt;/&lt;livesIn&gt;/&lt;New_York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Theroux&gt;/&lt;livesIn&gt;/&lt;Londo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Briers&gt;/&lt;livesIn&gt;/&lt;Londo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Briers&gt;/&lt;livesIn&gt;/&lt;Eng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illed_in_action&gt;/&lt;livesIn&gt;/&lt;Ankar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illed_in_action&gt;/&lt;livesIn&gt;/&lt;Eng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ddie_Horton&gt;/&lt;livesIn&gt;/&lt;Salem_(Days_of_our_Lives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Eve_Pollard&gt;/&lt;livesIn&gt;/&lt;Londo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Dylan_Timmins&gt;/&lt;livesIn&gt;/&lt;Port_Douglas,_Queens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Spencer,_8th_Earl_Spencer&gt;/&lt;livesIn&gt;/&lt;Northamptonshir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Jacob_Astor_IV&gt;/&lt;livesIn&gt;/&lt;New_York_Cit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Hayward&gt;/&lt;livesIn&gt;/&lt;Pine_Valley,_Pennsylvan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nn_Dunham&gt;/&lt;livesIn&gt;/&lt;White_House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Pierre_Samuel_du_Pont_de_Nemours&gt;/&lt;livesIn&gt;/&lt;Delaware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Pierre_Samuel_du_Pont_de_Nemours&gt;/&lt;livesIn&gt;/&lt;Greenville,_Delawar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ike_Baldwin_(Coronation_Street)&gt;/&lt;livesIn&gt;/&lt;Doncaster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Gertrude_Vanderbilt_Whitney&gt;/&lt;livesIn&gt;/&lt;Old_Westbury,_New_York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k_Webber&gt;/&lt;livesIn&gt;/&lt;Franc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D._Rockefeller,_Jr.&gt;/&lt;livesIn&gt;/&lt;New_York_Cit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D._Rockefeller,_Jr.&gt;/&lt;livesIn&gt;/&lt;New_York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lice_of_Saluzzo,_Countess_of_Arundel&gt;/&lt;livesIn&gt;/&lt;Arundel_Castl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yler_MacDuff&gt;/&lt;livesIn&gt;/&lt;Reno,_Nevad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yler_MacDuff&gt;/&lt;livesIn&gt;/&lt;Nevad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yler_MacDuff&gt;/&lt;livesIn&gt;/&lt;Washoe_County,_Nevad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ose_Miguel_Arroyo&gt;/&lt;livesIn&gt;/&lt;Quezon_Cit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_Olin&gt;/&lt;livesIn&gt;/&lt;Los_Angele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Edmund_Dudley&gt;/&lt;livesIn&gt;/&lt;Syon_Hous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Edmund_Dudley&gt;/&lt;livesIn&gt;/&lt;West_Midlands_(county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Edmund_Dudley&gt;/&lt;livesIn&gt;/&lt;Warwickshir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Hosie_Miller&gt;/&lt;livesIn&gt;/&lt;Albany,_Georg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Andreasen&gt;/&lt;livesIn&gt;/&lt;Manhatta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.O._Patterson,_Sr.&gt;/&lt;livesIn&gt;/&lt;Tennesse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acobo_Fitz-James_Stuart,_17th_Duke_of_Alba&gt;/&lt;livesIn&gt;/&lt;Sevill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de_Beauchamp,_9th_Earl_of_Warwick&gt;/&lt;livesIn&gt;/&lt;Warwick_Castl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Hermann_Einstein&gt;/&lt;livesIn&gt;/&lt;Ital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Hermann_Einstein&gt;/&lt;livesIn&gt;/&lt;Switzer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Hermann_Einstein&gt;/&lt;livesIn&gt;/&lt;German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Elsie_Tanner&gt;/&lt;livesIn&gt;/&lt;Bristol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Washington&gt;/&lt;livesIn&gt;/&lt;Virgin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usan_Stewart_(As_the_World_Turns)&gt;/&lt;livesIn&gt;/&lt;Illinoi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usan_Stewart_(As_the_World_Turns)&gt;/&lt;livesIn&gt;/&lt;Oakdale_(As_the_World_Turns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rv_Robbins&gt;/&lt;livesIn&gt;/&lt;Santa_Cruz,_Californ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Eve_Russell&gt;/&lt;livesIn&gt;/&lt;Louisian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Eve_Russell&gt;/&lt;livesIn&gt;/&lt;New_Orlean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Edith_Ewing_Bouvier_Beale&gt;/&lt;livesIn&gt;/&lt;Glen_Cove,_New_York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Edith_Ewing_Bouvier_Beale&gt;/&lt;livesIn&gt;/&lt;New_York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Pelosi&gt;/&lt;livesIn&gt;/&lt;San_Francisco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Pelosi&gt;/&lt;livesIn&gt;/&lt;Californ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k_Fisher&gt;/&lt;livesIn&gt;/&lt;Eng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Viola_Grosvenor,_Duchess_of_Westminster&gt;/&lt;livesIn&gt;/&lt;Eaton_Hall,_Cheshir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Benjamin_Guinness&gt;/&lt;livesIn&gt;/&lt;Putne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ames_Evans,_Sr.&gt;/&lt;livesIn&gt;/&lt;US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Clint_Buchanan&gt;/&lt;livesIn&gt;/&lt;Llanview,_Pennsylvan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ike_Ilitch&gt;/&lt;livesIn&gt;/&lt;Michiga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homas_Nordegren&gt;/&lt;livesIn&gt;/&lt;Windermere,_Florid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Eleanor_Calvert&gt;/&lt;livesIn&gt;/&lt;Woodlawn_(plantation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Eleanor_Calvert&gt;/&lt;livesIn&gt;/&lt;Virgin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ony_Belcourt&gt;/&lt;livesIn&gt;/&lt;Ontario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atja_Brandner&gt;/&lt;livesIn&gt;/&lt;Cologne&gt;</text:p>
          </table:table-cell>
          <table:table-cell table:number-columns-repeated="29"/>
        </table:table-row>
        <table:table-row table:style-name="ro1">
          <table:table-cell office:value-type="string">
            <text:p>~</text:p>
          </table:table-cell>
          <table:table-cell office:value-type="string">
            <text:p>&lt;Joe_Martin_(All_My_Children)&gt;/&lt;livesIn&gt;/&lt;Pine_Valley,_Pennsylvan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Florida_Evans&gt;/&lt;livesIn&gt;/&lt;US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Nao_Takasugi&gt;/&lt;livesIn&gt;/&lt;Rancho_Palos_Verdes,_Californ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eter_I._Borst&gt;/&lt;livesIn&gt;/&lt;Luray,_Virgin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Lloyd_Hustvedt&gt;/&lt;livesIn&gt;/&lt;New_York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H._W._Bush&gt;/&lt;livesIn&gt;/&lt;Dalla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H._W._Bush&gt;/&lt;livesIn&gt;/&lt;Crawford,_Texa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Lady_Randolph_Churchill&gt;/&lt;livesIn&gt;/&lt;10_Downing_Street&gt;</text:p>
          </table:table-cell>
          <table:table-cell table:number-columns-repeated="29"/>
        </table:table-row>
        <table:table-row table:style-name="ro1">
          <table:table-cell office:value-type="string">
            <text:p>?s29 <text:s/>&lt;isMarriedTo&gt; <text:s/>?o91 <text:s/>?o91 <text:s/>&lt;isCitizenOf&gt; <text:s/>?o29 <text:s text:c="2"/>=&gt; ?s29 <text:s/>&lt;isCitizenOf&gt; <text:s/>?o29 <text:s/>Support: 1.1056114031059176E-4 Confidence: 0.30409356725146197 Improved confidence: 0.8387096774193549 Head coverage: 0.0035689773507206588 Predictiveness: 0.6374269005847953 Improved Predictiveness: 0.5346161101678929 Std. Improved Predictiveness: 0.19383742006087343 Cardinality: 52 Counting on variable: ?s29 Body size: 171</text:p>
          </table:table-cell>
          <table:table-cell table:number-columns-repeated="30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ia_von_Trapp&gt;/&lt;isCitizenOf&gt;/&lt;Austr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Ferdinand_Marcos&gt;/&lt;isCitizenOf&gt;/&lt;Philippines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Vilma_Santos&gt;/&lt;isCitizenOf&gt;/&lt;Philippine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Nicolas_Sarkozy&gt;/&lt;isCitizenOf&gt;/&lt;Franc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Bridget_Prentice&gt;/&lt;isCitizenOf&gt;/&lt;Scot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amantha_Cameron&gt;/&lt;isCitizenOf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Oswald_Mosley&gt;/&lt;isCitizenOf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Oswald_Mosley&gt;/&lt;isCitizenOf&gt;/&lt;Eng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Zac_Goldsmith&gt;/&lt;isCitizenOf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Danny_Goffey&gt;/&lt;isCitizenOf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ZÃ©naÃ¯de_Laetitia_Julie_Bonaparte&gt;/&lt;isCitizenOf&gt;/&lt;Franc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ane_Asher&gt;/&lt;isCitizenOf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Harriet_Harman&gt;/&lt;isCitizenOf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ileva_Mari&gt;/&lt;isCitizenOf&gt;/&lt;Kingdom_of_WÃ¼rttemberg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teve_Carson&gt;/&lt;isCitizenOf&gt;/&lt;Republic_of_Ire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Nigella_Lawson&gt;/&lt;isCitizenOf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Diane_Dodds&gt;/&lt;isCitizenOf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Lani_Mercado&gt;/&lt;isCitizenOf&gt;/&lt;Philippine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Niles_Crane&gt;/&lt;isCitizenOf&gt;/&lt;Eng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Bruce_Byron&gt;/&lt;isCitizenOf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aura_Derrane&gt;/&lt;isCitizenOf&gt;/&lt;Republic_of_Ire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nerood_Jugnauth&gt;/&lt;isCitizenOf&gt;/&lt;Mauritiu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aichi_Yamazaki&gt;/&lt;isCitizenOf&gt;/&lt;Japa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Dylan_Thomas&gt;/&lt;isCitizenOf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Gina_de_Venecia&gt;/&lt;isCitizenOf&gt;/&lt;Philippine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acqueline_Beer&gt;/&lt;isCitizenOf&gt;/&lt;Norwa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etyana_Kardynalovska&gt;/&lt;isCitizenOf&gt;/&lt;Ukrain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Dimpy_Mahajan&gt;/&lt;isCitizenOf&gt;/&lt;Ind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Birgit_Tengroth&gt;/&lt;isCitizenOf&gt;/&lt;Denmark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Lady_Dorothy_Macmillan&gt;/&lt;isCitizenOf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olina_Zhemchuzhina&gt;/&lt;isCitizenOf&gt;/&lt;Soviet_Unio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yam_Babangida&gt;/&lt;isCitizenOf&gt;/&lt;Niger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irjana_Markovi&gt;/&lt;isCitizenOf&gt;/&lt;Serb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residency_of_Corazon_Aquino&gt;/&lt;isCitizenOf&gt;/&lt;Philippines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Ranil_Wickremasinghe&gt;/&lt;isCitizenOf&gt;/&lt;Sri_Lank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Helle_Virkner&gt;/&lt;isCitizenOf&gt;/&lt;Denmark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ory_Cellan-Jones&gt;/&lt;isCitizenOf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Werner_Herzog&gt;/&lt;isCitizenOf&gt;/&lt;Russ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andra_Roelofs&gt;/&lt;isCitizenOf&gt;/&lt;Georgia_(country)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Olivia_Chow&gt;/&lt;isCitizenOf&gt;/&lt;Canad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halifa_bin_Zayed_Al_Nahyan&gt;/&lt;isCitizenOf&gt;/&lt;United_Arab_Emirate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nny_Ondra&gt;/&lt;isCitizenOf&gt;/&lt;Germany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Denise_Eisenberg_Rich&gt;/&lt;isCitizenOf&gt;/&lt;Spai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y_Ann_Gilbert&gt;/&lt;isCitizenOf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Esther_CaÃ±adas&gt;/&lt;isCitizenOf&gt;/&lt;Spai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Xanana_GusmÃ£o&gt;/&lt;isCitizenOf&gt;/&lt;East_Timor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ir_Cosmo_Duff-Gordon,_5th_Baronet&gt;/&lt;isCitizenOf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Jomo_Kenyatta&gt;/&lt;isCitizenOf&gt;/&lt;Keny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Hans-Wilhelm_Koepcke&gt;/&lt;isCitizenOf&gt;/&lt;German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Clare_Mountbatten,_Marchioness_of_Milford_Haven&gt;/&lt;isCitizenOf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Fanny_Holland&gt;/&lt;isCitizenOf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hohreh_Aghdashloo&gt;/&lt;isCitizenOf&gt;/&lt;Ira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amela_Stephenson&gt;/&lt;isCitizenOf&gt;/&lt;Scot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llan_McKeown&gt;/&lt;isCitizenOf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ini_Mathur&gt;/&lt;isCitizenOf&gt;/&lt;Ind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omÃ¡s_Guardia_GutiÃ©rrez&gt;/&lt;isCitizenOf&gt;/&lt;Costa_Ric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bby_Lockhart&gt;/&lt;isCitizenOf&gt;/&lt;Croat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un_Yat-sen&gt;/&lt;isCitizenOf&gt;/&lt;People's_Republic_of_Chin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driana_Lima&gt;/&lt;isCitizenOf&gt;/&lt;Serb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Bernhard_FÃ¶rster&gt;/&lt;isCitizenOf&gt;/&lt;German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Carmen_MondragÃ³n&gt;/&lt;isCitizenOf&gt;/&lt;Mexico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ishore_Kumar&gt;/&lt;isCitizenOf&gt;/&lt;Ind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Caroline_Quentin&gt;/&lt;isCitizenOf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Corazon_Aquino&gt;/&lt;isCitizenOf&gt;/&lt;Philippines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Lloyd_Johnston&gt;/&lt;isCitizenOf&gt;/&lt;Canad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ga_Barbu&gt;/&lt;isCitizenOf&gt;/&lt;Roman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Ã«lle_Jean&gt;/&lt;isCitizenOf&gt;/&lt;Canad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Kostas_Karamanlis&gt;/&lt;isCitizenOf&gt;/&lt;Greec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an_Hislop&gt;/&lt;isCitizenOf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rea_Aranda&gt;/&lt;isCitizenOf&gt;/&lt;Chil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ukesh_Ambani&gt;/&lt;isCitizenOf&gt;/&lt;Ind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iet_Smet&gt;/&lt;isCitizenOf&gt;/&lt;Belgiu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ehmina_Durrani&gt;/&lt;isCitizenOf&gt;/&lt;Pakista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habana_Azmi&gt;/&lt;isCitizenOf&gt;/&lt;Ind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Christine_Hamilton&gt;/&lt;isCitizenOf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Barbara_Amiel&gt;/&lt;isCitizenOf&gt;/&lt;Canad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Gia_Milinovich&gt;/&lt;isCitizenOf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Bamir_Topi&gt;/&lt;isCitizenOf&gt;/&lt;Alban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garet_Weis&gt;/&lt;isCitizenOf&gt;/&lt;Canad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Dr._Evil&gt;/&lt;isCitizenOf&gt;/&lt;Germany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afia_Siddiqui&gt;/&lt;isCitizenOf&gt;/&lt;Pakista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Bilquis_Edhi&gt;/&lt;isCitizenOf&gt;/&lt;Pakista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HernÃ¡n_LarraÃ­n&gt;/&lt;isCitizenOf&gt;/&lt;Chil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nne_Neville,_16th_Countess_of_Warwick&gt;/&lt;isCitizenOf&gt;/&lt;Eng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Gill&gt;/&lt;isCitizenOf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Elsa_Einstein&gt;/&lt;isCitizenOf&gt;/&lt;Kingdom_of_WÃ¼rttemberg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afael_Mercado_Aced&gt;/&lt;isCitizenOf&gt;/&lt;Chil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Tseng_Wen-hui&gt;/&lt;isCitizenOf&gt;/&lt;Republic_of_Chin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Jenkin&gt;/&lt;isCitizenOf&gt;/&lt;Bulgar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Ilham_Aliyev&gt;/&lt;isCitizenOf&gt;/&lt;Azerbaija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Malek_Maktabi&gt;/&lt;isCitizenOf&gt;/&lt;Lebanon&gt;</text:p>
          </table:table-cell>
          <table:table-cell table:number-columns-repeated="29"/>
        </table:table-row>
        <table:table-row table:style-name="ro1">
          <table:table-cell office:value-type="string">
            <text:p>Y</text:p>
          </table:table-cell>
          <table:table-cell office:value-type="string">
            <text:p>&lt;Sudarshani_Fernandopulle&gt;/&lt;isCitizenOf&gt;/&lt;Sri_Lank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my_Robsart&gt;/&lt;isCitizenOf&gt;/&lt;England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Laura_Ashley&gt;/&lt;isCitizenOf&gt;/&lt;United_Kingdom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Adrienne_Clarkson&gt;/&lt;isCitizenOf&gt;/&lt;Canad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Pernilla_August&gt;/&lt;isCitizenOf&gt;/&lt;Sweden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ukarno&gt;/&lt;isCitizenOf&gt;/&lt;Indonesia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Siti_Hartinah&gt;/&lt;isCitizenOf&gt;/&lt;Indonesia&gt;</text:p>
          </table:table-cell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string">
            <text:p>&lt;Yevgenia_Bosch&gt;/&lt;isCitizenOf&gt;/&lt;Ukraine&gt;</text:p>
          </table:table-cell>
          <table:table-cell table:number-columns-repeated="29"/>
        </table:table-row>
        <table:table-row table:style-name="ro1">
          <table:table-cell office:value-type="string">
            <text:p>?</text:p>
          </table:table-cell>
          <table:table-cell office:value-type="string">
            <text:p>&lt;Olga_Knipper&gt;/&lt;isCitizenOf&gt;/&lt;Russia&gt;</text:p>
          </table:table-cell>
          <table:table-cell table:number-columns-repeated="29"/>
        </table:table-row>
        <table:table-row table:style-name="ro1">
          <table:table-cell office:value-type="string">
            <text:p>?o9 <text:s/>&lt;hasCapital&gt; <text:s/>?o79 <text:s/>?s9 <text:s/>&lt;livesIn&gt; <text:s/>?o79 <text:s text:c="2"/>=&gt; ?s9 <text:s/>&lt;livesIn&gt; <text:s/>?o9 <text:s/>Support: 0.0013947713085336192 Confidence: 0.3037037037037037 Improved confidence: 0.3037037037037037 Head coverage: 0.06001829826166514 Predictiveness: 0.0 Improved Predictiveness: 0.0 Std. Improved Predictiveness: 0.0 Cardinality: 656 Counting on variable: ?s9 Body size: 2160</text:p>
          </table:table-cell>
          <table:table-cell table:number-columns-repeated="30"/>
        </table:table-row>
      </table:table>
      <table:table table:name="summary" table:style-name="ta1" table:print="false">
        <table:table-column table:style-name="co2" table:default-cell-style-name="ce6"/>
        <table:table-column table:style-name="co3" table:default-cell-style-name="ce7"/>
        <table:table-column table:style-name="co1" table:default-cell-style-name="ce7"/>
        <table:table-column table:style-name="co4" table:default-cell-style-name="ce7"/>
        <table:table-column table:style-name="co1" table:default-cell-style-name="ce9"/>
        <table:table-column table:style-name="co1" table:default-cell-style-name="Default"/>
        <table:table-row table:style-name="ro1">
          <table:table-cell table:style-name="ce4" office:value-type="string" table:number-columns-spanned="5" table:number-rows-spanned="1">
            <text:p>Top k rules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table-cell/>
        </table:table-row>
        <table:table-row table:style-name="ro1">
          <table:table-cell table:style-name="ce5" office:value-type="string">
            <text:p>k</text:p>
          </table:table-cell>
          <table:table-cell table:style-name="ce5" office:value-type="string">
            <text:p>Predictions</text:p>
          </table:table-cell>
          <table:table-cell table:style-name="ce5" office:value-type="string">
            <text:p>Hits</text:p>
          </table:table-cell>
          <table:table-cell table:style-name="ce5" office:value-type="string">
            <text:p>Misses</text:p>
          </table:table-cell>
          <table:table-cell table:style-name="ce5" office:value-type="string">
            <text:p>Precision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COUNTA([raw_data.A5:.A12])" office:value-type="float" office:value="8">
            <text:p>8</text:p>
          </table:table-cell>
          <table:table-cell table:formula="of:=COUNTIF([raw_data.A5:.A12]; &quot;Y&quot;)" office:value-type="float" office:value="8">
            <text:p>8</text:p>
          </table:table-cell>
          <table:table-cell table:formula="of:=[.B3]-[.C3]" office:value-type="float" office:value="0">
            <text:p>0</text:p>
          </table:table-cell>
          <table:table-cell table:formula="of:=[.C3]/[.B3]" office:value-type="percentage" office:value="1">
            <text:p>100.00%</text:p>
          </table:table-cell>
          <table:table-cell>
            <draw:frame table:end-cell-address="summary.M22" table:end-x="0.6504in" table:end-y="0.0839in" draw:z-index="0" draw:style-name="gr1" svg:width="6.4165in" svg:height="3.428in" svg:x="0.4567in" svg:y="0.0917in">
              <draw:object draw:notify-on-update-of-ranges="summary.B2:summary.B2 summary.B3:summary.B22 summary.E2:summary.E2 summary.E3:summary.E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3]+COUNTA([raw_data.A14:.A57])" office:value-type="float" office:value="52">
            <text:p>52</text:p>
          </table:table-cell>
          <table:table-cell table:formula="of:=[.C3]+COUNTIF([raw_data.A14:.A57]; &quot;Y&quot;)" office:value-type="float" office:value="19">
            <text:p>19</text:p>
          </table:table-cell>
          <table:table-cell table:formula="of:=[.B4]-[.C4]" office:value-type="float" office:value="33">
            <text:p>33</text:p>
          </table:table-cell>
          <table:table-cell table:formula="of:=[.C4]/[.B4]" office:value-type="percentage" office:value="0.365384615384615">
            <text:p>36.54%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4]+COUNTA([raw_data.A61:.A135])" office:value-type="float" office:value="127">
            <text:p>127</text:p>
          </table:table-cell>
          <table:table-cell table:formula="of:=[.C4]+COUNTIF([raw_data.A61:.A135]; &quot;Y&quot;)" office:value-type="float" office:value="85">
            <text:p>85</text:p>
          </table:table-cell>
          <table:table-cell table:formula="of:=[.B5]-[.C5]" office:value-type="float" office:value="42">
            <text:p>42</text:p>
          </table:table-cell>
          <table:table-cell table:formula="of:=[.C5]/[.B5]" office:value-type="percentage" office:value="0.669291338582677">
            <text:p>66.93%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[.B5]+COUNTA([raw_data.A137:.A187])" office:value-type="float" office:value="178">
            <text:p>178</text:p>
          </table:table-cell>
          <table:table-cell table:formula="of:=[.C5]+COUNTIF([raw_data.A137:.A187]; &quot;Y&quot;)" office:value-type="float" office:value="126">
            <text:p>126</text:p>
          </table:table-cell>
          <table:table-cell table:formula="of:=[.B6]-[.C6]" office:value-type="float" office:value="52">
            <text:p>52</text:p>
          </table:table-cell>
          <table:table-cell table:formula="of:=[.C6]/[.B6]" office:value-type="percentage" office:value="0.707865168539326">
            <text:p>70.79%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table:formula="of:=COUNTA([raw_data.A189:.A288])+[.B6]" office:value-type="float" office:value="278">
            <text:p>278</text:p>
          </table:table-cell>
          <table:table-cell table:formula="of:=COUNTIF([raw_data.A189:.A288]; &quot;Y&quot;)+[.C6]" office:value-type="float" office:value="181">
            <text:p>181</text:p>
          </table:table-cell>
          <table:table-cell table:formula="of:=[.B7]-[.C7]" office:value-type="float" office:value="97">
            <text:p>97</text:p>
          </table:table-cell>
          <table:table-cell table:formula="of:=[.C7]/[.B7]" office:value-type="percentage" office:value="0.651079136690647">
            <text:p>65.11%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COUNTA([raw_data.A290:.A298])+[.B7]" office:value-type="float" office:value="287">
            <text:p>287</text:p>
          </table:table-cell>
          <table:table-cell table:formula="of:=COUNTIF([raw_data.A290:.A298]; &quot;Y&quot;)+[.C7]" office:value-type="float" office:value="181">
            <text:p>181</text:p>
          </table:table-cell>
          <table:table-cell table:formula="of:=[.B8]-[.C8]" office:value-type="float" office:value="106">
            <text:p>106</text:p>
          </table:table-cell>
          <table:table-cell table:formula="of:=[.C8]/[.B8]" office:value-type="percentage" office:value="0.630662020905923">
            <text:p>63.07%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COUNTA([raw_data.A300:.A399])+[.B8]" office:value-type="float" office:value="387">
            <text:p>387</text:p>
          </table:table-cell>
          <table:table-cell table:formula="of:=COUNTIF([raw_data.A300:.A399]; &quot;Y&quot;)+[.C8]" office:value-type="float" office:value="281">
            <text:p>281</text:p>
          </table:table-cell>
          <table:table-cell table:formula="of:=[.B9]-[.C9]" office:value-type="float" office:value="106">
            <text:p>106</text:p>
          </table:table-cell>
          <table:table-cell table:formula="of:=[.C9]/[.B9]" office:value-type="percentage" office:value="0.72609819121447">
            <text:p>72.61%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8" table:formula="of:=[.B9]+COUNTA([raw_data.A401:.A500])" office:value-type="float" office:value="487">
            <text:p>487</text:p>
          </table:table-cell>
          <table:table-cell table:style-name="ce8" table:formula="of:=[.C9]+COUNTIF([raw_data.A401:.A500]; &quot;Y&quot;)" office:value-type="float" office:value="292">
            <text:p>292</text:p>
          </table:table-cell>
          <table:table-cell table:formula="of:=[.B10]-[.C10]" office:value-type="float" office:value="195">
            <text:p>195</text:p>
          </table:table-cell>
          <table:table-cell table:formula="of:=[.C10]/[.B10]" office:value-type="percentage" office:value="0.59958932238193">
            <text:p>59.96%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[.B10]+COUNTA([raw_data.A502:.A601])" office:value-type="float" office:value="587">
            <text:p>587</text:p>
          </table:table-cell>
          <table:table-cell table:formula="of:=[.C10]+COUNTIF([raw_data.A502:.A601]; &quot;Y&quot;)" office:value-type="float" office:value="309">
            <text:p>309</text:p>
          </table:table-cell>
          <table:table-cell table:formula="of:=[.B11]-[.C11]" office:value-type="float" office:value="278">
            <text:p>278</text:p>
          </table:table-cell>
          <table:table-cell table:formula="of:=[.C11]/[.B11]" office:value-type="percentage" office:value="0.526405451448041">
            <text:p>52.64%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[.B11]+COUNTA([raw_data.A603:.A702])" office:value-type="float" office:value="687">
            <text:p>687</text:p>
          </table:table-cell>
          <table:table-cell table:formula="of:=[.C11]+COUNTIF([raw_data.A603:.A702]; &quot;Y&quot;)" office:value-type="float" office:value="314">
            <text:p>314</text:p>
          </table:table-cell>
          <table:table-cell table:formula="of:=[.B12]-[.C12]" office:value-type="float" office:value="373">
            <text:p>373</text:p>
          </table:table-cell>
          <table:table-cell table:formula="of:=[.C12]/[.B12]" office:value-type="percentage" office:value="0.457059679767103">
            <text:p>45.71%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[.B12]+COUNTA([raw_data.A704:.A781])" office:value-type="float" office:value="765">
            <text:p>765</text:p>
          </table:table-cell>
          <table:table-cell table:formula="of:=[.C12]+COUNTIF([raw_data.A704:.A781]; &quot;Y&quot;)" office:value-type="float" office:value="321">
            <text:p>321</text:p>
          </table:table-cell>
          <table:table-cell table:formula="of:=[.B13]-[.C13]" office:value-type="float" office:value="444">
            <text:p>444</text:p>
          </table:table-cell>
          <table:table-cell table:formula="of:=[.C13]/[.B13]" office:value-type="percentage" office:value="0.419607843137255">
            <text:p>41.96%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[.B13]+COUNTA([raw_data.A783:.A882])" office:value-type="float" office:value="865">
            <text:p>865</text:p>
          </table:table-cell>
          <table:table-cell table:formula="of:=[.C13]+COUNTIF([raw_data.A783:.A882]; &quot;Y&quot;)" office:value-type="float" office:value="332">
            <text:p>332</text:p>
          </table:table-cell>
          <table:table-cell table:formula="of:=[.B14]-[.C14]" office:value-type="float" office:value="533">
            <text:p>533</text:p>
          </table:table-cell>
          <table:table-cell table:formula="of:=[.C14]/[.B14]" office:value-type="percentage" office:value="0.383815028901734">
            <text:p>38.38%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[.B14]+COUNTA([raw_data.A884:.A983])" office:value-type="float" office:value="965">
            <text:p>965</text:p>
          </table:table-cell>
          <table:table-cell table:formula="of:=[.C14]+COUNTIF([raw_data.A884:.A983]; &quot;Y&quot;)" office:value-type="float" office:value="337">
            <text:p>337</text:p>
          </table:table-cell>
          <table:table-cell table:formula="of:=[.B15]-[.C15]" office:value-type="float" office:value="628">
            <text:p>628</text:p>
          </table:table-cell>
          <table:table-cell table:formula="of:=[.C15]/[.B15]" office:value-type="percentage" office:value="0.349222797927461">
            <text:p>34.92%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COUNTA([raw_data.A985:.A996])+[.B15]" office:value-type="float" office:value="977">
            <text:p>977</text:p>
          </table:table-cell>
          <table:table-cell table:formula="of:=COUNTIF([raw_data.A985:.A996]; &quot;Y&quot;)+[.C15]" office:value-type="float" office:value="337">
            <text:p>337</text:p>
          </table:table-cell>
          <table:table-cell table:formula="of:=[.B16]-[.C16]" office:value-type="float" office:value="640">
            <text:p>640</text:p>
          </table:table-cell>
          <table:table-cell table:formula="of:=[.C16]/[.B16]" office:value-type="percentage" office:value="0.344933469805527">
            <text:p>34.49%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COUNTA([raw_data.A998:.A1062])+[.B16]" office:value-type="float" office:value="1042">
            <text:p>1042</text:p>
          </table:table-cell>
          <table:table-cell table:formula="of:=COUNTIF([raw_data.A998:.A1062]; &quot;Y&quot;)+[.C16]" office:value-type="float" office:value="338">
            <text:p>338</text:p>
          </table:table-cell>
          <table:table-cell table:formula="of:=[.B17]-[.C17]" office:value-type="float" office:value="704">
            <text:p>704</text:p>
          </table:table-cell>
          <table:table-cell table:formula="of:=[.C17]/[.B17]" office:value-type="percentage" office:value="0.324376199616123">
            <text:p>32.44%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COUNTA([raw_data.A1064:.A1087])+[.B17]" office:value-type="float" office:value="1066">
            <text:p>1066</text:p>
          </table:table-cell>
          <table:table-cell table:formula="of:=COUNTIF([raw_data.A1064:.A1087];&quot;Y&quot;)+[.C17]" office:value-type="float" office:value="338">
            <text:p>338</text:p>
          </table:table-cell>
          <table:table-cell table:formula="of:=[.B18]-[.C18]" office:value-type="float" office:value="728">
            <text:p>728</text:p>
          </table:table-cell>
          <table:table-cell table:formula="of:=[.C18]/[.B18]" office:value-type="percentage" office:value="0.317073170731707">
            <text:p>31.71%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COUNTA([raw_data.A1089:.A1118])+[.B18]" office:value-type="float" office:value="1096">
            <text:p>1096</text:p>
          </table:table-cell>
          <table:table-cell table:formula="of:=COUNTIF([raw_data.A1089:.A1118]; &quot;Y&quot;) + [.C18]" office:value-type="float" office:value="344">
            <text:p>344</text:p>
          </table:table-cell>
          <table:table-cell table:formula="of:=[.B19]-[.C19]" office:value-type="float" office:value="752">
            <text:p>752</text:p>
          </table:table-cell>
          <table:table-cell table:formula="of:=[.C19]/[.B19]" office:value-type="percentage" office:value="0.313868613138686">
            <text:p>31.39%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COUNTA([raw_data.A1120:.A1219])+[.B19]" office:value-type="float" office:value="1196">
            <text:p>1196</text:p>
          </table:table-cell>
          <table:table-cell table:formula="of:=COUNTIF([raw_data.A1120:.A1219]; &quot;Y&quot;)+[.C19]" office:value-type="float" office:value="419">
            <text:p>419</text:p>
          </table:table-cell>
          <table:table-cell table:formula="of:=[.B20]-[.C20]" office:value-type="float" office:value="777">
            <text:p>777</text:p>
          </table:table-cell>
          <table:table-cell table:formula="of:=[.C20]/[.B20]" office:value-type="percentage" office:value="0.350334448160535">
            <text:p>35.03%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COUNTA([raw_data.A1221:.A1320])+[.B20]" office:value-type="float" office:value="1296">
            <text:p>1296</text:p>
          </table:table-cell>
          <table:table-cell table:formula="of:=COUNTIF([raw_data.A1221:.A1320]; &quot;Y&quot;)+[.C20]" office:value-type="float" office:value="423">
            <text:p>423</text:p>
          </table:table-cell>
          <table:table-cell table:formula="of:=[.B21]-[.C21]" office:value-type="float" office:value="873">
            <text:p>873</text:p>
          </table:table-cell>
          <table:table-cell table:formula="of:=[.C21]/[.B21]" office:value-type="percentage" office:value="0.326388888888889">
            <text:p>32.64%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style-name="ce6" table:formula="of:=[.B21]+COUNTA([raw_data.A1322:.A1421])" office:value-type="float" office:value="1396">
            <text:p>1396</text:p>
          </table:table-cell>
          <table:table-cell table:style-name="ce6" table:formula="of:=COUNTIF([raw_data.A1322:.A1421]; &quot;Y&quot;) + [.C21]" office:value-type="float" office:value="425">
            <text:p>425</text:p>
          </table:table-cell>
          <table:table-cell table:formula="of:=[.B22]-[.C22]" office:value-type="float" office:value="971">
            <text:p>971</text:p>
          </table:table-cell>
          <table:table-cell table:formula="of:=[.C22]/[.B22]" office:value-type="percentage" office:value="0.304441260744986">
            <text:p>30.44%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1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8P0" style:volatile="true">
      <number:currency-symbol/>
      <number:number number:decimal-places="0" number:min-integer-digits="1" number:grouping="true"/>
      <number:text> </number:text>
    </number:currency-style>
    <number:currency-style style:name="N118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18P0"/>
    </number:currency-style>
    <number:currency-style style:name="N119P0" style:volatile="true">
      <number:currency-symbol/>
      <number:number number:decimal-places="0" number:min-integer-digits="1" number:grouping="true"/>
      <number:text> </number:text>
    </number:currency-style>
    <number:currency-style style:name="N119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19P0"/>
    </number:currency-style>
    <number:currency-style style:name="N120P0" style:volatile="true">
      <number:currency-symbol/>
      <number:number number:decimal-places="2" number:min-integer-digits="1" number:grouping="true"/>
      <number:text> </number:text>
    </number:currency-style>
    <number:currency-style style:name="N120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20P0"/>
    </number:currency-style>
    <number:currency-style style:name="N121P0" style:volatile="true">
      <number:currency-symbol/>
      <number:number number:decimal-places="2" number:min-integer-digits="1" number:grouping="true"/>
      <number:text> </number:text>
    </number:currency-style>
    <number:currency-style style:name="N121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21P0"/>
    </number:currency-style>
    <number:number-style style:name="N122P0" style:volatile="true">
      <number:text> </number:text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number:text> </number:text>
      <number:currency-symbol/>
      <number:number number:decimal-places="0" number:min-integer-digits="1" number:grouping="true"/>
      <number:text> </number:text>
    </number:currency-style>
    <number:currency-style style:name="N123P1" style:volatile="true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123P2" style:volatile="true">
      <number:text> </number:text>
      <number:currency-symbol/>
      <number:text>-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P0" style:volatile="true">
      <number:text> </number:text>
      <number:currency-symbol/>
      <number:number number:decimal-places="2" number:min-integer-digits="1" number:grouping="true"/>
      <number:text> </number:text>
    </number:currency-style>
    <number:currency-style style:name="N125P1" style:volatile="true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125P2" style:volatile="true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number-style style:name="N130">
      <number:number number:decimal-places="9" number:min-integer-digits="1"/>
    </number:number-style>
    <number:number-style style:name="N131">
      <number:number number:decimal-places="8" number:min-integer-digits="1"/>
    </number:number-style>
    <number:number-style style:name="N132">
      <number:number number:decimal-places="7" number:min-integer-digits="1"/>
    </number:number-style>
    <number:number-style style:name="N133">
      <number:number number:decimal-places="6" number:min-integer-digits="1"/>
    </number:number-style>
    <number:number-style style:name="N134">
      <number:number number:decimal-places="5" number:min-integer-digits="1"/>
    </number:number-style>
    <number:number-style style:name="N135">
      <number:number number:decimal-places="4" number:min-integer-digits="1"/>
    </number:number-style>
    <number:number-style style:name="N136">
      <number:number number:decimal-places="3" number:min-integer-digits="1"/>
    </number:number-style>
    <number:number-style style:name="N137">
      <number:number number:decimal-places="1" number:min-integer-digits="1"/>
    </number:number-style>
    <number:number-style style:name="N138">
      <number:number number:decimal-places="10" number:min-integer-digits="1"/>
    </number:number-style>
    <number:number-style style:name="N139">
      <number:number number:decimal-places="11" number:min-integer-digits="1"/>
    </number:number-style>
    <number:number-style style:name="N140">
      <number:number number:decimal-places="12" number:min-integer-digits="1"/>
    </number:number-style>
    <number:number-style style:name="N141">
      <number:number number:decimal-places="13" number:min-integer-digits="1"/>
    </number:number-style>
    <number:number-style style:name="N142">
      <number:number number:decimal-places="14" number:min-integer-digits="1"/>
    </number:number-style>
    <number:number-style style:name="N143">
      <number:number number:decimal-places="15" number:min-integer-digits="1"/>
    </number:number-style>
    <number:number-style style:name="N144">
      <number:number number:decimal-places="16" number:min-integer-digits="1"/>
    </number:number-style>
    <number:number-style style:name="N145">
      <number:number number:decimal-places="17" number:min-integer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number:currency-style style:name="N15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2">11/22/2012</text:date>, <text:time>21:2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0H51M02S</meta:editing-duration>
    <meta:editing-cycles>49</meta:editing-cycles>
    <meta:generator>OpenOffice.org/3.2$Unix OpenOffice.org_project/320m19$Build-9505</meta:generator>
    <dc:date>2012-11-22T21:20:00</dc:date>
    <meta:document-statistic meta:table-count="2" meta:cell-count="5580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299cm" svg:height="8.708cm" xlink:href=".." chart:class="chart:scatter" chart:style-name="ch1">
        <chart:title svg:x="3.743cm" svg:y="0.175cm" chart:style-name="ch2">
          <text:p>Precision vs number of facts (head coverage)</text:p>
        </chart:title>
        <chart:legend chart:legend-position="end" svg:x="14.16cm" svg:y="4.072cm" chart:style-name="ch3"/>
        <chart:plot-area chart:style-name="ch4" table:cell-range-address="summary.B2:summary.B22 summary.E2:summary.E22" chart:data-source-has-labels="row" svg:x="0.449cm" svg:y="0.852cm" svg:width="13.387cm" svg:height="7.535cm">
          <chart:axis chart:dimension="x" chart:name="primary-x" chart:style-name="ch5">
            <chart:title svg:x="6.277cm" svg:y="7.989cm" chart:style-name="ch6">
              <text:p>Number of facts</text:p>
            </chart:title>
          </chart:axis>
          <chart:axis chart:dimension="y" chart:name="primary-y" chart:style-name="ch7">
            <chart:title svg:x="0.326cm" svg:y="5.021cm" chart:style-name="ch8">
              <text:p>Precision</text:p>
            </chart:title>
            <chart:grid chart:style-name="ch9" chart:class="major"/>
          </chart:axis>
          <chart:series chart:style-name="ch10" chart:values-cell-range-address="summary.E3:summary.E22" chart:label-cell-address="summary.E2:summary.E2" chart:class="chart:scatter">
            <chart:domain table:cell-range-address="summary.B3:summary.B22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summary.E2:summary.E2">Precis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 text:id="summary.B3:summary.B22">8</text:p>
              </table:table-cell>
              <table:table-cell office:value-type="float" office:value="1">
                <text:p text:id="summary.E3:summary.E22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">
                <text:p>52</text:p>
              </table:table-cell>
              <table:table-cell office:value-type="float" office:value="0.365384615384615">
                <text:p>0.3653846153846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7">
                <text:p>127</text:p>
              </table:table-cell>
              <table:table-cell office:value-type="float" office:value="0.669291338582677">
                <text:p>0.6692913385826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8">
                <text:p>178</text:p>
              </table:table-cell>
              <table:table-cell office:value-type="float" office:value="0.707865168539326">
                <text:p>0.7078651685393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8">
                <text:p>278</text:p>
              </table:table-cell>
              <table:table-cell office:value-type="float" office:value="0.651079136690647">
                <text:p>0.651079136690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7">
                <text:p>287</text:p>
              </table:table-cell>
              <table:table-cell office:value-type="float" office:value="0.630662020905923">
                <text:p>0.6306620209059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7">
                <text:p>387</text:p>
              </table:table-cell>
              <table:table-cell office:value-type="float" office:value="0.72609819121447">
                <text:p>0.726098191214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7">
                <text:p>487</text:p>
              </table:table-cell>
              <table:table-cell office:value-type="float" office:value="0.59958932238193">
                <text:p>0.599589322381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7">
                <text:p>587</text:p>
              </table:table-cell>
              <table:table-cell office:value-type="float" office:value="0.526405451448041">
                <text:p>0.5264054514480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7">
                <text:p>687</text:p>
              </table:table-cell>
              <table:table-cell office:value-type="float" office:value="0.457059679767103">
                <text:p>0.4570596797671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5">
                <text:p>765</text:p>
              </table:table-cell>
              <table:table-cell office:value-type="float" office:value="0.419607843137255">
                <text:p>0.4196078431372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65">
                <text:p>865</text:p>
              </table:table-cell>
              <table:table-cell office:value-type="float" office:value="0.383815028901734">
                <text:p>0.3838150289017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65">
                <text:p>965</text:p>
              </table:table-cell>
              <table:table-cell office:value-type="float" office:value="0.349222797927461">
                <text:p>0.3492227979274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7">
                <text:p>977</text:p>
              </table:table-cell>
              <table:table-cell office:value-type="float" office:value="0.344933469805527">
                <text:p>0.3449334698055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42">
                <text:p>1042</text:p>
              </table:table-cell>
              <table:table-cell office:value-type="float" office:value="0.324376199616123">
                <text:p>0.3243761996161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66">
                <text:p>1066</text:p>
              </table:table-cell>
              <table:table-cell office:value-type="float" office:value="0.317073170731707">
                <text:p>0.3170731707317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96">
                <text:p>1096</text:p>
              </table:table-cell>
              <table:table-cell office:value-type="float" office:value="0.313868613138686">
                <text:p>0.3138686131386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96">
                <text:p>1196</text:p>
              </table:table-cell>
              <table:table-cell office:value-type="float" office:value="0.350334448160535">
                <text:p>0.3503344481605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96">
                <text:p>1296</text:p>
              </table:table-cell>
              <table:table-cell office:value-type="float" office:value="0.326388888888889">
                <text:p>0.3263888888888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96">
                <text:p>1396</text:p>
              </table:table-cell>
              <table:table-cell office:value-type="float" office:value="0.304441260744986">
                <text:p>0.3044412607449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